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 à 20" table:style-name="ta1">
        <table:shapes>
          <draw:frame draw:z-index="0" draw:style-name="gr1" draw:text-style-name="P1" svg:width="598.74mm" svg:height="291.64mm" svg:x="13.68mm" svg:y="208.84mm">
            <loext:p draw:notify-on-update-of-ranges="'1 à 20'.B1:'1 à 20'.K1 '1 à 20'.A2:'1 à 20'.A2 '1 à 20'.B2:'1 à 20'.K2 '1 à 20'.A3:'1 à 20'.A3 '1 à 20'.B3:'1 à 20'.K3 '1 à 20'.A4:'1 à 20'.A4 '1 à 20'.B4:'1 à 20'.K4 '1 à 20'.A5:'1 à 20'.A5 '1 à 20'.B5:'1 à 20'.K5 '1 à 20'.A6:'1 à 20'.A6 '1 à 20'.B6:'1 à 20'.K6 '1 à 20'.A7:'1 à 20'.A7 '1 à 20'.B7:'1 à 20'.K7 '1 à 20'.A8:'1 à 20'.A8 '1 à 20'.B8:'1 à 20'.K8 '1 à 20'.A9:'1 à 20'.A9 '1 à 20'.B9:'1 à 20'.K9 '1 à 20'.A10:'1 à 20'.A10 '1 à 20'.B10:'1 à 20'.K10 '1 à 20'.A11:'1 à 20'.A11 '1 à 20'.B11:'1 à 20'.K11 '1 à 20'.A12:'1 à 20'.A12 '1 à 20'.B12:'1 à 20'.K12 '1 à 20'.A13:'1 à 20'.A13 '1 à 20'.B13:'1 à 20'.K13 '1 à 20'.A14:'1 à 20'.A14 '1 à 20'.B14:'1 à 20'.K14 '1 à 20'.A15:'1 à 20'.A15 '1 à 20'.B15:'1 à 20'.K15 '1 à 20'.A16:'1 à 20'.A16 '1 à 20'.B16:'1 à 20'.K16 '1 à 20'.A17:'1 à 20'.A17 '1 à 20'.B17:'1 à 20'.K17 '1 à 20'.A18:'1 à 20'.A18 '1 à 20'.B18:'1 à 20'.K18 '1 à 20'.A19:'1 à 20'.A19 '1 à 20'.B19:'1 à 20'.K19 '1 à 20'.A20:'1 à 20'.A20 '1 à 20'.B20:'1 à 20'.K20 '1 à 20'.A21:'1 à 20'.A21 '1 à 20'.B21:'1 à 20'.K21 '1 à 20'.A22:'1 à 20'.A22 '1 à 20'.B22:'1 à 20'.K22 '1 à 20'.A23:'1 à 20'.A23 '1 à 20'.B23:'1 à 20'.K23 '1 à 20'.A24:'1 à 20'.A24 '1 à 20'.B24:'1 à 20'.K24 '1 à 20'.A25:'1 à 20'.A25 '1 à 20'.B25:'1 à 20'.K25 '1 à 20'.A26:'1 à 20'.A26 '1 à 20'.B26:'1 à 20'.K26 '1 à 20'.A27:'1 à 20'.A27 '1 à 20'.B27:'1 à 20'.K27 '1 à 20'.A28:'1 à 20'.A28 '1 à 20'.B28:'1 à 20'.K28 '1 à 20'.A29:'1 à 20'.A29 '1 à 20'.B29:'1 à 20'.K29 '1 à 20'.A30:'1 à 20'.A30 '1 à 20'.B30:'1 à 20'.K30 '1 à 20'.A31:'1 à 20'.A31 '1 à 20'.B31:'1 à 20'.K31 '1 à 20'.A32:'1 à 20'.A32 '1 à 20'.B32:'1 à 20'.K32 '1 à 20'.A33:'1 à 20'.A33 '1 à 20'.B33:'1 à 20'.K33 '1 à 20'.A34:'1 à 20'.A34 '1 à 20'.B34:'1 à 20'.K34 '1 à 20'.A35:'1 à 20'.A35 '1 à 20'.B35:'1 à 20'.K35 '1 à 20'.A36:'1 à 20'.A36 '1 à 20'.B36:'1 à 20'.K36 '1 à 20'.A37:'1 à 20'.A37 '1 à 20'.B37:'1 à 20'.K37 '1 à 20'.A38:'1 à 20'.A38 '1 à 20'.B38:'1 à 20'.K38 '1 à 20'.A39:'1 à 20'.A39 '1 à 20'.B39:'1 à 20'.K39 '1 à 20'.A40:'1 à 20'.A40 '1 à 20'.B40:'1 à 20'.K40 '1 à 20'.A41:'1 à 20'.A41 '1 à 20'.B41:'1 à 20'.K41 '1 à 20'.A42:'1 à 20'.A42 '1 à 20'.B42:'1 à 20'.K42 '1 à 20'.A43:'1 à 20'.A43 '1 à 20'.B43:'1 à 20'.K43 '1 à 20'.A44:'1 à 20'.A44 '1 à 20'.B44:'1 à 20'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98.74mm" svg:height="291.64mm" svg:x="11.84mm" svg:y="516.28mm">
            <loext:p draw:notify-on-update-of-ranges="'1 à 20'.B1:'1 à 20'.U1 '1 à 20'.A2:'1 à 20'.A2 '1 à 20'.B2:'1 à 20'.U2 '1 à 20'.A3:'1 à 20'.A3 '1 à 20'.B3:'1 à 20'.U3 '1 à 20'.A4:'1 à 20'.A4 '1 à 20'.B4:'1 à 20'.U4 '1 à 20'.A5:'1 à 20'.A5 '1 à 20'.B5:'1 à 20'.U5 '1 à 20'.A6:'1 à 20'.A6 '1 à 20'.B6:'1 à 20'.U6 '1 à 20'.A7:'1 à 20'.A7 '1 à 20'.B7:'1 à 20'.U7 '1 à 20'.A8:'1 à 20'.A8 '1 à 20'.B8:'1 à 20'.U8 '1 à 20'.A9:'1 à 20'.A9 '1 à 20'.B9:'1 à 20'.U9 '1 à 20'.A10:'1 à 20'.A10 '1 à 20'.B10:'1 à 20'.U10 '1 à 20'.A11:'1 à 20'.A11 '1 à 20'.B11:'1 à 20'.U11 '1 à 20'.A12:'1 à 20'.A12 '1 à 20'.B12:'1 à 20'.U12 '1 à 20'.A13:'1 à 20'.A13 '1 à 20'.B13:'1 à 20'.U13 '1 à 20'.A14:'1 à 20'.A14 '1 à 20'.B14:'1 à 20'.U14 '1 à 20'.A15:'1 à 20'.A15 '1 à 20'.B15:'1 à 20'.U15 '1 à 20'.A16:'1 à 20'.A16 '1 à 20'.B16:'1 à 20'.U16 '1 à 20'.A17:'1 à 20'.A17 '1 à 20'.B17:'1 à 20'.U17 '1 à 20'.A18:'1 à 20'.A18 '1 à 20'.B18:'1 à 20'.U18 '1 à 20'.A19:'1 à 20'.A19 '1 à 20'.B19:'1 à 20'.U19 '1 à 20'.A20:'1 à 20'.A20 '1 à 20'.B20:'1 à 20'.U20 '1 à 20'.A21:'1 à 20'.A21 '1 à 20'.B21:'1 à 20'.U21 '1 à 20'.A22:'1 à 20'.A22 '1 à 20'.B22:'1 à 20'.U22 '1 à 20'.A23:'1 à 20'.A23 '1 à 20'.B23:'1 à 20'.U23 '1 à 20'.A24:'1 à 20'.A24 '1 à 20'.B24:'1 à 20'.U24 '1 à 20'.A25:'1 à 20'.A25 '1 à 20'.B25:'1 à 20'.U25 '1 à 20'.A26:'1 à 20'.A26 '1 à 20'.B26:'1 à 20'.U26 '1 à 20'.A27:'1 à 20'.A27 '1 à 20'.B27:'1 à 20'.U27 '1 à 20'.A28:'1 à 20'.A28 '1 à 20'.B28:'1 à 20'.U28 '1 à 20'.A29:'1 à 20'.A29 '1 à 20'.B29:'1 à 20'.U29 '1 à 20'.A30:'1 à 20'.A30 '1 à 20'.B30:'1 à 20'.U30 '1 à 20'.A31:'1 à 20'.A31 '1 à 20'.B31:'1 à 20'.U31 '1 à 20'.A32:'1 à 20'.A32 '1 à 20'.B32:'1 à 20'.U32 '1 à 20'.A33:'1 à 20'.A33 '1 à 20'.B33:'1 à 20'.U33 '1 à 20'.A34:'1 à 20'.A34 '1 à 20'.B34:'1 à 20'.U34 '1 à 20'.A35:'1 à 20'.A35 '1 à 20'.B35:'1 à 20'.U35 '1 à 20'.A36:'1 à 20'.A36 '1 à 20'.B36:'1 à 20'.U36 '1 à 20'.A37:'1 à 20'.A37 '1 à 20'.B37:'1 à 20'.U37 '1 à 20'.A38:'1 à 20'.A38 '1 à 20'.B38:'1 à 20'.U38 '1 à 20'.A39:'1 à 20'.A39 '1 à 20'.B39:'1 à 20'.U39 '1 à 20'.A40:'1 à 20'.A40 '1 à 20'.B40:'1 à 20'.U40 '1 à 20'.A41:'1 à 20'.A41 '1 à 20'.B41:'1 à 20'.U41 '1 à 20'.A42:'1 à 20'.A42 '1 à 20'.B42:'1 à 20'.U42 '1 à 20'.A43:'1 à 20'.A43 '1 à 20'.B43:'1 à 20'.U43 '1 à 20'.A44:'1 à 20'.A44 '1 à 20'.B44:'1 à 20'.U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0604624807099" calcext:value-type="float">
            <text:p>0,0060462481</text:p>
          </table:table-cell>
          <table:table-cell office:value-type="float" office:value="0.0125734677785" calcext:value-type="float">
            <text:p>0,0125734678</text:p>
          </table:table-cell>
          <table:table-cell office:value-type="float" office:value="0.0411445395234" calcext:value-type="float">
            <text:p>0,0411445395</text:p>
          </table:table-cell>
          <table:table-cell office:value-type="float" office:value="0.053041931313" calcext:value-type="float">
            <text:p>0,0530419313</text:p>
          </table:table-cell>
          <table:table-cell office:value-type="float" office:value="0.0269481424552" calcext:value-type="float">
            <text:p>0,0269481425</text:p>
          </table:table-cell>
          <table:table-cell office:value-type="float" office:value="0.0146598391429" calcext:value-type="float">
            <text:p>0,0146598391</text:p>
          </table:table-cell>
          <table:table-cell office:value-type="float" office:value="0.0150208268946" calcext:value-type="float">
            <text:p>0,0150208269</text:p>
          </table:table-cell>
          <table:table-cell office:value-type="float" office:value="0.0249839767001" calcext:value-type="float">
            <text:p>0,0249839767</text:p>
          </table:table-cell>
          <table:table-cell office:value-type="float" office:value="0.0376218746376" calcext:value-type="float">
            <text:p>0,0376218746</text:p>
          </table:table-cell>
          <table:table-cell office:value-type="float" office:value="0.0361554724773" calcext:value-type="float">
            <text:p>0,0361554725</text:p>
          </table:table-cell>
          <table:table-cell office:value-type="float" office:value="0.0256939290176" calcext:value-type="float">
            <text:p>0,025693929</text:p>
          </table:table-cell>
          <table:table-cell office:value-type="float" office:value="0.0198095949731" calcext:value-type="float">
            <text:p>0,019809595</text:p>
          </table:table-cell>
          <table:table-cell office:value-type="float" office:value="0.0217722344066" calcext:value-type="float">
            <text:p>0,0217722344</text:p>
          </table:table-cell>
          <table:table-cell office:value-type="float" office:value="0.0284685161938" calcext:value-type="float">
            <text:p>0,0284685162</text:p>
          </table:table-cell>
          <table:table-cell office:value-type="float" office:value="0.0327203089025" calcext:value-type="float">
            <text:p>0,0327203089</text:p>
          </table:table-cell>
          <table:table-cell office:value-type="float" office:value="0.0303443387975" calcext:value-type="float">
            <text:p>0,0303443388</text:p>
          </table:table-cell>
          <table:table-cell office:value-type="float" office:value="0.0253455698054" calcext:value-type="float">
            <text:p>0,0253455698</text:p>
          </table:table-cell>
          <table:table-cell office:value-type="float" office:value="0.0232302152766" calcext:value-type="float">
            <text:p>0,0232302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3611111111" calcext:value-type="float">
            <text:p>0,0017361111</text:p>
          </table:table-cell>
          <table:table-cell office:value-type="float" office:value="0.00492500964506" calcext:value-type="float">
            <text:p>0,0049250096</text:p>
          </table:table-cell>
          <table:table-cell office:value-type="float" office:value="0.00575806603637" calcext:value-type="float">
            <text:p>0,005758066</text:p>
          </table:table-cell>
          <table:table-cell office:value-type="float" office:value="0.0326361838488" calcext:value-type="float">
            <text:p>0,0326361838</text:p>
          </table:table-cell>
          <table:table-cell office:value-type="float" office:value="0.0503605289073" calcext:value-type="float">
            <text:p>0,0503605289</text:p>
          </table:table-cell>
          <table:table-cell office:value-type="float" office:value="0.0255334308533" calcext:value-type="float">
            <text:p>0,0255334309</text:p>
          </table:table-cell>
          <table:table-cell office:value-type="float" office:value="0.0113399528274" calcext:value-type="float">
            <text:p>0,0113399528</text:p>
          </table:table-cell>
          <table:table-cell office:value-type="float" office:value="0.0107143466201" calcext:value-type="float">
            <text:p>0,0107143466</text:p>
          </table:table-cell>
          <table:table-cell office:value-type="float" office:value="0.0191027402072" calcext:value-type="float">
            <text:p>0,0191027402</text:p>
          </table:table-cell>
          <table:table-cell office:value-type="float" office:value="0.0323705745119" calcext:value-type="float">
            <text:p>0,0323705745</text:p>
          </table:table-cell>
          <table:table-cell office:value-type="float" office:value="0.032865879122" calcext:value-type="float">
            <text:p>0,0328658791</text:p>
          </table:table-cell>
          <table:table-cell office:value-type="float" office:value="0.0227503777388" calcext:value-type="float">
            <text:p>0,0227503777</text:p>
          </table:table-cell>
          <table:table-cell office:value-type="float" office:value="0.0161070887896" calcext:value-type="float">
            <text:p>0,0161070888</text:p>
          </table:table-cell>
          <table:table-cell office:value-type="float" office:value="0.0171504987618" calcext:value-type="float">
            <text:p>0,0171504988</text:p>
          </table:table-cell>
          <table:table-cell office:value-type="float" office:value="0.023472633979" calcext:value-type="float">
            <text:p>0,023472634</text:p>
          </table:table-cell>
          <table:table-cell office:value-type="float" office:value="0.0283437435523" calcext:value-type="float">
            <text:p>0,0283437436</text:p>
          </table:table-cell>
          <table:table-cell office:value-type="float" office:value="0.0267165777412" calcext:value-type="float">
            <text:p>0,0267165777</text:p>
          </table:table-cell>
          <table:table-cell office:value-type="float" office:value="0.0217727957015" calcext:value-type="float">
            <text:p>0,0217727957</text:p>
          </table:table-cell>
          <table:table-cell office:value-type="float" office:value="0.0191902636154" calcext:value-type="float">
            <text:p>0,0191902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" calcext:value-type="float">
            <text:p>0</text:p>
          </table:table-cell>
          <table:table-cell office:value-type="float" office:value="0.000916280864198" calcext:value-type="float">
            <text:p>0,0009162809</text:p>
          </table:table-cell>
          <table:table-cell office:value-type="float" office:value="0.00142711191129" calcext:value-type="float">
            <text:p>0,0014271119</text:p>
          </table:table-cell>
          <table:table-cell office:value-type="float" office:value="0.0249812268075" calcext:value-type="float">
            <text:p>0,0249812268</text:p>
          </table:table-cell>
          <table:table-cell office:value-type="float" office:value="0.0455676659954" calcext:value-type="float">
            <text:p>0,045567666</text:p>
          </table:table-cell>
          <table:table-cell office:value-type="float" office:value="0.0245245964541" calcext:value-type="float">
            <text:p>0,0245245965</text:p>
          </table:table-cell>
          <table:table-cell office:value-type="float" office:value="0.00904274238501" calcext:value-type="float">
            <text:p>0,0090427424</text:p>
          </table:table-cell>
          <table:table-cell office:value-type="float" office:value="0.00667977069748" calcext:value-type="float">
            <text:p>0,0066797707</text:p>
          </table:table-cell>
          <table:table-cell office:value-type="float" office:value="0.0139583949006" calcext:value-type="float">
            <text:p>0,0139583949</text:p>
          </table:table-cell>
          <table:table-cell office:value-type="float" office:value="0.0270229522616" calcext:value-type="float">
            <text:p>0,0270229523</text:p>
          </table:table-cell>
          <table:table-cell office:value-type="float" office:value="0.0292087480098" calcext:value-type="float">
            <text:p>0,029208748</text:p>
          </table:table-cell>
          <table:table-cell office:value-type="float" office:value="0.0201132572426" calcext:value-type="float">
            <text:p>0,0201132572</text:p>
          </table:table-cell>
          <table:table-cell office:value-type="float" office:value="0.0129118526654" calcext:value-type="float">
            <text:p>0,0129118527</text:p>
          </table:table-cell>
          <table:table-cell office:value-type="float" office:value="0.0129871742152" calcext:value-type="float">
            <text:p>0,0129871742</text:p>
          </table:table-cell>
          <table:table-cell office:value-type="float" office:value="0.0187706222857" calcext:value-type="float">
            <text:p>0,0187706223</text:p>
          </table:table-cell>
          <table:table-cell office:value-type="float" office:value="0.0239727748109" calcext:value-type="float">
            <text:p>0,0239727748</text:p>
          </table:table-cell>
          <table:table-cell office:value-type="float" office:value="0.0231340609835" calcext:value-type="float">
            <text:p>0,023134061</text:p>
          </table:table-cell>
          <table:table-cell office:value-type="float" office:value="0.0184837843265" calcext:value-type="float">
            <text:p>0,0184837843</text:p>
          </table:table-cell>
          <table:table-cell office:value-type="float" office:value="0.0155399766547" calcext:value-type="float">
            <text:p>0,0155399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9143518519" calcext:value-type="float">
            <text:p>0,0015914352</text:p>
          </table:table-cell>
          <table:table-cell office:value-type="float" office:value="0.00137309100711" calcext:value-type="float">
            <text:p>0,001373091</text:p>
          </table:table-cell>
          <table:table-cell office:value-type="float" office:value="0.0210090985793" calcext:value-type="float">
            <text:p>0,0210090986</text:p>
          </table:table-cell>
          <table:table-cell office:value-type="float" office:value="0.0448586450798" calcext:value-type="float">
            <text:p>0,0448586451</text:p>
          </table:table-cell>
          <table:table-cell office:value-type="float" office:value="0.0282874150919" calcext:value-type="float">
            <text:p>0,0282874151</text:p>
          </table:table-cell>
          <table:table-cell office:value-type="float" office:value="0.0107837842203" calcext:value-type="float">
            <text:p>0,0107837842</text:p>
          </table:table-cell>
          <table:table-cell office:value-type="float" office:value="0.00701253679692" calcext:value-type="float">
            <text:p>0,0070125368</text:p>
          </table:table-cell>
          <table:table-cell office:value-type="float" office:value="0.0130030034877" calcext:value-type="float">
            <text:p>0,0130030035</text:p>
          </table:table-cell>
          <table:table-cell office:value-type="float" office:value="0.0257248512659" calcext:value-type="float">
            <text:p>0,0257248513</text:p>
          </table:table-cell>
          <table:table-cell office:value-type="float" office:value="0.0298456001896" calcext:value-type="float">
            <text:p>0,0298456002</text:p>
          </table:table-cell>
          <table:table-cell office:value-type="float" office:value="0.0218115691966" calcext:value-type="float">
            <text:p>0,0218115692</text:p>
          </table:table-cell>
          <table:table-cell office:value-type="float" office:value="0.0139752310809" calcext:value-type="float">
            <text:p>0,0139752311</text:p>
          </table:table-cell>
          <table:table-cell office:value-type="float" office:value="0.0130695215506" calcext:value-type="float">
            <text:p>0,0130695216</text:p>
          </table:table-cell>
          <table:table-cell office:value-type="float" office:value="0.0182489785008" calcext:value-type="float">
            <text:p>0,0182489785</text:p>
          </table:table-cell>
          <table:table-cell office:value-type="float" office:value="0.0237953500057" calcext:value-type="float">
            <text:p>0,02379535</text:p>
          </table:table-cell>
          <table:table-cell office:value-type="float" office:value="0.0238183275845" calcext:value-type="float">
            <text:p>0,0238183276</text:p>
          </table:table-cell>
          <table:table-cell office:value-type="float" office:value="0.0194737849709" calcext:value-type="float">
            <text:p>0,019473785</text:p>
          </table:table-cell>
          <table:table-cell office:value-type="float" office:value="0.016144799304" calcext:value-type="float">
            <text:p>0,0161447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11043595679" calcext:value-type="float">
            <text:p>0,0110435957</text:p>
          </table:table-cell>
          <table:table-cell office:value-type="float" office:value="0.00319492669753" calcext:value-type="float">
            <text:p>0,0031949267</text:p>
          </table:table-cell>
          <table:table-cell office:value-type="float" office:value="0.00162698088432" calcext:value-type="float">
            <text:p>0,0016269809</text:p>
          </table:table-cell>
          <table:table-cell office:value-type="float" office:value="0.0166856952561" calcext:value-type="float">
            <text:p>0,0166856953</text:p>
          </table:table-cell>
          <table:table-cell office:value-type="float" office:value="0.043744341667" calcext:value-type="float">
            <text:p>0,0437443417</text:p>
          </table:table-cell>
          <table:table-cell office:value-type="float" office:value="0.0344275283306" calcext:value-type="float">
            <text:p>0,0344275283</text:p>
          </table:table-cell>
          <table:table-cell office:value-type="float" office:value="0.0154449692857" calcext:value-type="float">
            <text:p>0,0154449693</text:p>
          </table:table-cell>
          <table:table-cell office:value-type="float" office:value="0.00868999423525" calcext:value-type="float">
            <text:p>0,0086899942</text:p>
          </table:table-cell>
          <table:table-cell office:value-type="float" office:value="0.0124622849669" calcext:value-type="float">
            <text:p>0,012462285</text:p>
          </table:table-cell>
          <table:table-cell office:value-type="float" office:value="0.0246039322743" calcext:value-type="float">
            <text:p>0,0246039323</text:p>
          </table:table-cell>
          <table:table-cell office:value-type="float" office:value="0.0313985342855" calcext:value-type="float">
            <text:p>0,0313985343</text:p>
          </table:table-cell>
          <table:table-cell office:value-type="float" office:value="0.025417886498" calcext:value-type="float">
            <text:p>0,0254178865</text:p>
          </table:table-cell>
          <table:table-cell office:value-type="float" office:value="0.0168948937635" calcext:value-type="float">
            <text:p>0,0168948938</text:p>
          </table:table-cell>
          <table:table-cell office:value-type="float" office:value="0.014307159792" calcext:value-type="float">
            <text:p>0,0143071598</text:p>
          </table:table-cell>
          <table:table-cell office:value-type="float" office:value="0.0183955447414" calcext:value-type="float">
            <text:p>0,0183955447</text:p>
          </table:table-cell>
          <table:table-cell office:value-type="float" office:value="0.024349950088" calcext:value-type="float">
            <text:p>0,0243499501</text:p>
          </table:table-cell>
          <table:table-cell office:value-type="float" office:value="0.0257239882926" calcext:value-type="float">
            <text:p>0,0257239883</text:p>
          </table:table-cell>
          <table:table-cell office:value-type="float" office:value="0.0220339298295" calcext:value-type="float">
            <text:p>0,0220339298</text:p>
          </table:table-cell>
          <table:table-cell office:value-type="float" office:value="0.0181870782687" calcext:value-type="float">
            <text:p>0,018187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0279706790123" calcext:value-type="float">
            <text:p>0,0027970679</text:p>
          </table:table-cell>
          <table:table-cell office:value-type="float" office:value="0.00294174382716" calcext:value-type="float">
            <text:p>0,0029417438</text:p>
          </table:table-cell>
          <table:table-cell office:value-type="float" office:value="0.00155014040412" calcext:value-type="float">
            <text:p>0,0015501404</text:p>
          </table:table-cell>
          <table:table-cell office:value-type="float" office:value="0.0129533735213" calcext:value-type="float">
            <text:p>0,0129533735</text:p>
          </table:table-cell>
          <table:table-cell office:value-type="float" office:value="0.0408343267518" calcext:value-type="float">
            <text:p>0,0408343268</text:p>
          </table:table-cell>
          <table:table-cell office:value-type="float" office:value="0.0359852452962" calcext:value-type="float">
            <text:p>0,0359852453</text:p>
          </table:table-cell>
          <table:table-cell office:value-type="float" office:value="0.0152075530102" calcext:value-type="float">
            <text:p>0,015207553</text:p>
          </table:table-cell>
          <table:table-cell office:value-type="float" office:value="0.00799158200466" calcext:value-type="float">
            <text:p>0,007991582</text:p>
          </table:table-cell>
          <table:table-cell office:value-type="float" office:value="0.0110061310957" calcext:value-type="float">
            <text:p>0,0110061311</text:p>
          </table:table-cell>
          <table:table-cell office:value-type="float" office:value="0.0223093809802" calcext:value-type="float">
            <text:p>0,022309381</text:p>
          </table:table-cell>
          <table:table-cell office:value-type="float" office:value="0.0303209969606" calcext:value-type="float">
            <text:p>0,030320997</text:p>
          </table:table-cell>
          <table:table-cell office:value-type="float" office:value="0.0252553411047" calcext:value-type="float">
            <text:p>0,0252553411</text:p>
          </table:table-cell>
          <table:table-cell office:value-type="float" office:value="0.0164384545432" calcext:value-type="float">
            <text:p>0,0164384545</text:p>
          </table:table-cell>
          <table:table-cell office:value-type="float" office:value="0.0133315397786" calcext:value-type="float">
            <text:p>0,0133315398</text:p>
          </table:table-cell>
          <table:table-cell office:value-type="float" office:value="0.0169133417095" calcext:value-type="float">
            <text:p>0,0169133417</text:p>
          </table:table-cell>
          <table:table-cell office:value-type="float" office:value="0.0229006589654" calcext:value-type="float">
            <text:p>0,022900659</text:p>
          </table:table-cell>
          <table:table-cell office:value-type="float" office:value="0.0248334779757" calcext:value-type="float">
            <text:p>0,024833478</text:p>
          </table:table-cell>
          <table:table-cell office:value-type="float" office:value="0.0214419018935" calcext:value-type="float">
            <text:p>0,0214419019</text:p>
          </table:table-cell>
          <table:table-cell office:value-type="float" office:value="0.0174342899616" calcext:value-type="float">
            <text:p>0,01743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0728202160494" calcext:value-type="float">
            <text:p>0,007282021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4621307787" calcext:value-type="float">
            <text:p>0,0019462131</text:p>
          </table:table-cell>
          <table:table-cell office:value-type="float" office:value="0.0103602082879" calcext:value-type="float">
            <text:p>0,0103602083</text:p>
          </table:table-cell>
          <table:table-cell office:value-type="float" office:value="0.0380547263929" calcext:value-type="float">
            <text:p>0,0380547264</text:p>
          </table:table-cell>
          <table:table-cell office:value-type="float" office:value="0.0394146987438" calcext:value-type="float">
            <text:p>0,0394146987</text:p>
          </table:table-cell>
          <table:table-cell office:value-type="float" office:value="0.0180764059455" calcext:value-type="float">
            <text:p>0,0180764059</text:p>
          </table:table-cell>
          <table:table-cell office:value-type="float" office:value="0.00896159416951" calcext:value-type="float">
            <text:p>0,0089615942</text:p>
          </table:table-cell>
          <table:table-cell office:value-type="float" office:value="0.0105668858087" calcext:value-type="float">
            <text:p>0,0105668858</text:p>
          </table:table-cell>
          <table:table-cell office:value-type="float" office:value="0.0209323785954" calcext:value-type="float">
            <text:p>0,0209323786</text:p>
          </table:table-cell>
          <table:table-cell office:value-type="float" office:value="0.0304193517763" calcext:value-type="float">
            <text:p>0,0304193518</text:p>
          </table:table-cell>
          <table:table-cell office:value-type="float" office:value="0.0270588802818" calcext:value-type="float">
            <text:p>0,0270588803</text:p>
          </table:table-cell>
          <table:table-cell office:value-type="float" office:value="0.0180568787655" calcext:value-type="float">
            <text:p>0,0180568788</text:p>
          </table:table-cell>
          <table:table-cell office:value-type="float" office:value="0.0139138362897" calcext:value-type="float">
            <text:p>0,0139138363</text:p>
          </table:table-cell>
          <table:table-cell office:value-type="float" office:value="0.0166357624951" calcext:value-type="float">
            <text:p>0,0166357625</text:p>
          </table:table-cell>
          <table:table-cell office:value-type="float" office:value="0.0226472578437" calcext:value-type="float">
            <text:p>0,0226472578</text:p>
          </table:table-cell>
          <table:table-cell office:value-type="float" office:value="0.0254366844124" calcext:value-type="float">
            <text:p>0,0254366844</text:p>
          </table:table-cell>
          <table:table-cell office:value-type="float" office:value="0.0226357831417" calcext:value-type="float">
            <text:p>0,0226357831</text:p>
          </table:table-cell>
          <table:table-cell office:value-type="float" office:value="0.018419429059" calcext:value-type="float">
            <text:p>0,0184194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0148533950617" calcext:value-type="float">
            <text:p>0,0148533951</text:p>
          </table:table-cell>
          <table:table-cell office:value-type="float" office:value="0.0044045781893" calcext:value-type="float">
            <text:p>0,0044045782</text:p>
          </table:table-cell>
          <table:table-cell office:value-type="float" office:value="0.00238970172349" calcext:value-type="float">
            <text:p>0,0023897017</text:p>
          </table:table-cell>
          <table:table-cell office:value-type="float" office:value="0.00812928609459" calcext:value-type="float">
            <text:p>0,0081292861</text:p>
          </table:table-cell>
          <table:table-cell office:value-type="float" office:value="0.0344083894117" calcext:value-type="float">
            <text:p>0,0344083894</text:p>
          </table:table-cell>
          <table:table-cell office:value-type="float" office:value="0.0418516118318" calcext:value-type="float">
            <text:p>0,0418516118</text:p>
          </table:table-cell>
          <table:table-cell office:value-type="float" office:value="0.0209987592893" calcext:value-type="float">
            <text:p>0,0209987593</text:p>
          </table:table-cell>
          <table:table-cell office:value-type="float" office:value="0.00994038882014" calcext:value-type="float">
            <text:p>0,0099403888</text:p>
          </table:table-cell>
          <table:table-cell office:value-type="float" office:value="0.0101300932764" calcext:value-type="float">
            <text:p>0,0101300933</text:p>
          </table:table-cell>
          <table:table-cell office:value-type="float" office:value="0.0193425323866" calcext:value-type="float">
            <text:p>0,0193425324</text:p>
          </table:table-cell>
          <table:table-cell office:value-type="float" office:value="0.0299178813181" calcext:value-type="float">
            <text:p>0,0299178813</text:p>
          </table:table-cell>
          <table:table-cell office:value-type="float" office:value="0.0284181385542" calcext:value-type="float">
            <text:p>0,0284181386</text:p>
          </table:table-cell>
          <table:table-cell office:value-type="float" office:value="0.0195265590756" calcext:value-type="float">
            <text:p>0,0195265591</text:p>
          </table:table-cell>
          <table:table-cell office:value-type="float" office:value="0.0144231147928" calcext:value-type="float">
            <text:p>0,0144231148</text:p>
          </table:table-cell>
          <table:table-cell office:value-type="float" office:value="0.016214997856" calcext:value-type="float">
            <text:p>0,0162149979</text:p>
          </table:table-cell>
          <table:table-cell office:value-type="float" office:value="0.0220741574938" calcext:value-type="float">
            <text:p>0,0220741575</text:p>
          </table:table-cell>
          <table:table-cell office:value-type="float" office:value="0.0256295570047" calcext:value-type="float">
            <text:p>0,025629557</text:p>
          </table:table-cell>
          <table:table-cell office:value-type="float" office:value="0.0235181419754" calcext:value-type="float">
            <text:p>0,023518142</text:p>
          </table:table-cell>
          <table:table-cell office:value-type="float" office:value="0.0192181440103" calcext:value-type="float">
            <text:p>0,019218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262827932099" calcext:value-type="float">
            <text:p>0,0262827932</text:p>
          </table:table-cell>
          <table:table-cell office:value-type="float" office:value="0.00435635288066" calcext:value-type="float">
            <text:p>0,0043563529</text:p>
          </table:table-cell>
          <table:table-cell office:value-type="float" office:value="0.00264025192365" calcext:value-type="float">
            <text:p>0,0026402519</text:p>
          </table:table-cell>
          <table:table-cell office:value-type="float" office:value="0.00622835233433" calcext:value-type="float">
            <text:p>0,0062283523</text:p>
          </table:table-cell>
          <table:table-cell office:value-type="float" office:value="0.0304467868539" calcext:value-type="float">
            <text:p>0,0304467869</text:p>
          </table:table-cell>
          <table:table-cell office:value-type="float" office:value="0.0431493151115" calcext:value-type="float">
            <text:p>0,0431493151</text:p>
          </table:table-cell>
          <table:table-cell office:value-type="float" office:value="0.0237950707737" calcext:value-type="float">
            <text:p>0,0237950708</text:p>
          </table:table-cell>
          <table:table-cell office:value-type="float" office:value="0.0108218338499" calcext:value-type="float">
            <text:p>0,0108218338</text:p>
          </table:table-cell>
          <table:table-cell office:value-type="float" office:value="0.00961264864112" calcext:value-type="float">
            <text:p>0,0096126486</text:p>
          </table:table-cell>
          <table:table-cell office:value-type="float" office:value="0.0176606040265" calcext:value-type="float">
            <text:p>0,017660604</text:p>
          </table:table-cell>
          <table:table-cell office:value-type="float" office:value="0.0289354619683" calcext:value-type="float">
            <text:p>0,028935462</text:p>
          </table:table-cell>
          <table:table-cell office:value-type="float" office:value="0.0292803858365" calcext:value-type="float">
            <text:p>0,0292803858</text:p>
          </table:table-cell>
          <table:table-cell office:value-type="float" office:value="0.0207446321924" calcext:value-type="float">
            <text:p>0,0207446322</text:p>
          </table:table-cell>
          <table:table-cell office:value-type="float" office:value="0.0147830647999" calcext:value-type="float">
            <text:p>0,0147830648</text:p>
          </table:table-cell>
          <table:table-cell office:value-type="float" office:value="0.0156470482873" calcext:value-type="float">
            <text:p>0,0156470483</text:p>
          </table:table-cell>
          <table:table-cell office:value-type="float" office:value="0.0212399723913" calcext:value-type="float">
            <text:p>0,0212399724</text:p>
          </table:table-cell>
          <table:table-cell office:value-type="float" office:value="0.0254384601299" calcext:value-type="float">
            <text:p>0,0254384601</text:p>
          </table:table-cell>
          <table:table-cell office:value-type="float" office:value="0.0240486294356" calcext:value-type="float">
            <text:p>0,0240486294</text:p>
          </table:table-cell>
          <table:table-cell office:value-type="float" office:value="0.0197676919879" calcext:value-type="float">
            <text:p>0,01976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403163580247" calcext:value-type="float">
            <text:p>0,040316358</text:p>
          </table:table-cell>
          <table:table-cell office:value-type="float" office:value="0.00455628697274" calcext:value-type="float">
            <text:p>0,004556287</text:p>
          </table:table-cell>
          <table:table-cell office:value-type="float" office:value="0.00270379881473" calcext:value-type="float">
            <text:p>0,0027037988</text:p>
          </table:table-cell>
          <table:table-cell office:value-type="float" office:value="0.00476297958894" calcext:value-type="float">
            <text:p>0,0047629796</text:p>
          </table:table-cell>
          <table:table-cell office:value-type="float" office:value="0.0262282145194" calcext:value-type="float">
            <text:p>0,0262282145</text:p>
          </table:table-cell>
          <table:table-cell office:value-type="float" office:value="0.0427878533952" calcext:value-type="float">
            <text:p>0,0427878534</text:p>
          </table:table-cell>
          <table:table-cell office:value-type="float" office:value="0.0260042932838" calcext:value-type="float">
            <text:p>0,0260042933</text:p>
          </table:table-cell>
          <table:table-cell office:value-type="float" office:value="0.0115629162865" calcext:value-type="float">
            <text:p>0,0115629163</text:p>
          </table:table-cell>
          <table:table-cell office:value-type="float" office:value="0.00904767760652" calcext:value-type="float">
            <text:p>0,0090476776</text:p>
          </table:table-cell>
          <table:table-cell office:value-type="float" office:value="0.015877331523" calcext:value-type="float">
            <text:p>0,0158773315</text:p>
          </table:table-cell>
          <table:table-cell office:value-type="float" office:value="0.0272940156931" calcext:value-type="float">
            <text:p>0,0272940157</text:p>
          </table:table-cell>
          <table:table-cell office:value-type="float" office:value="0.0293095629978" calcext:value-type="float">
            <text:p>0,029309563</text:p>
          </table:table-cell>
          <table:table-cell office:value-type="float" office:value="0.0214640875936" calcext:value-type="float">
            <text:p>0,0214640876</text:p>
          </table:table-cell>
          <table:table-cell office:value-type="float" office:value="0.0149005954248" calcext:value-type="float">
            <text:p>0,0149005954</text:p>
          </table:table-cell>
          <table:table-cell office:value-type="float" office:value="0.0148860757259" calcext:value-type="float">
            <text:p>0,0148860757</text:p>
          </table:table-cell>
          <table:table-cell office:value-type="float" office:value="0.0200430606258" calcext:value-type="float">
            <text:p>0,0200430606</text:p>
          </table:table-cell>
          <table:table-cell office:value-type="float" office:value="0.0246616344138" calcext:value-type="float">
            <text:p>0,0246616344</text:p>
          </table:table-cell>
          <table:table-cell office:value-type="float" office:value="0.0239888910146" calcext:value-type="float">
            <text:p>0,023988891</text:p>
          </table:table-cell>
          <table:table-cell office:value-type="float" office:value="0.0198874985808" calcext:value-type="float">
            <text:p>0,0198874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569540895062" calcext:value-type="float">
            <text:p>0,0569540895</text:p>
          </table:table-cell>
          <table:table-cell office:value-type="float" office:value="0.00531349129801" calcext:value-type="float">
            <text:p>0,0053134913</text:p>
          </table:table-cell>
          <table:table-cell office:value-type="float" office:value="0.00285166557416" calcext:value-type="float">
            <text:p>0,0028516656</text:p>
          </table:table-cell>
          <table:table-cell office:value-type="float" office:value="0.00361638265463" calcext:value-type="float">
            <text:p>0,0036163827</text:p>
          </table:table-cell>
          <table:table-cell office:value-type="float" office:value="0.0219511625918" calcext:value-type="float">
            <text:p>0,0219511626</text:p>
          </table:table-cell>
          <table:table-cell office:value-type="float" office:value="0.0417746673953" calcext:value-type="float">
            <text:p>0,0417746674</text:p>
          </table:table-cell>
          <table:table-cell office:value-type="float" office:value="0.0284973242365" calcext:value-type="float">
            <text:p>0,0284973242</text:p>
          </table:table-cell>
          <table:table-cell office:value-type="float" office:value="0.0126618403694" calcext:value-type="float">
            <text:p>0,0126618404</text:p>
          </table:table-cell>
          <table:table-cell office:value-type="float" office:value="0.00869134386206" calcext:value-type="float">
            <text:p>0,0086913439</text:p>
          </table:table-cell>
          <table:table-cell office:value-type="float" office:value="0.0142020470772" calcext:value-type="float">
            <text:p>0,0142020471</text:p>
          </table:table-cell>
          <table:table-cell office:value-type="float" office:value="0.0254994700481" calcext:value-type="float">
            <text:p>0,02549947</text:p>
          </table:table-cell>
          <table:table-cell office:value-type="float" office:value="0.029241576453" calcext:value-type="float">
            <text:p>0,0292415765</text:p>
          </table:table-cell>
          <table:table-cell office:value-type="float" office:value="0.022340625348" calcext:value-type="float">
            <text:p>0,0223406253</text:p>
          </table:table-cell>
          <table:table-cell office:value-type="float" office:value="0.0152354339259" calcext:value-type="float">
            <text:p>0,0152354339</text:p>
          </table:table-cell>
          <table:table-cell office:value-type="float" office:value="0.0142734743772" calcext:value-type="float">
            <text:p>0,0142734744</text:p>
          </table:table-cell>
          <table:table-cell office:value-type="float" office:value="0.018875722047" calcext:value-type="float">
            <text:p>0,018875722</text:p>
          </table:table-cell>
          <table:table-cell office:value-type="float" office:value="0.0238434655851" calcext:value-type="float">
            <text:p>0,0238434656</text:p>
          </table:table-cell>
          <table:table-cell office:value-type="float" office:value="0.0239553458575" calcext:value-type="float">
            <text:p>0,0239553459</text:p>
          </table:table-cell>
          <table:table-cell office:value-type="float" office:value="0.0201328247728" calcext:value-type="float">
            <text:p>0,0201328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.0840084876543" calcext:value-type="float">
            <text:p>0,0840084877</text:p>
          </table:table-cell>
          <table:table-cell office:value-type="float" office:value="0.00883427372685" calcext:value-type="float">
            <text:p>0,0088342737</text:p>
          </table:table-cell>
          <table:table-cell office:value-type="float" office:value="0.00851600436499" calcext:value-type="float">
            <text:p>0,0085160044</text:p>
          </table:table-cell>
          <table:table-cell office:value-type="float" office:value="0.00646961979116" calcext:value-type="float">
            <text:p>0,0064696198</text:p>
          </table:table-cell>
          <table:table-cell office:value-type="float" office:value="0.0221998444594" calcext:value-type="float">
            <text:p>0,0221998445</text:p>
          </table:table-cell>
          <table:table-cell office:value-type="float" office:value="0.0442965927345" calcext:value-type="float">
            <text:p>0,0442965927</text:p>
          </table:table-cell>
          <table:table-cell office:value-type="float" office:value="0.0350070909249" calcext:value-type="float">
            <text:p>0,0350070909</text:p>
          </table:table-cell>
          <table:table-cell office:value-type="float" office:value="0.017914421661" calcext:value-type="float">
            <text:p>0,0179144217</text:p>
          </table:table-cell>
          <table:table-cell office:value-type="float" office:value="0.0127119390292" calcext:value-type="float">
            <text:p>0,012711939</text:p>
          </table:table-cell>
          <table:table-cell office:value-type="float" office:value="0.0168405096238" calcext:value-type="float">
            <text:p>0,0168405096</text:p>
          </table:table-cell>
          <table:table-cell office:value-type="float" office:value="0.0277785266938" calcext:value-type="float">
            <text:p>0,0277785267</text:p>
          </table:table-cell>
          <table:table-cell office:value-type="float" office:value="0.0331248166906" calcext:value-type="float">
            <text:p>0,0331248167</text:p>
          </table:table-cell>
          <table:table-cell office:value-type="float" office:value="0.0272747658064" calcext:value-type="float">
            <text:p>0,0272747658</text:p>
          </table:table-cell>
          <table:table-cell office:value-type="float" office:value="0.019771568788" calcext:value-type="float">
            <text:p>0,0197715688</text:p>
          </table:table-cell>
          <table:table-cell office:value-type="float" office:value="0.0179242849717" calcext:value-type="float">
            <text:p>0,017924285</text:p>
          </table:table-cell>
          <table:table-cell office:value-type="float" office:value="0.021901860535" calcext:value-type="float">
            <text:p>0,0219018605</text:p>
          </table:table-cell>
          <table:table-cell office:value-type="float" office:value="0.0271056512451" calcext:value-type="float">
            <text:p>0,0271056512</text:p>
          </table:table-cell>
          <table:table-cell office:value-type="float" office:value="0.0279749599818" calcext:value-type="float">
            <text:p>0,02797496</text:p>
          </table:table-cell>
          <table:table-cell office:value-type="float" office:value="0.0244946709319" calcext:value-type="float">
            <text:p>0,0244946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.0879147376543" calcext:value-type="float">
            <text:p>0,0879147377</text:p>
          </table:table-cell>
          <table:table-cell office:value-type="float" office:value="0.0105251736111" calcext:value-type="float">
            <text:p>0,0105251736</text:p>
          </table:table-cell>
          <table:table-cell office:value-type="float" office:value="0.00376080194818" calcext:value-type="float">
            <text:p>0,0037608019</text:p>
          </table:table-cell>
          <table:table-cell office:value-type="float" office:value="0.00336983688849" calcext:value-type="float">
            <text:p>0,0033698369</text:p>
          </table:table-cell>
          <table:table-cell office:value-type="float" office:value="0.0170087982251" calcext:value-type="float">
            <text:p>0,0170087982</text:p>
          </table:table-cell>
          <table:table-cell office:value-type="float" office:value="0.040828266641" calcext:value-type="float">
            <text:p>0,0408282666</text:p>
          </table:table-cell>
          <table:table-cell office:value-type="float" office:value="0.0362289613761" calcext:value-type="float">
            <text:p>0,0362289614</text:p>
          </table:table-cell>
          <table:table-cell office:value-type="float" office:value="0.0176054314341" calcext:value-type="float">
            <text:p>0,0176054314</text:p>
          </table:table-cell>
          <table:table-cell office:value-type="float" office:value="0.00999503480593" calcext:value-type="float">
            <text:p>0,0099950348</text:p>
          </table:table-cell>
          <table:table-cell office:value-type="float" office:value="0.0132760831175" calcext:value-type="float">
            <text:p>0,0132760831</text:p>
          </table:table-cell>
          <table:table-cell office:value-type="float" office:value="0.0242409788018" calcext:value-type="float">
            <text:p>0,0242409788</text:p>
          </table:table-cell>
          <table:table-cell office:value-type="float" office:value="0.0312793886728" calcext:value-type="float">
            <text:p>0,0312793887</text:p>
          </table:table-cell>
          <table:table-cell office:value-type="float" office:value="0.026562220291" calcext:value-type="float">
            <text:p>0,0265622203</text:p>
          </table:table-cell>
          <table:table-cell office:value-type="float" office:value="0.0183101538211" calcext:value-type="float">
            <text:p>0,0183101538</text:p>
          </table:table-cell>
          <table:table-cell office:value-type="float" office:value="0.0153507069142" calcext:value-type="float">
            <text:p>0,0153507069</text:p>
          </table:table-cell>
          <table:table-cell office:value-type="float" office:value="0.0188741073651" calcext:value-type="float">
            <text:p>0,0188741074</text:p>
          </table:table-cell>
          <table:table-cell office:value-type="float" office:value="0.0245046116186" calcext:value-type="float">
            <text:p>0,0245046116</text:p>
          </table:table-cell>
          <table:table-cell office:value-type="float" office:value="0.0262139344323" calcext:value-type="float">
            <text:p>0,0262139344</text:p>
          </table:table-cell>
          <table:table-cell office:value-type="float" office:value="0.0230063748323" calcext:value-type="float">
            <text:p>0,0230063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976080246914" calcext:value-type="float">
            <text:p>0,0976080247</text:p>
          </table:table-cell>
          <table:table-cell office:value-type="float" office:value="0.0158155569487" calcext:value-type="float">
            <text:p>0,0158155569</text:p>
          </table:table-cell>
          <table:table-cell office:value-type="float" office:value="0.00346117058899" calcext:value-type="float">
            <text:p>0,0034611706</text:p>
          </table:table-cell>
          <table:table-cell office:value-type="float" office:value="0.00262024302929" calcext:value-type="float">
            <text:p>0,002620243</text:p>
          </table:table-cell>
          <table:table-cell office:value-type="float" office:value="0.0116093701354" calcext:value-type="float">
            <text:p>0,0116093701</text:p>
          </table:table-cell>
          <table:table-cell office:value-type="float" office:value="0.0349054082021" calcext:value-type="float">
            <text:p>0,0349054082</text:p>
          </table:table-cell>
          <table:table-cell office:value-type="float" office:value="0.0374598565046" calcext:value-type="float">
            <text:p>0,0374598565</text:p>
          </table:table-cell>
          <table:table-cell office:value-type="float" office:value="0.0195255192046" calcext:value-type="float">
            <text:p>0,0195255192</text:p>
          </table:table-cell>
          <table:table-cell office:value-type="float" office:value="0.00977970646832" calcext:value-type="float">
            <text:p>0,0097797065</text:p>
          </table:table-cell>
          <table:table-cell office:value-type="float" office:value="0.0109869027667" calcext:value-type="float">
            <text:p>0,0109869028</text:p>
          </table:table-cell>
          <table:table-cell office:value-type="float" office:value="0.0204183585321" calcext:value-type="float">
            <text:p>0,0204183585</text:p>
          </table:table-cell>
          <table:table-cell office:value-type="float" office:value="0.0289342423432" calcext:value-type="float">
            <text:p>0,0289342423</text:p>
          </table:table-cell>
          <table:table-cell office:value-type="float" office:value="0.0265408677163" calcext:value-type="float">
            <text:p>0,0265408677</text:p>
          </table:table-cell>
          <table:table-cell office:value-type="float" office:value="0.0185018570507" calcext:value-type="float">
            <text:p>0,0185018571</text:p>
          </table:table-cell>
          <table:table-cell office:value-type="float" office:value="0.0143496432323" calcext:value-type="float">
            <text:p>0,0143496432</text:p>
          </table:table-cell>
          <table:table-cell office:value-type="float" office:value="0.0166179705075" calcext:value-type="float">
            <text:p>0,0166179705</text:p>
          </table:table-cell>
          <table:table-cell office:value-type="float" office:value="0.0220367923187" calcext:value-type="float">
            <text:p>0,0220367923</text:p>
          </table:table-cell>
          <table:table-cell office:value-type="float" office:value="0.0247308824971" calcext:value-type="float">
            <text:p>0,0247308825</text:p>
          </table:table-cell>
          <table:table-cell office:value-type="float" office:value="0.0224164873139" calcext:value-type="float">
            <text:p>0,022416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0356867284" calcext:value-type="float">
            <text:p>0,1003568673</text:p>
          </table:table-cell>
          <table:table-cell office:value-type="float" office:value="0.0236565232767" calcext:value-type="float">
            <text:p>0,0236565233</text:p>
          </table:table-cell>
          <table:table-cell office:value-type="float" office:value="0.00454896573086" calcext:value-type="float">
            <text:p>0,0045489657</text:p>
          </table:table-cell>
          <table:table-cell office:value-type="float" office:value="0.00396181751395" calcext:value-type="float">
            <text:p>0,0039618175</text:p>
          </table:table-cell>
          <table:table-cell office:value-type="float" office:value="0.0120475148494" calcext:value-type="float">
            <text:p>0,0120475148</text:p>
          </table:table-cell>
          <table:table-cell office:value-type="float" office:value="0.0353470826383" calcext:value-type="float">
            <text:p>0,0353470826</text:p>
          </table:table-cell>
          <table:table-cell office:value-type="float" office:value="0.0422946684653" calcext:value-type="float">
            <text:p>0,0422946685</text:p>
          </table:table-cell>
          <table:table-cell office:value-type="float" office:value="0.0239229813182" calcext:value-type="float">
            <text:p>0,0239229813</text:p>
          </table:table-cell>
          <table:table-cell office:value-type="float" office:value="0.0120204398628" calcext:value-type="float">
            <text:p>0,0120204399</text:p>
          </table:table-cell>
          <table:table-cell office:value-type="float" office:value="0.0123529777157" calcext:value-type="float">
            <text:p>0,0123529777</text:p>
          </table:table-cell>
          <table:table-cell office:value-type="float" office:value="0.0215746016061" calcext:value-type="float">
            <text:p>0,0215746016</text:p>
          </table:table-cell>
          <table:table-cell office:value-type="float" office:value="0.0312730924671" calcext:value-type="float">
            <text:p>0,0312730925</text:p>
          </table:table-cell>
          <table:table-cell office:value-type="float" office:value="0.0300926180438" calcext:value-type="float">
            <text:p>0,030092618</text:p>
          </table:table-cell>
          <table:table-cell office:value-type="float" office:value="0.0216804060398" calcext:value-type="float">
            <text:p>0,021680406</text:p>
          </table:table-cell>
          <table:table-cell office:value-type="float" office:value="0.0165811513589" calcext:value-type="float">
            <text:p>0,0165811514</text:p>
          </table:table-cell>
          <table:table-cell office:value-type="float" office:value="0.0183375746045" calcext:value-type="float">
            <text:p>0,0183375746</text:p>
          </table:table-cell>
          <table:table-cell office:value-type="float" office:value="0.0239627580681" calcext:value-type="float">
            <text:p>0,0239627581</text:p>
          </table:table-cell>
          <table:table-cell office:value-type="float" office:value="0.0273455941683" calcext:value-type="float">
            <text:p>0,0273455942</text:p>
          </table:table-cell>
          <table:table-cell office:value-type="float" office:value="0.0253925320533" calcext:value-type="float">
            <text:p>0,0253925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0831404321" calcext:value-type="float">
            <text:p>0,1083140432</text:p>
          </table:table-cell>
          <table:table-cell office:value-type="float" office:value="0.0351311326517" calcext:value-type="float">
            <text:p>0,0351311327</text:p>
          </table:table-cell>
          <table:table-cell office:value-type="float" office:value="0.0104055731712" calcext:value-type="float">
            <text:p>0,0104055732</text:p>
          </table:table-cell>
          <table:table-cell office:value-type="float" office:value="0.00738379785267" calcext:value-type="float">
            <text:p>0,0073837979</text:p>
          </table:table-cell>
          <table:table-cell office:value-type="float" office:value="0.012367498477" calcext:value-type="float">
            <text:p>0,0123674985</text:p>
          </table:table-cell>
          <table:table-cell office:value-type="float" office:value="0.0343940038321" calcext:value-type="float">
            <text:p>0,0343940038</text:p>
          </table:table-cell>
          <table:table-cell office:value-type="float" office:value="0.0477409861956" calcext:value-type="float">
            <text:p>0,0477409862</text:p>
          </table:table-cell>
          <table:table-cell office:value-type="float" office:value="0.0308346480415" calcext:value-type="float">
            <text:p>0,030834648</text:p>
          </table:table-cell>
          <table:table-cell office:value-type="float" office:value="0.0169163847041" calcext:value-type="float">
            <text:p>0,0169163847</text:p>
          </table:table-cell>
          <table:table-cell office:value-type="float" office:value="0.0151029056734" calcext:value-type="float">
            <text:p>0,0151029057</text:p>
          </table:table-cell>
          <table:table-cell office:value-type="float" office:value="0.0228749189344" calcext:value-type="float">
            <text:p>0,0228749189</text:p>
          </table:table-cell>
          <table:table-cell office:value-type="float" office:value="0.0337347842285" calcext:value-type="float">
            <text:p>0,0337347842</text:p>
          </table:table-cell>
          <table:table-cell office:value-type="float" office:value="0.034810910444" calcext:value-type="float">
            <text:p>0,0348109104</text:p>
          </table:table-cell>
          <table:table-cell office:value-type="float" office:value="0.0268131959091" calcext:value-type="float">
            <text:p>0,0268131959</text:p>
          </table:table-cell>
          <table:table-cell office:value-type="float" office:value="0.0206066667785" calcext:value-type="float">
            <text:p>0,0206066668</text:p>
          </table:table-cell>
          <table:table-cell office:value-type="float" office:value="0.0211185309325" calcext:value-type="float">
            <text:p>0,0211185309</text:p>
          </table:table-cell>
          <table:table-cell office:value-type="float" office:value="0.0264601438919" calcext:value-type="float">
            <text:p>0,0264601439</text:p>
          </table:table-cell>
          <table:table-cell office:value-type="float" office:value="0.03072039611" calcext:value-type="float">
            <text:p>0,0307203961</text:p>
          </table:table-cell>
          <table:table-cell office:value-type="float" office:value="0.0296707321548" calcext:value-type="float">
            <text:p>0,0296707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883487654321" calcext:value-type="float">
            <text:p>0,0883487654</text:p>
          </table:table-cell>
          <table:table-cell office:value-type="float" office:value="0.0450598529664" calcext:value-type="float">
            <text:p>0,045059853</text:p>
          </table:table-cell>
          <table:table-cell office:value-type="float" office:value="0.0068860419584" calcext:value-type="float">
            <text:p>0,006886042</text:p>
          </table:table-cell>
          <table:table-cell office:value-type="float" office:value="0.00526859526545" calcext:value-type="float">
            <text:p>0,0052685953</text:p>
          </table:table-cell>
          <table:table-cell office:value-type="float" office:value="0.00951751638292" calcext:value-type="float">
            <text:p>0,0095175164</text:p>
          </table:table-cell>
          <table:table-cell office:value-type="float" office:value="0.0306601691916" calcext:value-type="float">
            <text:p>0,0306601692</text:p>
          </table:table-cell>
          <table:table-cell office:value-type="float" office:value="0.0479359131976" calcext:value-type="float">
            <text:p>0,0479359132</text:p>
          </table:table-cell>
          <table:table-cell office:value-type="float" office:value="0.0321028763317" calcext:value-type="float">
            <text:p>0,0321028763</text:p>
          </table:table-cell>
          <table:table-cell office:value-type="float" office:value="0.0157210557676" calcext:value-type="float">
            <text:p>0,0157210558</text:p>
          </table:table-cell>
          <table:table-cell office:value-type="float" office:value="0.0128945206099" calcext:value-type="float">
            <text:p>0,0128945206</text:p>
          </table:table-cell>
          <table:table-cell office:value-type="float" office:value="0.0203263725432" calcext:value-type="float">
            <text:p>0,0203263725</text:p>
          </table:table-cell>
          <table:table-cell office:value-type="float" office:value="0.0319943544593" calcext:value-type="float">
            <text:p>0,0319943545</text:p>
          </table:table-cell>
          <table:table-cell office:value-type="float" office:value="0.0344922319118" calcext:value-type="float">
            <text:p>0,0344922319</text:p>
          </table:table-cell>
          <table:table-cell office:value-type="float" office:value="0.0264559044624" calcext:value-type="float">
            <text:p>0,0264559045</text:p>
          </table:table-cell>
          <table:table-cell office:value-type="float" office:value="0.0193003114454" calcext:value-type="float">
            <text:p>0,0193003114</text:p>
          </table:table-cell>
          <table:table-cell office:value-type="float" office:value="0.0191919298161" calcext:value-type="float">
            <text:p>0,0191919298</text:p>
          </table:table-cell>
          <table:table-cell office:value-type="float" office:value="0.0245810956053" calcext:value-type="float">
            <text:p>0,0245810956</text:p>
          </table:table-cell>
          <table:table-cell office:value-type="float" office:value="0.0294665123722" calcext:value-type="float">
            <text:p>0,0294665124</text:p>
          </table:table-cell>
          <table:table-cell office:value-type="float" office:value="0.0289050860162" calcext:value-type="float">
            <text:p>0,028905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741705246914" calcext:value-type="float">
            <text:p>0,0741705247</text:p>
          </table:table-cell>
          <table:table-cell office:value-type="float" office:value="0.057344915445" calcext:value-type="float">
            <text:p>0,0573449154</text:p>
          </table:table-cell>
          <table:table-cell office:value-type="float" office:value="0.00845686231258" calcext:value-type="float">
            <text:p>0,0084568623</text:p>
          </table:table-cell>
          <table:table-cell office:value-type="float" office:value="0.00523426166572" calcext:value-type="float">
            <text:p>0,0052342617</text:p>
          </table:table-cell>
          <table:table-cell office:value-type="float" office:value="0.00637031525594" calcext:value-type="float">
            <text:p>0,0063703153</text:p>
          </table:table-cell>
          <table:table-cell office:value-type="float" office:value="0.0250451292776" calcext:value-type="float">
            <text:p>0,0250451293</text:p>
          </table:table-cell>
          <table:table-cell office:value-type="float" office:value="0.0477513202671" calcext:value-type="float">
            <text:p>0,0477513203</text:p>
          </table:table-cell>
          <table:table-cell office:value-type="float" office:value="0.0353762568297" calcext:value-type="float">
            <text:p>0,0353762568</text:p>
          </table:table-cell>
          <table:table-cell office:value-type="float" office:value="0.0170709610809" calcext:value-type="float">
            <text:p>0,0170709611</text:p>
          </table:table-cell>
          <table:table-cell office:value-type="float" office:value="0.0119278127663" calcext:value-type="float">
            <text:p>0,0119278128</text:p>
          </table:table-cell>
          <table:table-cell office:value-type="float" office:value="0.0175945052394" calcext:value-type="float">
            <text:p>0,0175945052</text:p>
          </table:table-cell>
          <table:table-cell office:value-type="float" office:value="0.0297995288674" calcext:value-type="float">
            <text:p>0,0297995289</text:p>
          </table:table-cell>
          <table:table-cell office:value-type="float" office:value="0.0347220471446" calcext:value-type="float">
            <text:p>0,0347220471</text:p>
          </table:table-cell>
          <table:table-cell office:value-type="float" office:value="0.0276533646703" calcext:value-type="float">
            <text:p>0,0276533647</text:p>
          </table:table-cell>
          <table:table-cell office:value-type="float" office:value="0.0195417741217" calcext:value-type="float">
            <text:p>0,0195417741</text:p>
          </table:table-cell>
          <table:table-cell office:value-type="float" office:value="0.0180515612839" calcext:value-type="float">
            <text:p>0,0180515613</text:p>
          </table:table-cell>
          <table:table-cell office:value-type="float" office:value="0.0228667482521" calcext:value-type="float">
            <text:p>0,0228667483</text:p>
          </table:table-cell>
          <table:table-cell office:value-type="float" office:value="0.0284630563563" calcext:value-type="float">
            <text:p>0,0284630564</text:p>
          </table:table-cell>
          <table:table-cell office:value-type="float" office:value="0.028961161077" calcext:value-type="float">
            <text:p>0,02896116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576774691358" calcext:value-type="float">
            <text:p>0,0576774691</text:p>
          </table:table-cell>
          <table:table-cell office:value-type="float" office:value="0.0689601819702" calcext:value-type="float">
            <text:p>0,068960182</text:p>
          </table:table-cell>
          <table:table-cell office:value-type="float" office:value="0.0122308648227" calcext:value-type="float">
            <text:p>0,0122308648</text:p>
          </table:table-cell>
          <table:table-cell office:value-type="float" office:value="0.00654769926144" calcext:value-type="float">
            <text:p>0,0065476993</text:p>
          </table:table-cell>
          <table:table-cell office:value-type="float" office:value="0.00837247508877" calcext:value-type="float">
            <text:p>0,0083724751</text:p>
          </table:table-cell>
          <table:table-cell office:value-type="float" office:value="0.0252978695521" calcext:value-type="float">
            <text:p>0,0252978696</text:p>
          </table:table-cell>
          <table:table-cell office:value-type="float" office:value="0.0481021194208" calcext:value-type="float">
            <text:p>0,0481021194</text:p>
          </table:table-cell>
          <table:table-cell office:value-type="float" office:value="0.0387574957873" calcext:value-type="float">
            <text:p>0,0387574958</text:p>
          </table:table-cell>
          <table:table-cell office:value-type="float" office:value="0.019960644697" calcext:value-type="float">
            <text:p>0,0199606447</text:p>
          </table:table-cell>
          <table:table-cell office:value-type="float" office:value="0.0138422144634" calcext:value-type="float">
            <text:p>0,0138422145</text:p>
          </table:table-cell>
          <table:table-cell office:value-type="float" office:value="0.0189454093156" calcext:value-type="float">
            <text:p>0,0189454093</text:p>
          </table:table-cell>
          <table:table-cell office:value-type="float" office:value="0.0307513280716" calcext:value-type="float">
            <text:p>0,0307513281</text:p>
          </table:table-cell>
          <table:table-cell office:value-type="float" office:value="0.0364175711592" calcext:value-type="float">
            <text:p>0,0364175712</text:p>
          </table:table-cell>
          <table:table-cell office:value-type="float" office:value="0.0301337948244" calcext:value-type="float">
            <text:p>0,0301337948</text:p>
          </table:table-cell>
          <table:table-cell office:value-type="float" office:value="0.0218538529064" calcext:value-type="float">
            <text:p>0,0218538529</text:p>
          </table:table-cell>
          <table:table-cell office:value-type="float" office:value="0.0198601017309" calcext:value-type="float">
            <text:p>0,0198601017</text:p>
          </table:table-cell>
          <table:table-cell office:value-type="float" office:value="0.0243059687527" calcext:value-type="float">
            <text:p>0,0243059688</text:p>
          </table:table-cell>
          <table:table-cell office:value-type="float" office:value="0.0299495897591" calcext:value-type="float">
            <text:p>0,0299495898</text:p>
          </table:table-cell>
          <table:table-cell office:value-type="float" office:value="0.0308640428489" calcext:value-type="float">
            <text:p>0,0308640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11844135802" calcext:value-type="float">
            <text:p>0,0411844136</text:p>
          </table:table-cell>
          <table:table-cell office:value-type="float" office:value="0.078498578693" calcext:value-type="float">
            <text:p>0,0784985787</text:p>
          </table:table-cell>
          <table:table-cell office:value-type="float" office:value="0.0209157013744" calcext:value-type="float">
            <text:p>0,0209157014</text:p>
          </table:table-cell>
          <table:table-cell office:value-type="float" office:value="0.00817845303731" calcext:value-type="float">
            <text:p>0,008178453</text:p>
          </table:table-cell>
          <table:table-cell office:value-type="float" office:value="0.00592478166958" calcext:value-type="float">
            <text:p>0,0059247817</text:p>
          </table:table-cell>
          <table:table-cell office:value-type="float" office:value="0.0196159610271" calcext:value-type="float">
            <text:p>0,019615961</text:p>
          </table:table-cell>
          <table:table-cell office:value-type="float" office:value="0.044626199858" calcext:value-type="float">
            <text:p>0,0446261999</text:p>
          </table:table-cell>
          <table:table-cell office:value-type="float" office:value="0.0418419456784" calcext:value-type="float">
            <text:p>0,0418419457</text:p>
          </table:table-cell>
          <table:table-cell office:value-type="float" office:value="0.023624712771" calcext:value-type="float">
            <text:p>0,0236247128</text:p>
          </table:table-cell>
          <table:table-cell office:value-type="float" office:value="0.0143253295686" calcext:value-type="float">
            <text:p>0,0143253296</text:p>
          </table:table-cell>
          <table:table-cell office:value-type="float" office:value="0.0165996310687" calcext:value-type="float">
            <text:p>0,0165996311</text:p>
          </table:table-cell>
          <table:table-cell office:value-type="float" office:value="0.0277350868314" calcext:value-type="float">
            <text:p>0,0277350868</text:p>
          </table:table-cell>
          <table:table-cell office:value-type="float" office:value="0.035672916002" calcext:value-type="float">
            <text:p>0,035672916</text:p>
          </table:table-cell>
          <table:table-cell office:value-type="float" office:value="0.0317323879531" calcext:value-type="float">
            <text:p>0,031732388</text:p>
          </table:table-cell>
          <table:table-cell office:value-type="float" office:value="0.0232757018526" calcext:value-type="float">
            <text:p>0,0232757019</text:p>
          </table:table-cell>
          <table:table-cell office:value-type="float" office:value="0.0195470472032" calcext:value-type="float">
            <text:p>0,0195470472</text:p>
          </table:table-cell>
          <table:table-cell office:value-type="float" office:value="0.0226691240831" calcext:value-type="float">
            <text:p>0,0226691241</text:p>
          </table:table-cell>
          <table:table-cell office:value-type="float" office:value="0.0285256527064" calcext:value-type="float">
            <text:p>0,0285256527</text:p>
          </table:table-cell>
          <table:table-cell office:value-type="float" office:value="0.0307465651229" calcext:value-type="float">
            <text:p>0,0307465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70061728395" calcext:value-type="float">
            <text:p>0,0270061728</text:p>
          </table:table-cell>
          <table:table-cell office:value-type="float" office:value="0.0835895302855" calcext:value-type="float">
            <text:p>0,0835895303</text:p>
          </table:table-cell>
          <table:table-cell office:value-type="float" office:value="0.021823425479" calcext:value-type="float">
            <text:p>0,0218234255</text:p>
          </table:table-cell>
          <table:table-cell office:value-type="float" office:value="0.00713711995881" calcext:value-type="float">
            <text:p>0,00713712</text:p>
          </table:table-cell>
          <table:table-cell office:value-type="float" office:value="0.00774867084595" calcext:value-type="float">
            <text:p>0,0077486708</text:p>
          </table:table-cell>
          <table:table-cell office:value-type="float" office:value="0.0197506492638" calcext:value-type="float">
            <text:p>0,0197506493</text:p>
          </table:table-cell>
          <table:table-cell office:value-type="float" office:value="0.0426630566239" calcext:value-type="float">
            <text:p>0,0426630566</text:p>
          </table:table-cell>
          <table:table-cell office:value-type="float" office:value="0.0424052017979" calcext:value-type="float">
            <text:p>0,0424052018</text:p>
          </table:table-cell>
          <table:table-cell office:value-type="float" office:value="0.0241042826867" calcext:value-type="float">
            <text:p>0,0241042827</text:p>
          </table:table-cell>
          <table:table-cell office:value-type="float" office:value="0.0146829943441" calcext:value-type="float">
            <text:p>0,0146829943</text:p>
          </table:table-cell>
          <table:table-cell office:value-type="float" office:value="0.0170855363449" calcext:value-type="float">
            <text:p>0,0170855363</text:p>
          </table:table-cell>
          <table:table-cell office:value-type="float" office:value="0.0274095413751" calcext:value-type="float">
            <text:p>0,0274095414</text:p>
          </table:table-cell>
          <table:table-cell office:value-type="float" office:value="0.0352776814684" calcext:value-type="float">
            <text:p>0,0352776815</text:p>
          </table:table-cell>
          <table:table-cell office:value-type="float" office:value="0.0319005166307" calcext:value-type="float">
            <text:p>0,0319005166</text:p>
          </table:table-cell>
          <table:table-cell office:value-type="float" office:value="0.0236039688936" calcext:value-type="float">
            <text:p>0,0236039689</text:p>
          </table:table-cell>
          <table:table-cell office:value-type="float" office:value="0.0198654591697" calcext:value-type="float">
            <text:p>0,0198654592</text:p>
          </table:table-cell>
          <table:table-cell office:value-type="float" office:value="0.0227805923819" calcext:value-type="float">
            <text:p>0,0227805924</text:p>
          </table:table-cell>
          <table:table-cell office:value-type="float" office:value="0.0283847868509" calcext:value-type="float">
            <text:p>0,0283847869</text:p>
          </table:table-cell>
          <table:table-cell office:value-type="float" office:value="0.0306757274905" calcext:value-type="float">
            <text:p>0,0306757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54320987654" calcext:value-type="float">
            <text:p>0,0154320988</text:p>
          </table:table-cell>
          <table:table-cell office:value-type="float" office:value="0.0855662655928" calcext:value-type="float">
            <text:p>0,0855662656</text:p>
          </table:table-cell>
          <table:table-cell office:value-type="float" office:value="0.0281236721528" calcext:value-type="float">
            <text:p>0,0281236722</text:p>
          </table:table-cell>
          <table:table-cell office:value-type="float" office:value="0.00708220199609" calcext:value-type="float">
            <text:p>0,007082202</text:p>
          </table:table-cell>
          <table:table-cell office:value-type="float" office:value="0.00521511097019" calcext:value-type="float">
            <text:p>0,005215111</text:p>
          </table:table-cell>
          <table:table-cell office:value-type="float" office:value="0.0139684185656" calcext:value-type="float">
            <text:p>0,0139684186</text:p>
          </table:table-cell>
          <table:table-cell office:value-type="float" office:value="0.0370341207817" calcext:value-type="float">
            <text:p>0,0370341208</text:p>
          </table:table-cell>
          <table:table-cell office:value-type="float" office:value="0.042613046354" calcext:value-type="float">
            <text:p>0,0426130464</text:p>
          </table:table-cell>
          <table:table-cell office:value-type="float" office:value="0.0255809790297" calcext:value-type="float">
            <text:p>0,025580979</text:p>
          </table:table-cell>
          <table:table-cell office:value-type="float" office:value="0.0139058382295" calcext:value-type="float">
            <text:p>0,0139058382</text:p>
          </table:table-cell>
          <table:table-cell office:value-type="float" office:value="0.0140173378373" calcext:value-type="float">
            <text:p>0,0140173378</text:p>
          </table:table-cell>
          <table:table-cell office:value-type="float" office:value="0.0232201415688" calcext:value-type="float">
            <text:p>0,0232201416</text:p>
          </table:table-cell>
          <table:table-cell office:value-type="float" office:value="0.0325232669321" calcext:value-type="float">
            <text:p>0,0325232669</text:p>
          </table:table-cell>
          <table:table-cell office:value-type="float" office:value="0.0312939758037" calcext:value-type="float">
            <text:p>0,0312939758</text:p>
          </table:table-cell>
          <table:table-cell office:value-type="float" office:value="0.0232360810693" calcext:value-type="float">
            <text:p>0,0232360811</text:p>
          </table:table-cell>
          <table:table-cell office:value-type="float" office:value="0.018258867149" calcext:value-type="float">
            <text:p>0,0182588671</text:p>
          </table:table-cell>
          <table:table-cell office:value-type="float" office:value="0.0199611992461" calcext:value-type="float">
            <text:p>0,0199611992</text:p>
          </table:table-cell>
          <table:table-cell office:value-type="float" office:value="0.0254467744766" calcext:value-type="float">
            <text:p>0,0254467745</text:p>
          </table:table-cell>
          <table:table-cell office:value-type="float" office:value="0.0286954228226" calcext:value-type="float">
            <text:p>0,02869542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771604938272" calcext:value-type="float">
            <text:p>0,0077160494</text:p>
          </table:table-cell>
          <table:table-cell office:value-type="float" office:value="0.082993746785" calcext:value-type="float">
            <text:p>0,0829937468</text:p>
          </table:table-cell>
          <table:table-cell office:value-type="float" office:value="0.0367218305962" calcext:value-type="float">
            <text:p>0,0367218306</text:p>
          </table:table-cell>
          <table:table-cell office:value-type="float" office:value="0.00918443863248" calcext:value-type="float">
            <text:p>0,0091844386</text:p>
          </table:table-cell>
          <table:table-cell office:value-type="float" office:value="0.00797126007838" calcext:value-type="float">
            <text:p>0,0079712601</text:p>
          </table:table-cell>
          <table:table-cell office:value-type="float" office:value="0.0150514032246" calcext:value-type="float">
            <text:p>0,0150514032</text:p>
          </table:table-cell>
          <table:table-cell office:value-type="float" office:value="0.0350607979138" calcext:value-type="float">
            <text:p>0,0350607979</text:p>
          </table:table-cell>
          <table:table-cell office:value-type="float" office:value="0.0443523214631" calcext:value-type="float">
            <text:p>0,0443523215</text:p>
          </table:table-cell>
          <table:table-cell office:value-type="float" office:value="0.0292084306117" calcext:value-type="float">
            <text:p>0,0292084306</text:p>
          </table:table-cell>
          <table:table-cell office:value-type="float" office:value="0.0166236889219" calcext:value-type="float">
            <text:p>0,0166236889</text:p>
          </table:table-cell>
          <table:table-cell office:value-type="float" office:value="0.0158427968531" calcext:value-type="float">
            <text:p>0,0158427969</text:p>
          </table:table-cell>
          <table:table-cell office:value-type="float" office:value="0.0237603958856" calcext:value-type="float">
            <text:p>0,0237603959</text:p>
          </table:table-cell>
          <table:table-cell office:value-type="float" office:value="0.0330594009661" calcext:value-type="float">
            <text:p>0,033059401</text:p>
          </table:table-cell>
          <table:table-cell office:value-type="float" office:value="0.0332330410381" calcext:value-type="float">
            <text:p>0,033233041</text:p>
          </table:table-cell>
          <table:table-cell office:value-type="float" office:value="0.0258089433144" calcext:value-type="float">
            <text:p>0,0258089433</text:p>
          </table:table-cell>
          <table:table-cell office:value-type="float" office:value="0.0204592442471" calcext:value-type="float">
            <text:p>0,0204592442</text:p>
          </table:table-cell>
          <table:table-cell office:value-type="float" office:value="0.0214383372952" calcext:value-type="float">
            <text:p>0,0214383373</text:p>
          </table:table-cell>
          <table:table-cell office:value-type="float" office:value="0.0264604519232" calcext:value-type="float">
            <text:p>0,0264604519</text:p>
          </table:table-cell>
          <table:table-cell office:value-type="float" office:value="0.0300016087432" calcext:value-type="float">
            <text:p>0,0300016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308641975309" calcext:value-type="float">
            <text:p>0,0030864198</text:p>
          </table:table-cell>
          <table:table-cell office:value-type="float" office:value="0.0764104898084" calcext:value-type="float">
            <text:p>0,0764104898</text:p>
          </table:table-cell>
          <table:table-cell office:value-type="float" office:value="0.0446974602147" calcext:value-type="float">
            <text:p>0,0446974602</text:p>
          </table:table-cell>
          <table:table-cell office:value-type="float" office:value="0.00983219421773" calcext:value-type="float">
            <text:p>0,0098321942</text:p>
          </table:table-cell>
          <table:table-cell office:value-type="float" office:value="0.00550732338593" calcext:value-type="float">
            <text:p>0,0055073234</text:p>
          </table:table-cell>
          <table:table-cell office:value-type="float" office:value="0.00985123675941" calcext:value-type="float">
            <text:p>0,0098512368</text:p>
          </table:table-cell>
          <table:table-cell office:value-type="float" office:value="0.0288869550837" calcext:value-type="float">
            <text:p>0,0288869551</text:p>
          </table:table-cell>
          <table:table-cell office:value-type="float" office:value="0.0431617757026" calcext:value-type="float">
            <text:p>0,0431617757</text:p>
          </table:table-cell>
          <table:table-cell office:value-type="float" office:value="0.0306339177376" calcext:value-type="float">
            <text:p>0,0306339177</text:p>
          </table:table-cell>
          <table:table-cell office:value-type="float" office:value="0.0161415852116" calcext:value-type="float">
            <text:p>0,0161415852</text:p>
          </table:table-cell>
          <table:table-cell office:value-type="float" office:value="0.0129780182514" calcext:value-type="float">
            <text:p>0,0129780183</text:p>
          </table:table-cell>
          <table:table-cell office:value-type="float" office:value="0.0195319209316" calcext:value-type="float">
            <text:p>0,0195319209</text:p>
          </table:table-cell>
          <table:table-cell office:value-type="float" office:value="0.0297329513113" calcext:value-type="float">
            <text:p>0,0297329513</text:p>
          </table:table-cell>
          <table:table-cell office:value-type="float" office:value="0.0320827863164" calcext:value-type="float">
            <text:p>0,0320827863</text:p>
          </table:table-cell>
          <table:table-cell office:value-type="float" office:value="0.0253325514173" calcext:value-type="float">
            <text:p>0,0253325514</text:p>
          </table:table-cell>
          <table:table-cell office:value-type="float" office:value="0.0189403156818" calcext:value-type="float">
            <text:p>0,0189403157</text:p>
          </table:table-cell>
          <table:table-cell office:value-type="float" office:value="0.018636875842" calcext:value-type="float">
            <text:p>0,0186368758</text:p>
          </table:table-cell>
          <table:table-cell office:value-type="float" office:value="0.0233049658536" calcext:value-type="float">
            <text:p>0,0233049659</text:p>
          </table:table-cell>
          <table:table-cell office:value-type="float" office:value="0.0276306244549" calcext:value-type="float">
            <text:p>0,0276306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11882716049" calcext:value-type="float">
            <text:p>0,0111882716</text:p>
          </table:table-cell>
          <table:table-cell office:value-type="float" office:value="0.0672940645362" calcext:value-type="float">
            <text:p>0,0672940645</text:p>
          </table:table-cell>
          <table:table-cell office:value-type="float" office:value="0.0577228036237" calcext:value-type="float">
            <text:p>0,0577228036</text:p>
          </table:table-cell>
          <table:table-cell office:value-type="float" office:value="0.0154964078619" calcext:value-type="float">
            <text:p>0,0154964079</text:p>
          </table:table-cell>
          <table:table-cell office:value-type="float" office:value="0.0100916853682" calcext:value-type="float">
            <text:p>0,0100916854</text:p>
          </table:table-cell>
          <table:table-cell office:value-type="float" office:value="0.0130110508649" calcext:value-type="float">
            <text:p>0,0130110509</text:p>
          </table:table-cell>
          <table:table-cell office:value-type="float" office:value="0.0298993498354" calcext:value-type="float">
            <text:p>0,0298993498</text:p>
          </table:table-cell>
          <table:table-cell office:value-type="float" office:value="0.0465965760086" calcext:value-type="float">
            <text:p>0,046596576</text:p>
          </table:table-cell>
          <table:table-cell office:value-type="float" office:value="0.0369309065899" calcext:value-type="float">
            <text:p>0,0369309066</text:p>
          </table:table-cell>
          <table:table-cell office:value-type="float" office:value="0.0215805691742" calcext:value-type="float">
            <text:p>0,0215805692</text:p>
          </table:table-cell>
          <table:table-cell office:value-type="float" office:value="0.0170833154458" calcext:value-type="float">
            <text:p>0,0170833154</text:p>
          </table:table-cell>
          <table:table-cell office:value-type="float" office:value="0.0224845124357" calcext:value-type="float">
            <text:p>0,0224845124</text:p>
          </table:table-cell>
          <table:table-cell office:value-type="float" office:value="0.0326252242604" calcext:value-type="float">
            <text:p>0,0326252243</text:p>
          </table:table-cell>
          <table:table-cell office:value-type="float" office:value="0.0363415948955" calcext:value-type="float">
            <text:p>0,0363415949</text:p>
          </table:table-cell>
          <table:table-cell office:value-type="float" office:value="0.0304239438554" calcext:value-type="float">
            <text:p>0,0304239439</text:p>
          </table:table-cell>
          <table:table-cell office:value-type="float" office:value="0.0236324145187" calcext:value-type="float">
            <text:p>0,0236324145</text:p>
          </table:table-cell>
          <table:table-cell office:value-type="float" office:value="0.0225148989079" calcext:value-type="float">
            <text:p>0,0225148989</text:p>
          </table:table-cell>
          <table:table-cell office:value-type="float" office:value="0.0267040143666" calcext:value-type="float">
            <text:p>0,0267040144</text:p>
          </table:table-cell>
          <table:table-cell office:value-type="float" office:value="0.0313075512767" calcext:value-type="float">
            <text:p>0,03130755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458764682" calcext:value-type="float">
            <text:p>0,0554458765</text:p>
          </table:table-cell>
          <table:table-cell office:value-type="float" office:value="0.0594920364936" calcext:value-type="float">
            <text:p>0,0594920365</text:p>
          </table:table-cell>
          <table:table-cell office:value-type="float" office:value="0.0149593486352" calcext:value-type="float">
            <text:p>0,0149593486</text:p>
          </table:table-cell>
          <table:table-cell office:value-type="float" office:value="0.00623454604898" calcext:value-type="float">
            <text:p>0,006234546</text:p>
          </table:table-cell>
          <table:table-cell office:value-type="float" office:value="0.00768680365604" calcext:value-type="float">
            <text:p>0,0076868037</text:p>
          </table:table-cell>
          <table:table-cell office:value-type="float" office:value="0.0230011196084" calcext:value-type="float">
            <text:p>0,0230011196</text:p>
          </table:table-cell>
          <table:table-cell office:value-type="float" office:value="0.0419100634663" calcext:value-type="float">
            <text:p>0,0419100635</text:p>
          </table:table-cell>
          <table:table-cell office:value-type="float" office:value="0.0350216559373" calcext:value-type="float">
            <text:p>0,0350216559</text:p>
          </table:table-cell>
          <table:table-cell office:value-type="float" office:value="0.0191433850112" calcext:value-type="float">
            <text:p>0,019143385</text:p>
          </table:table-cell>
          <table:table-cell office:value-type="float" office:value="0.0130407817348" calcext:value-type="float">
            <text:p>0,0130407817</text:p>
          </table:table-cell>
          <table:table-cell office:value-type="float" office:value="0.0172464281832" calcext:value-type="float">
            <text:p>0,0172464282</text:p>
          </table:table-cell>
          <table:table-cell office:value-type="float" office:value="0.0274323859379" calcext:value-type="float">
            <text:p>0,0274323859</text:p>
          </table:table-cell>
          <table:table-cell office:value-type="float" office:value="0.0324822864076" calcext:value-type="float">
            <text:p>0,0324822864</text:p>
          </table:table-cell>
          <table:table-cell office:value-type="float" office:value="0.0274451036948" calcext:value-type="float">
            <text:p>0,0274451037</text:p>
          </table:table-cell>
          <table:table-cell office:value-type="float" office:value="0.0202690584039" calcext:value-type="float">
            <text:p>0,0202690584</text:p>
          </table:table-cell>
          <table:table-cell office:value-type="float" office:value="0.0182721228456" calcext:value-type="float">
            <text:p>0,0182721228</text:p>
          </table:table-cell>
          <table:table-cell office:value-type="float" office:value="0.021975435185" calcext:value-type="float">
            <text:p>0,0219754352</text:p>
          </table:table-cell>
          <table:table-cell office:value-type="float" office:value="0.0268759718463" calcext:value-type="float">
            <text:p>0,0268759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204614626" calcext:value-type="float">
            <text:p>0,0436204615</text:p>
          </table:table-cell>
          <table:table-cell office:value-type="float" office:value="0.0651590492354" calcext:value-type="float">
            <text:p>0,0651590492</text:p>
          </table:table-cell>
          <table:table-cell office:value-type="float" office:value="0.019103708775" calcext:value-type="float">
            <text:p>0,0191037088</text:p>
          </table:table-cell>
          <table:table-cell office:value-type="float" office:value="0.00686739413428" calcext:value-type="float">
            <text:p>0,0068673941</text:p>
          </table:table-cell>
          <table:table-cell office:value-type="float" office:value="0.00713058751076" calcext:value-type="float">
            <text:p>0,0071305875</text:p>
          </table:table-cell>
          <table:table-cell office:value-type="float" office:value="0.0203303918486" calcext:value-type="float">
            <text:p>0,0203303918</text:p>
          </table:table-cell>
          <table:table-cell office:value-type="float" office:value="0.0402477450898" calcext:value-type="float">
            <text:p>0,0402477451</text:p>
          </table:table-cell>
          <table:table-cell office:value-type="float" office:value="0.0368705428434" calcext:value-type="float">
            <text:p>0,0368705428</text:p>
          </table:table-cell>
          <table:table-cell office:value-type="float" office:value="0.0210398387791" calcext:value-type="float">
            <text:p>0,0210398388</text:p>
          </table:table-cell>
          <table:table-cell office:value-type="float" office:value="0.0134540529355" calcext:value-type="float">
            <text:p>0,0134540529</text:p>
          </table:table-cell>
          <table:table-cell office:value-type="float" office:value="0.0163625102508" calcext:value-type="float">
            <text:p>0,0163625103</text:p>
          </table:table-cell>
          <table:table-cell office:value-type="float" office:value="0.0261173627684" calcext:value-type="float">
            <text:p>0,0261173628</text:p>
          </table:table-cell>
          <table:table-cell office:value-type="float" office:value="0.0322966103631" calcext:value-type="float">
            <text:p>0,0322966104</text:p>
          </table:table-cell>
          <table:table-cell office:value-type="float" office:value="0.0284247661504" calcext:value-type="float">
            <text:p>0,0284247662</text:p>
          </table:table-cell>
          <table:table-cell office:value-type="float" office:value="0.0211381844881" calcext:value-type="float">
            <text:p>0,0211381845</text:p>
          </table:table-cell>
          <table:table-cell office:value-type="float" office:value="0.0183184772207" calcext:value-type="float">
            <text:p>0,0183184772</text:p>
          </table:table-cell>
          <table:table-cell office:value-type="float" office:value="0.0213773145549" calcext:value-type="float">
            <text:p>0,0213773146</text:p>
          </table:table-cell>
          <table:table-cell office:value-type="float" office:value="0.0263636265969" calcext:value-type="float">
            <text:p>0,02636362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730171361" calcext:value-type="float">
            <text:p>0,0330730171</text:p>
          </table:table-cell>
          <table:table-cell office:value-type="float" office:value="0.0683602732941" calcext:value-type="float">
            <text:p>0,0683602733</text:p>
          </table:table-cell>
          <table:table-cell office:value-type="float" office:value="0.0238210929032" calcext:value-type="float">
            <text:p>0,0238210929</text:p>
          </table:table-cell>
          <table:table-cell office:value-type="float" office:value="0.00752771246629" calcext:value-type="float">
            <text:p>0,0075277125</text:p>
          </table:table-cell>
          <table:table-cell office:value-type="float" office:value="0.00674095419026" calcext:value-type="float">
            <text:p>0,0067409542</text:p>
          </table:table-cell>
          <table:table-cell office:value-type="float" office:value="0.017761377503" calcext:value-type="float">
            <text:p>0,0177613775</text:p>
          </table:table-cell>
          <table:table-cell office:value-type="float" office:value="0.0378122451092" calcext:value-type="float">
            <text:p>0,0378122451</text:p>
          </table:table-cell>
          <table:table-cell office:value-type="float" office:value="0.0381539347688" calcext:value-type="float">
            <text:p>0,0381539348</text:p>
          </table:table-cell>
          <table:table-cell office:value-type="float" office:value="0.0228973566885" calcext:value-type="float">
            <text:p>0,0228973567</text:p>
          </table:table-cell>
          <table:table-cell office:value-type="float" office:value="0.0139170433446" calcext:value-type="float">
            <text:p>0,0139170433</text:p>
          </table:table-cell>
          <table:table-cell office:value-type="float" office:value="0.0154942520436" calcext:value-type="float">
            <text:p>0,015494252</text:p>
          </table:table-cell>
          <table:table-cell office:value-type="float" office:value="0.0245619202813" calcext:value-type="float">
            <text:p>0,0245619203</text:p>
          </table:table-cell>
          <table:table-cell office:value-type="float" office:value="0.0316591991613" calcext:value-type="float">
            <text:p>0,0316591992</text:p>
          </table:table-cell>
          <table:table-cell office:value-type="float" office:value="0.029091395436" calcext:value-type="float">
            <text:p>0,0290913954</text:p>
          </table:table-cell>
          <table:table-cell office:value-type="float" office:value="0.0218981268973" calcext:value-type="float">
            <text:p>0,0218981269</text:p>
          </table:table-cell>
          <table:table-cell office:value-type="float" office:value="0.0183182022984" calcext:value-type="float">
            <text:p>0,0183182023</text:p>
          </table:table-cell>
          <table:table-cell office:value-type="float" office:value="0.0206549987042" calcext:value-type="float">
            <text:p>0,0206549987</text:p>
          </table:table-cell>
          <table:table-cell office:value-type="float" office:value="0.0255860422921" calcext:value-type="float">
            <text:p>0,0255860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828430427" calcext:value-type="float">
            <text:p>0,023082843</text:p>
          </table:table-cell>
          <table:table-cell office:value-type="float" office:value="0.0688824344746" calcext:value-type="float">
            <text:p>0,0688824345</text:p>
          </table:table-cell>
          <table:table-cell office:value-type="float" office:value="0.029279717838" calcext:value-type="float">
            <text:p>0,0292797178</text:p>
          </table:table-cell>
          <table:table-cell office:value-type="float" office:value="0.00843787173458" calcext:value-type="float">
            <text:p>0,0084378717</text:p>
          </table:table-cell>
          <table:table-cell office:value-type="float" office:value="0.00644370670048" calcext:value-type="float">
            <text:p>0,0064437067</text:p>
          </table:table-cell>
          <table:table-cell office:value-type="float" office:value="0.0152650392428" calcext:value-type="float">
            <text:p>0,0152650392</text:p>
          </table:table-cell>
          <table:table-cell office:value-type="float" office:value="0.0347207392805" calcext:value-type="float">
            <text:p>0,0347207393</text:p>
          </table:table-cell>
          <table:table-cell office:value-type="float" office:value="0.0388099838368" calcext:value-type="float">
            <text:p>0,0388099838</text:p>
          </table:table-cell>
          <table:table-cell office:value-type="float" office:value="0.0247430171947" calcext:value-type="float">
            <text:p>0,0247430172</text:p>
          </table:table-cell>
          <table:table-cell office:value-type="float" office:value="0.0144818511274" calcext:value-type="float">
            <text:p>0,0144818511</text:p>
          </table:table-cell>
          <table:table-cell office:value-type="float" office:value="0.0146398125723" calcext:value-type="float">
            <text:p>0,0146398126</text:p>
          </table:table-cell>
          <table:table-cell office:value-type="float" office:value="0.0227885483367" calcext:value-type="float">
            <text:p>0,0227885483</text:p>
          </table:table-cell>
          <table:table-cell office:value-type="float" office:value="0.0305919047321" calcext:value-type="float">
            <text:p>0,0305919047</text:p>
          </table:table-cell>
          <table:table-cell office:value-type="float" office:value="0.0294502607922" calcext:value-type="float">
            <text:p>0,0294502608</text:p>
          </table:table-cell>
          <table:table-cell office:value-type="float" office:value="0.0225725122609" calcext:value-type="float">
            <text:p>0,0225725123</text:p>
          </table:table-cell>
          <table:table-cell office:value-type="float" office:value="0.0182947565887" calcext:value-type="float">
            <text:p>0,0182947566</text:p>
          </table:table-cell>
          <table:table-cell office:value-type="float" office:value="0.0198248784981" calcext:value-type="float">
            <text:p>0,0198248785</text:p>
          </table:table-cell>
          <table:table-cell office:value-type="float" office:value="0.0245619149581" calcext:value-type="float">
            <text:p>0,0245619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495490934" calcext:value-type="float">
            <text:p>0,0158495491</text:p>
          </table:table-cell>
          <table:table-cell office:value-type="float" office:value="0.0664560329331" calcext:value-type="float">
            <text:p>0,0664560329</text:p>
          </table:table-cell>
          <table:table-cell office:value-type="float" office:value="0.0353416294189" calcext:value-type="float">
            <text:p>0,0353416294</text:p>
          </table:table-cell>
          <table:table-cell office:value-type="float" office:value="0.00981095344177" calcext:value-type="float">
            <text:p>0,0098109534</text:p>
          </table:table-cell>
          <table:table-cell office:value-type="float" office:value="0.00640942410283" calcext:value-type="float">
            <text:p>0,0064094241</text:p>
          </table:table-cell>
          <table:table-cell office:value-type="float" office:value="0.013144226896" calcext:value-type="float">
            <text:p>0,0131442269</text:p>
          </table:table-cell>
          <table:table-cell office:value-type="float" office:value="0.0314195008737" calcext:value-type="float">
            <text:p>0,0314195009</text:p>
          </table:table-cell>
          <table:table-cell office:value-type="float" office:value="0.0390647924304" calcext:value-type="float">
            <text:p>0,0390647924</text:p>
          </table:table-cell>
          <table:table-cell office:value-type="float" office:value="0.0267284927401" calcext:value-type="float">
            <text:p>0,0267284927</text:p>
          </table:table-cell>
          <table:table-cell office:value-type="float" office:value="0.0153375619954" calcext:value-type="float">
            <text:p>0,015337562</text:p>
          </table:table-cell>
          <table:table-cell office:value-type="float" office:value="0.0140372164841" calcext:value-type="float">
            <text:p>0,0140372165</text:p>
          </table:table-cell>
          <table:table-cell office:value-type="float" office:value="0.0211114993497" calcext:value-type="float">
            <text:p>0,0211114993</text:p>
          </table:table-cell>
          <table:table-cell office:value-type="float" office:value="0.029400825958" calcext:value-type="float">
            <text:p>0,029400826</text:p>
          </table:table-cell>
          <table:table-cell office:value-type="float" office:value="0.0297318139326" calcext:value-type="float">
            <text:p>0,0297318139</text:p>
          </table:table-cell>
          <table:table-cell office:value-type="float" office:value="0.0233610377981" calcext:value-type="float">
            <text:p>0,0233610378</text:p>
          </table:table-cell>
          <table:table-cell office:value-type="float" office:value="0.0184670703825" calcext:value-type="float">
            <text:p>0,0184670704</text:p>
          </table:table-cell>
          <table:table-cell office:value-type="float" office:value="0.0191460373336" calcext:value-type="float">
            <text:p>0,0191460373</text:p>
          </table:table-cell>
          <table:table-cell office:value-type="float" office:value="0.0235750944539" calcext:value-type="float">
            <text:p>0,02357509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309327846" calcext:value-type="float">
            <text:p>0,0103309328</text:p>
          </table:table-cell>
          <table:table-cell office:value-type="float" office:value="0.063426105701" calcext:value-type="float">
            <text:p>0,0634261057</text:p>
          </table:table-cell>
          <table:table-cell office:value-type="float" office:value="0.0423890693127" calcext:value-type="float">
            <text:p>0,0423890693</text:p>
          </table:table-cell>
          <table:table-cell office:value-type="float" office:value="0.0118665352017" calcext:value-type="float">
            <text:p>0,0118665352</text:p>
          </table:table-cell>
          <table:table-cell office:value-type="float" office:value="0.00662414917006" calcext:value-type="float">
            <text:p>0,0066241492</text:p>
          </table:table-cell>
          <table:table-cell office:value-type="float" office:value="0.0115741757726" calcext:value-type="float">
            <text:p>0,0115741758</text:p>
          </table:table-cell>
          <table:table-cell office:value-type="float" office:value="0.0287515494012" calcext:value-type="float">
            <text:p>0,0287515494</text:p>
          </table:table-cell>
          <table:table-cell office:value-type="float" office:value="0.0397321089769" calcext:value-type="float">
            <text:p>0,039732109</text:p>
          </table:table-cell>
          <table:table-cell office:value-type="float" office:value="0.0292857872007" calcext:value-type="float">
            <text:p>0,0292857872</text:p>
          </table:table-cell>
          <table:table-cell office:value-type="float" office:value="0.0167116936057" calcext:value-type="float">
            <text:p>0,0167116936</text:p>
          </table:table-cell>
          <table:table-cell office:value-type="float" office:value="0.0138977412317" calcext:value-type="float">
            <text:p>0,0138977412</text:p>
          </table:table-cell>
          <table:table-cell office:value-type="float" office:value="0.0199688908008" calcext:value-type="float">
            <text:p>0,0199688908</text:p>
          </table:table-cell>
          <table:table-cell office:value-type="float" office:value="0.0287350764904" calcext:value-type="float">
            <text:p>0,0287350765</text:p>
          </table:table-cell>
          <table:table-cell office:value-type="float" office:value="0.0305236398993" calcext:value-type="float">
            <text:p>0,0305236399</text:p>
          </table:table-cell>
          <table:table-cell office:value-type="float" office:value="0.0246734563753" calcext:value-type="float">
            <text:p>0,0246734564</text:p>
          </table:table-cell>
          <table:table-cell office:value-type="float" office:value="0.0191452969557" calcext:value-type="float">
            <text:p>0,019145297</text:p>
          </table:table-cell>
          <table:table-cell office:value-type="float" office:value="0.0189721882616" calcext:value-type="float">
            <text:p>0,0189721883</text:p>
          </table:table-cell>
          <table:table-cell office:value-type="float" office:value="0.0231073273643" calcext:value-type="float">
            <text:p>0,0231073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599708505" calcext:value-type="float">
            <text:p>0,0067059971</text:p>
          </table:table-cell>
          <table:table-cell office:value-type="float" office:value="0.057792483334" calcext:value-type="float">
            <text:p>0,0577924833</text:p>
          </table:table-cell>
          <table:table-cell office:value-type="float" office:value="0.0489580893662" calcext:value-type="float">
            <text:p>0,0489580894</text:p>
          </table:table-cell>
          <table:table-cell office:value-type="float" office:value="0.0144602064789" calcext:value-type="float">
            <text:p>0,0144602065</text:p>
          </table:table-cell>
          <table:table-cell office:value-type="float" office:value="0.00694473001704" calcext:value-type="float">
            <text:p>0,00694473</text:p>
          </table:table-cell>
          <table:table-cell office:value-type="float" office:value="0.0102037792499" calcext:value-type="float">
            <text:p>0,0102037792</text:p>
          </table:table-cell>
          <table:table-cell office:value-type="float" office:value="0.0259445618966" calcext:value-type="float">
            <text:p>0,0259445619</text:p>
          </table:table-cell>
          <table:table-cell office:value-type="float" office:value="0.0397300333978" calcext:value-type="float">
            <text:p>0,0397300334</text:p>
          </table:table-cell>
          <table:table-cell office:value-type="float" office:value="0.0316390098875" calcext:value-type="float">
            <text:p>0,0316390099</text:p>
          </table:table-cell>
          <table:table-cell office:value-type="float" office:value="0.0182035305507" calcext:value-type="float">
            <text:p>0,0182035306</text:p>
          </table:table-cell>
          <table:table-cell office:value-type="float" office:value="0.0138640476827" calcext:value-type="float">
            <text:p>0,0138640477</text:p>
          </table:table-cell>
          <table:table-cell office:value-type="float" office:value="0.0188176329641" calcext:value-type="float">
            <text:p>0,018817633</text:p>
          </table:table-cell>
          <table:table-cell office:value-type="float" office:value="0.0278173350462" calcext:value-type="float">
            <text:p>0,027817335</text:p>
          </table:table-cell>
          <table:table-cell office:value-type="float" office:value="0.0310073302921" calcext:value-type="float">
            <text:p>0,0310073303</text:p>
          </table:table-cell>
          <table:table-cell office:value-type="float" office:value="0.0258657648114" calcext:value-type="float">
            <text:p>0,0258657648</text:p>
          </table:table-cell>
          <table:table-cell office:value-type="float" office:value="0.0198381433024" calcext:value-type="float">
            <text:p>0,0198381433</text:p>
          </table:table-cell>
          <table:table-cell office:value-type="float" office:value="0.0188036609372" calcext:value-type="float">
            <text:p>0,0188036609</text:p>
          </table:table-cell>
          <table:table-cell office:value-type="float" office:value="0.0225385107209" calcext:value-type="float">
            <text:p>0,0225385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5621570645" calcext:value-type="float">
            <text:p>0,0037562157</text:p>
          </table:table-cell>
          <table:table-cell office:value-type="float" office:value="0.0504495230885" calcext:value-type="float">
            <text:p>0,0504495231</text:p>
          </table:table-cell>
          <table:table-cell office:value-type="float" office:value="0.0527359712929" calcext:value-type="float">
            <text:p>0,0527359713</text:p>
          </table:table-cell>
          <table:table-cell office:value-type="float" office:value="0.0164155312036" calcext:value-type="float">
            <text:p>0,0164155312</text:p>
          </table:table-cell>
          <table:table-cell office:value-type="float" office:value="0.00695105070001" calcext:value-type="float">
            <text:p>0,0069510507</text:p>
          </table:table-cell>
          <table:table-cell office:value-type="float" office:value="0.00881597583544" calcext:value-type="float">
            <text:p>0,0088159758</text:p>
          </table:table-cell>
          <table:table-cell office:value-type="float" office:value="0.0228044329598" calcext:value-type="float">
            <text:p>0,022804433</text:p>
          </table:table-cell>
          <table:table-cell office:value-type="float" office:value="0.0381864040013" calcext:value-type="float">
            <text:p>0,038186404</text:p>
          </table:table-cell>
          <table:table-cell office:value-type="float" office:value="0.0324973577306" calcext:value-type="float">
            <text:p>0,0324973577</text:p>
          </table:table-cell>
          <table:table-cell office:value-type="float" office:value="0.0188988116327" calcext:value-type="float">
            <text:p>0,0188988116</text:p>
          </table:table-cell>
          <table:table-cell office:value-type="float" office:value="0.0134170619058" calcext:value-type="float">
            <text:p>0,0134170619</text:p>
          </table:table-cell>
          <table:table-cell office:value-type="float" office:value="0.0172707668428" calcext:value-type="float">
            <text:p>0,0172707668</text:p>
          </table:table-cell>
          <table:table-cell office:value-type="float" office:value="0.0260882988509" calcext:value-type="float">
            <text:p>0,0260882989</text:p>
          </table:table-cell>
          <table:table-cell office:value-type="float" office:value="0.0303002708904" calcext:value-type="float">
            <text:p>0,0303002709</text:p>
          </table:table-cell>
          <table:table-cell office:value-type="float" office:value="0.0259782730476" calcext:value-type="float">
            <text:p>0,025978273</text:p>
          </table:table-cell>
          <table:table-cell office:value-type="float" office:value="0.0197781459914" calcext:value-type="float">
            <text:p>0,019778146</text:p>
          </table:table-cell>
          <table:table-cell office:value-type="float" office:value="0.0180637438183" calcext:value-type="float">
            <text:p>0,0180637438</text:p>
          </table:table-cell>
          <table:table-cell office:value-type="float" office:value="0.0213156981975" calcext:value-type="float">
            <text:p>0,0213156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013888889" calcext:value-type="float">
            <text:p>0,0021701389</text:p>
          </table:table-cell>
          <table:table-cell office:value-type="float" office:value="0.0422952911" calcext:value-type="float">
            <text:p>0,0422952911</text:p>
          </table:table-cell>
          <table:table-cell office:value-type="float" office:value="0.0564859630466" calcext:value-type="float">
            <text:p>0,056485963</text:p>
          </table:table-cell>
          <table:table-cell office:value-type="float" office:value="0.0223012825161" calcext:value-type="float">
            <text:p>0,0223012825</text:p>
          </table:table-cell>
          <table:table-cell office:value-type="float" office:value="0.00898237498267" calcext:value-type="float">
            <text:p>0,008982375</text:p>
          </table:table-cell>
          <table:table-cell office:value-type="float" office:value="0.00831629505908" calcext:value-type="float">
            <text:p>0,0083162951</text:p>
          </table:table-cell>
          <table:table-cell office:value-type="float" office:value="0.020284012461" calcext:value-type="float">
            <text:p>0,0202840125</text:p>
          </table:table-cell>
          <table:table-cell office:value-type="float" office:value="0.0369847579456" calcext:value-type="float">
            <text:p>0,0369847579</text:p>
          </table:table-cell>
          <table:table-cell office:value-type="float" office:value="0.034847212285" calcext:value-type="float">
            <text:p>0,0348472123</text:p>
          </table:table-cell>
          <table:table-cell office:value-type="float" office:value="0.0217849306988" calcext:value-type="float">
            <text:p>0,0217849307</text:p>
          </table:table-cell>
          <table:table-cell office:value-type="float" office:value="0.0145945148989" calcext:value-type="float">
            <text:p>0,0145945149</text:p>
          </table:table-cell>
          <table:table-cell office:value-type="float" office:value="0.0167557782675" calcext:value-type="float">
            <text:p>0,0167557783</text:p>
          </table:table-cell>
          <table:table-cell office:value-type="float" office:value="0.0251352819702" calcext:value-type="float">
            <text:p>0,025135282</text:p>
          </table:table-cell>
          <table:table-cell office:value-type="float" office:value="0.030595620994" calcext:value-type="float">
            <text:p>0,030595621</text:p>
          </table:table-cell>
          <table:table-cell office:value-type="float" office:value="0.0276174153568" calcext:value-type="float">
            <text:p>0,0276174154</text:p>
          </table:table-cell>
          <table:table-cell office:value-type="float" office:value="0.0213927760418" calcext:value-type="float">
            <text:p>0,021392776</text:p>
          </table:table-cell>
          <table:table-cell office:value-type="float" office:value="0.0187158309724" calcext:value-type="float">
            <text:p>0,018715831</text:p>
          </table:table-cell>
          <table:table-cell office:value-type="float" office:value="0.0211818764519" calcext:value-type="float">
            <text:p>0,02118187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884087791" calcext:value-type="float">
            <text:p>0,0011788409</text:p>
          </table:table-cell>
          <table:table-cell office:value-type="float" office:value="0.034226309252" calcext:value-type="float">
            <text:p>0,0342263093</text:p>
          </table:table-cell>
          <table:table-cell office:value-type="float" office:value="0.056345192572" calcext:value-type="float">
            <text:p>0,0563451926</text:p>
          </table:table-cell>
          <table:table-cell office:value-type="float" office:value="0.0223779083385" calcext:value-type="float">
            <text:p>0,0223779083</text:p>
          </table:table-cell>
          <table:table-cell office:value-type="float" office:value="0.00767053320858" calcext:value-type="float">
            <text:p>0,0076705332</text:p>
          </table:table-cell>
          <table:table-cell office:value-type="float" office:value="0.006998124061" calcext:value-type="float">
            <text:p>0,0069981241</text:p>
          </table:table-cell>
          <table:table-cell office:value-type="float" office:value="0.0173160922194" calcext:value-type="float">
            <text:p>0,0173160922</text:p>
          </table:table-cell>
          <table:table-cell office:value-type="float" office:value="0.0338017750213" calcext:value-type="float">
            <text:p>0,033801775</text:p>
          </table:table-cell>
          <table:table-cell office:value-type="float" office:value="0.033505517863" calcext:value-type="float">
            <text:p>0,0335055179</text:p>
          </table:table-cell>
          <table:table-cell office:value-type="float" office:value="0.0208252478056" calcext:value-type="float">
            <text:p>0,0208252478</text:p>
          </table:table-cell>
          <table:table-cell office:value-type="float" office:value="0.0132401167331" calcext:value-type="float">
            <text:p>0,0132401167</text:p>
          </table:table-cell>
          <table:table-cell office:value-type="float" office:value="0.0147889796098" calcext:value-type="float">
            <text:p>0,0147889796</text:p>
          </table:table-cell>
          <table:table-cell office:value-type="float" office:value="0.0226187350434" calcext:value-type="float">
            <text:p>0,022618735</text:p>
          </table:table-cell>
          <table:table-cell office:value-type="float" office:value="0.028398113714" calcext:value-type="float">
            <text:p>0,0283981137</text:p>
          </table:table-cell>
          <table:table-cell office:value-type="float" office:value="0.0260704930462" calcext:value-type="float">
            <text:p>0,026070493</text:p>
          </table:table-cell>
          <table:table-cell office:value-type="float" office:value="0.0200072181266" calcext:value-type="float">
            <text:p>0,0200072181</text:p>
          </table:table-cell>
          <table:table-cell office:value-type="float" office:value="0.0170649151603" calcext:value-type="float">
            <text:p>0,0170649152</text:p>
          </table:table-cell>
          <table:table-cell office:value-type="float" office:value="0.019152736109" calcext:value-type="float">
            <text:p>0,0191527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7304526749" calcext:value-type="float">
            <text:p>0,0007073045</text:p>
          </table:table-cell>
          <table:table-cell office:value-type="float" office:value="0.0266526973278" calcext:value-type="float">
            <text:p>0,0266526973</text:p>
          </table:table-cell>
          <table:table-cell office:value-type="float" office:value="0.055225269827" calcext:value-type="float">
            <text:p>0,0552252698</text:p>
          </table:table-cell>
          <table:table-cell office:value-type="float" office:value="0.0257644968854" calcext:value-type="float">
            <text:p>0,0257644969</text:p>
          </table:table-cell>
          <table:table-cell office:value-type="float" office:value="0.00838315372164" calcext:value-type="float">
            <text:p>0,0083831537</text:p>
          </table:table-cell>
          <table:table-cell office:value-type="float" office:value="0.00646879468334" calcext:value-type="float">
            <text:p>0,0064687947</text:p>
          </table:table-cell>
          <table:table-cell office:value-type="float" office:value="0.014945527138" calcext:value-type="float">
            <text:p>0,0149455271</text:p>
          </table:table-cell>
          <table:table-cell office:value-type="float" office:value="0.0309341404593" calcext:value-type="float">
            <text:p>0,0309341405</text:p>
          </table:table-cell>
          <table:table-cell office:value-type="float" office:value="0.0332531282098" calcext:value-type="float">
            <text:p>0,0332531282</text:p>
          </table:table-cell>
          <table:table-cell office:value-type="float" office:value="0.0217317568251" calcext:value-type="float">
            <text:p>0,0217317568</text:p>
          </table:table-cell>
          <table:table-cell office:value-type="float" office:value="0.0133666143587" calcext:value-type="float">
            <text:p>0,0133666144</text:p>
          </table:table-cell>
          <table:table-cell office:value-type="float" office:value="0.0137625478005" calcext:value-type="float">
            <text:p>0,0137625478</text:p>
          </table:table-cell>
          <table:table-cell office:value-type="float" office:value="0.0207961264806" calcext:value-type="float">
            <text:p>0,0207961265</text:p>
          </table:table-cell>
          <table:table-cell office:value-type="float" office:value="0.0270193931994" calcext:value-type="float">
            <text:p>0,0270193932</text:p>
          </table:table-cell>
          <table:table-cell office:value-type="float" office:value="0.0257747847684" calcext:value-type="float">
            <text:p>0,0257747848</text:p>
          </table:table-cell>
          <table:table-cell office:value-type="float" office:value="0.0200639959942" calcext:value-type="float">
            <text:p>0,020063996</text:p>
          </table:table-cell>
          <table:table-cell office:value-type="float" office:value="0.016650597038" calcext:value-type="float">
            <text:p>0,016650597</text:p>
          </table:table-cell>
          <table:table-cell office:value-type="float" office:value="0.0180912740307" calcext:value-type="float">
            <text:p>0,0180912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9351851852" calcext:value-type="float">
            <text:p>0,0002893519</text:p>
          </table:table-cell>
          <table:table-cell office:value-type="float" office:value="0.0192174319904" calcext:value-type="float">
            <text:p>0,019217432</text:p>
          </table:table-cell>
          <table:table-cell office:value-type="float" office:value="0.0519182655268" calcext:value-type="float">
            <text:p>0,0519182655</text:p>
          </table:table-cell>
          <table:table-cell office:value-type="float" office:value="0.0293181538201" calcext:value-type="float">
            <text:p>0,0293181538</text:p>
          </table:table-cell>
          <table:table-cell office:value-type="float" office:value="0.00941215314038" calcext:value-type="float">
            <text:p>0,0094121531</text:p>
          </table:table-cell>
          <table:table-cell office:value-type="float" office:value="0.00604206762681" calcext:value-type="float">
            <text:p>0,0060420676</text:p>
          </table:table-cell>
          <table:table-cell office:value-type="float" office:value="0.0124720785573" calcext:value-type="float">
            <text:p>0,0124720786</text:p>
          </table:table-cell>
          <table:table-cell office:value-type="float" office:value="0.0273131138341" calcext:value-type="float">
            <text:p>0,0273131138</text:p>
          </table:table-cell>
          <table:table-cell office:value-type="float" office:value="0.0322834355508" calcext:value-type="float">
            <text:p>0,0322834356</text:p>
          </table:table-cell>
          <table:table-cell office:value-type="float" office:value="0.0225069306278" calcext:value-type="float">
            <text:p>0,0225069306</text:p>
          </table:table-cell>
          <table:table-cell office:value-type="float" office:value="0.0135471727723" calcext:value-type="float">
            <text:p>0,0135471728</text:p>
          </table:table-cell>
          <table:table-cell office:value-type="float" office:value="0.0126781904206" calcext:value-type="float">
            <text:p>0,0126781904</text:p>
          </table:table-cell>
          <table:table-cell office:value-type="float" office:value="0.0186462767721" calcext:value-type="float">
            <text:p>0,0186462768</text:p>
          </table:table-cell>
          <table:table-cell office:value-type="float" office:value="0.0251107359435" calcext:value-type="float">
            <text:p>0,0251107359</text:p>
          </table:table-cell>
          <table:table-cell office:value-type="float" office:value="0.0250723011475" calcext:value-type="float">
            <text:p>0,0250723011</text:p>
          </table:table-cell>
          <table:table-cell office:value-type="float" office:value="0.0199484566093" calcext:value-type="float">
            <text:p>0,0199484566</text:p>
          </table:table-cell>
          <table:table-cell office:value-type="float" office:value="0.0161384801204" calcext:value-type="float">
            <text:p>0,0161384801</text:p>
          </table:table-cell>
          <table:table-cell office:value-type="float" office:value="0.0168356401095" calcext:value-type="float">
            <text:p>0,01683564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732033989" calcext:value-type="float">
            <text:p>0,0129732034</text:p>
          </table:table-cell>
          <table:table-cell office:value-type="float" office:value="0.0467990577937" calcext:value-type="float">
            <text:p>0,0467990578</text:p>
          </table:table-cell>
          <table:table-cell office:value-type="float" office:value="0.0326246027288" calcext:value-type="float">
            <text:p>0,0326246027</text:p>
          </table:table-cell>
          <table:table-cell office:value-type="float" office:value="0.0107181364033" calcext:value-type="float">
            <text:p>0,0107181364</text:p>
          </table:table-cell>
          <table:table-cell office:value-type="float" office:value="0.00575209518236" calcext:value-type="float">
            <text:p>0,0057520952</text:p>
          </table:table-cell>
          <table:table-cell office:value-type="float" office:value="0.01025163848" calcext:value-type="float">
            <text:p>0,0102516385</text:p>
          </table:table-cell>
          <table:table-cell office:value-type="float" office:value="0.0235638924657" calcext:value-type="float">
            <text:p>0,0235638925</text:p>
          </table:table-cell>
          <table:table-cell office:value-type="float" office:value="0.0308111650135" calcext:value-type="float">
            <text:p>0,030811165</text:p>
          </table:table-cell>
          <table:table-cell office:value-type="float" office:value="0.0231128979171" calcext:value-type="float">
            <text:p>0,0231128979</text:p>
          </table:table-cell>
          <table:table-cell office:value-type="float" office:value="0.0138039766845" calcext:value-type="float">
            <text:p>0,0138039767</text:p>
          </table:table-cell>
          <table:table-cell office:value-type="float" office:value="0.0117115848527" calcext:value-type="float">
            <text:p>0,0117115849</text:p>
          </table:table-cell>
          <table:table-cell office:value-type="float" office:value="0.0165228700533" calcext:value-type="float">
            <text:p>0,0165228701</text:p>
          </table:table-cell>
          <table:table-cell office:value-type="float" office:value="0.0230175877787" calcext:value-type="float">
            <text:p>0,0230175878</text:p>
          </table:table-cell>
          <table:table-cell office:value-type="float" office:value="0.0241346996759" calcext:value-type="float">
            <text:p>0,0241346997</text:p>
          </table:table-cell>
          <table:table-cell office:value-type="float" office:value="0.0197373855945" calcext:value-type="float">
            <text:p>0,0197373856</text:p>
          </table:table-cell>
          <table:table-cell office:value-type="float" office:value="0.0156463396885" calcext:value-type="float">
            <text:p>0,0156463397</text:p>
          </table:table-cell>
          <table:table-cell office:value-type="float" office:value="0.0156069614807" calcext:value-type="float">
            <text:p>0,0156069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6429439824" calcext:value-type="float">
            <text:p>0,0086642944</text:p>
          </table:table-cell>
          <table:table-cell office:value-type="float" office:value="0.0436980043468" calcext:value-type="float">
            <text:p>0,0436980043</text:p>
          </table:table-cell>
          <table:table-cell office:value-type="float" office:value="0.0372848108092" calcext:value-type="float">
            <text:p>0,0372848108</text:p>
          </table:table-cell>
          <table:table-cell office:value-type="float" office:value="0.0128210939024" calcext:value-type="float">
            <text:p>0,0128210939</text:p>
          </table:table-cell>
          <table:table-cell office:value-type="float" office:value="0.00598779311508" calcext:value-type="float">
            <text:p>0,0059877931</text:p>
          </table:table-cell>
          <table:table-cell office:value-type="float" office:value="0.00895861218062" calcext:value-type="float">
            <text:p>0,0089586122</text:p>
          </table:table-cell>
          <table:table-cell office:value-type="float" office:value="0.0213135739035" calcext:value-type="float">
            <text:p>0,0213135739</text:p>
          </table:table-cell>
          <table:table-cell office:value-type="float" office:value="0.0308516070369" calcext:value-type="float">
            <text:p>0,030851607</text:p>
          </table:table-cell>
          <table:table-cell office:value-type="float" office:value="0.0248945705406" calcext:value-type="float">
            <text:p>0,0248945705</text:p>
          </table:table-cell>
          <table:table-cell office:value-type="float" office:value="0.0149328943156" calcext:value-type="float">
            <text:p>0,0149328943</text:p>
          </table:table-cell>
          <table:table-cell office:value-type="float" office:value="0.0116042998335" calcext:value-type="float">
            <text:p>0,0116042998</text:p>
          </table:table-cell>
          <table:table-cell office:value-type="float" office:value="0.01552147911" calcext:value-type="float">
            <text:p>0,0155214791</text:p>
          </table:table-cell>
          <table:table-cell office:value-type="float" office:value="0.0222581943885" calcext:value-type="float">
            <text:p>0,0222581944</text:p>
          </table:table-cell>
          <table:table-cell office:value-type="float" office:value="0.0244866877005" calcext:value-type="float">
            <text:p>0,0244866877</text:p>
          </table:table-cell>
          <table:table-cell office:value-type="float" office:value="0.0206270708717" calcext:value-type="float">
            <text:p>0,0206270709</text:p>
          </table:table-cell>
          <table:table-cell office:value-type="float" office:value="0.0161304190816" calcext:value-type="float">
            <text:p>0,0161304191</text:p>
          </table:table-cell>
          <table:table-cell office:value-type="float" office:value="0.0154006050073" calcext:value-type="float">
            <text:p>0,0154006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104166666667" calcext:value-type="float">
            <text:p>0,0104166667</text:p>
          </table:table-cell>
          <table:table-cell office:value-type="float" office:value="0.00141059027778" calcext:value-type="float">
            <text:p>0,0014105903</text:p>
          </table:table-cell>
          <table:table-cell office:value-type="float" office:value="0.010945447315" calcext:value-type="float">
            <text:p>0,0109454473</text:p>
          </table:table-cell>
          <table:table-cell office:value-type="float" office:value="0.042931908481" calcext:value-type="float">
            <text:p>0,0429319085</text:p>
          </table:table-cell>
          <table:table-cell office:value-type="float" office:value="0.0451404552307" calcext:value-type="float">
            <text:p>0,0451404552</text:p>
          </table:table-cell>
          <table:table-cell office:value-type="float" office:value="0.0196071977479" calcext:value-type="float">
            <text:p>0,0196071977</text:p>
          </table:table-cell>
          <table:table-cell office:value-type="float" office:value="0.0104690024558" calcext:value-type="float">
            <text:p>0,0104690025</text:p>
          </table:table-cell>
          <table:table-cell office:value-type="float" office:value="0.0117697844889" calcext:value-type="float">
            <text:p>0,0117697845</text:p>
          </table:table-cell>
          <table:table-cell office:value-type="float" office:value="0.0232232036912" calcext:value-type="float">
            <text:p>0,0232232037</text:p>
          </table:table-cell>
          <table:table-cell office:value-type="float" office:value="0.0344059197336" calcext:value-type="float">
            <text:p>0,0344059197</text:p>
          </table:table-cell>
          <table:table-cell office:value-type="float" office:value="0.0304866835933" calcext:value-type="float">
            <text:p>0,0304866836</text:p>
          </table:table-cell>
          <table:table-cell office:value-type="float" office:value="0.0202640324955" calcext:value-type="float">
            <text:p>0,0202640325</text:p>
          </table:table-cell>
          <table:table-cell office:value-type="float" office:value="0.0156651162114" calcext:value-type="float">
            <text:p>0,0156651162</text:p>
          </table:table-cell>
          <table:table-cell office:value-type="float" office:value="0.0186142101079" calcext:value-type="float">
            <text:p>0,0186142101</text:p>
          </table:table-cell>
          <table:table-cell office:value-type="float" office:value="0.0254149189454" calcext:value-type="float">
            <text:p>0,0254149189</text:p>
          </table:table-cell>
          <table:table-cell office:value-type="float" office:value="0.0286497551122" calcext:value-type="float">
            <text:p>0,0286497551</text:p>
          </table:table-cell>
          <table:table-cell office:value-type="float" office:value="0.0254741792567" calcext:value-type="float">
            <text:p>0,0254741793</text:p>
          </table:table-cell>
          <table:table-cell office:value-type="float" office:value="0.0207069187756" calcext:value-type="float">
            <text:p>0,0207069188</text:p>
          </table:table-cell>
          <table:table-cell office:value-type="float" office:value="0.0192887768459" calcext:value-type="float">
            <text:p>0,01928877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104186760545" calcext:value-type="float">
            <text:p>0,0104186761</text:p>
          </table:table-cell>
          <table:table-cell office:value-type="float" office:value="0.0227740601312" calcext:value-type="float">
            <text:p>0,0227740601</text:p>
          </table:table-cell>
          <table:table-cell office:value-type="float" office:value="0.0735201222476" calcext:value-type="float">
            <text:p>0,0735201222</text:p>
          </table:table-cell>
          <table:table-cell office:value-type="float" office:value="0.0550365662097" calcext:value-type="float">
            <text:p>0,0550365662</text:p>
          </table:table-cell>
          <table:table-cell office:value-type="float" office:value="0.0238467584873" calcext:value-type="float">
            <text:p>0,0238467585</text:p>
          </table:table-cell>
          <table:table-cell office:value-type="float" office:value="0.017235514626" calcext:value-type="float">
            <text:p>0,0172355146</text:p>
          </table:table-cell>
          <table:table-cell office:value-type="float" office:value="0.0224001102359" calcext:value-type="float">
            <text:p>0,0224001102</text:p>
          </table:table-cell>
          <table:table-cell office:value-type="float" office:value="0.0398356441821" calcext:value-type="float">
            <text:p>0,0398356442</text:p>
          </table:table-cell>
          <table:table-cell office:value-type="float" office:value="0.051163375088" calcext:value-type="float">
            <text:p>0,0511633751</text:p>
          </table:table-cell>
          <table:table-cell office:value-type="float" office:value="0.0410901480487" calcext:value-type="float">
            <text:p>0,041090148</text:p>
          </table:table-cell>
          <table:table-cell office:value-type="float" office:value="0.0281356560074" calcext:value-type="float">
            <text:p>0,028135656</text:p>
          </table:table-cell>
          <table:table-cell office:value-type="float" office:value="0.0249087184342" calcext:value-type="float">
            <text:p>0,0249087184</text:p>
          </table:table-cell>
          <table:table-cell office:value-type="float" office:value="0.0309988461445" calcext:value-type="float">
            <text:p>0,0309988461</text:p>
          </table:table-cell>
          <table:table-cell office:value-type="float" office:value="0.0399641827434" calcext:value-type="float">
            <text:p>0,0399641827</text:p>
          </table:table-cell>
          <table:table-cell office:value-type="float" office:value="0.0419870455298" calcext:value-type="float">
            <text:p>0,0419870455</text:p>
          </table:table-cell>
          <table:table-cell office:value-type="float" office:value="0.0361692221991" calcext:value-type="float">
            <text:p>0,0361692222</text:p>
          </table:table-cell>
          <table:table-cell office:value-type="float" office:value="0.0304394230577" calcext:value-type="float">
            <text:p>0,0304394231</text:p>
          </table:table-cell>
          <table:table-cell office:value-type="float" office:value="0.0301134436066" calcext:value-type="float">
            <text:p>0,03011344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273148148" calcext:value-type="float">
            <text:p>0,0101273148</text:p>
          </table:table-cell>
          <table:table-cell office:value-type="float" office:value="0.00868223004544" calcext:value-type="float">
            <text:p>0,00868223</text:p>
          </table:table-cell>
          <table:table-cell office:value-type="float" office:value="0.0189783834426" calcext:value-type="float">
            <text:p>0,0189783834</text:p>
          </table:table-cell>
          <table:table-cell office:value-type="float" office:value="0.0612667685397" calcext:value-type="float">
            <text:p>0,0612667685</text:p>
          </table:table-cell>
          <table:table-cell office:value-type="float" office:value="0.0458638051748" calcext:value-type="float">
            <text:p>0,0458638052</text:p>
          </table:table-cell>
          <table:table-cell office:value-type="float" office:value="0.0198722987395" calcext:value-type="float">
            <text:p>0,0198722987</text:p>
          </table:table-cell>
          <table:table-cell office:value-type="float" office:value="0.014362928855" calcext:value-type="float">
            <text:p>0,0143629289</text:p>
          </table:table-cell>
          <table:table-cell office:value-type="float" office:value="0.01866675853" calcext:value-type="float">
            <text:p>0,0186667585</text:p>
          </table:table-cell>
          <table:table-cell office:value-type="float" office:value="0.0331963701517" calcext:value-type="float">
            <text:p>0,0331963702</text:p>
          </table:table-cell>
          <table:table-cell office:value-type="float" office:value="0.0426361459067" calcext:value-type="float">
            <text:p>0,0426361459</text:p>
          </table:table-cell>
          <table:table-cell office:value-type="float" office:value="0.0342417900406" calcext:value-type="float">
            <text:p>0,03424179</text:p>
          </table:table-cell>
          <table:table-cell office:value-type="float" office:value="0.0234463800062" calcext:value-type="float">
            <text:p>0,02344638</text:p>
          </table:table-cell>
          <table:table-cell office:value-type="float" office:value="0.0207572653618" calcext:value-type="float">
            <text:p>0,0207572654</text:p>
          </table:table-cell>
          <table:table-cell office:value-type="float" office:value="0.0258323717871" calcext:value-type="float">
            <text:p>0,0258323718</text:p>
          </table:table-cell>
          <table:table-cell office:value-type="float" office:value="0.0333034856195" calcext:value-type="float">
            <text:p>0,0333034856</text:p>
          </table:table-cell>
          <table:table-cell office:value-type="float" office:value="0.0349892046081" calcext:value-type="float">
            <text:p>0,0349892046</text:p>
          </table:table-cell>
          <table:table-cell office:value-type="float" office:value="0.0301410184993" calcext:value-type="float">
            <text:p>0,0301410185</text:p>
          </table:table-cell>
          <table:table-cell office:value-type="float" office:value="0.0253661858814" calcext:value-type="float">
            <text:p>0,02536618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3942901235" calcext:value-type="float">
            <text:p>0,008439429</text:p>
          </table:table-cell>
          <table:table-cell office:value-type="float" office:value="0.00723519170453" calcext:value-type="float">
            <text:p>0,0072351917</text:p>
          </table:table-cell>
          <table:table-cell office:value-type="float" office:value="0.0158153195355" calcext:value-type="float">
            <text:p>0,0158153195</text:p>
          </table:table-cell>
          <table:table-cell office:value-type="float" office:value="0.0510556404497" calcext:value-type="float">
            <text:p>0,0510556404</text:p>
          </table:table-cell>
          <table:table-cell office:value-type="float" office:value="0.0382198376456" calcext:value-type="float">
            <text:p>0,0382198376</text:p>
          </table:table-cell>
          <table:table-cell office:value-type="float" office:value="0.0165602489495" calcext:value-type="float">
            <text:p>0,0165602489</text:p>
          </table:table-cell>
          <table:table-cell office:value-type="float" office:value="0.0119691073792" calcext:value-type="float">
            <text:p>0,0119691074</text:p>
          </table:table-cell>
          <table:table-cell office:value-type="float" office:value="0.0155556321083" calcext:value-type="float">
            <text:p>0,0155556321</text:p>
          </table:table-cell>
          <table:table-cell office:value-type="float" office:value="0.0276636417931" calcext:value-type="float">
            <text:p>0,0276636418</text:p>
          </table:table-cell>
          <table:table-cell office:value-type="float" office:value="0.0355301215889" calcext:value-type="float">
            <text:p>0,0355301216</text:p>
          </table:table-cell>
          <table:table-cell office:value-type="float" office:value="0.0285348250338" calcext:value-type="float">
            <text:p>0,028534825</text:p>
          </table:table-cell>
          <table:table-cell office:value-type="float" office:value="0.0195386500052" calcext:value-type="float">
            <text:p>0,01953865</text:p>
          </table:table-cell>
          <table:table-cell office:value-type="float" office:value="0.0172977211349" calcext:value-type="float">
            <text:p>0,0172977211</text:p>
          </table:table-cell>
          <table:table-cell office:value-type="float" office:value="0.0215269764892" calcext:value-type="float">
            <text:p>0,0215269765</text:p>
          </table:table-cell>
          <table:table-cell office:value-type="float" office:value="0.0277529046829" calcext:value-type="float">
            <text:p>0,0277529047</text:p>
          </table:table-cell>
          <table:table-cell office:value-type="float" office:value="0.0291576705068" calcext:value-type="float">
            <text:p>0,0291576705</text:p>
          </table:table-cell>
          <table:table-cell office:value-type="float" office:value="0.0251175154161" calcext:value-type="float">
            <text:p>0,0251175154</text:p>
          </table:table-cell>
        </table:table-row>
      </table:table>
      <table:table table:name="20 à 70 (par 10)" table:style-name="ta1">
        <table:shapes>
          <draw:frame draw:z-index="0" draw:style-name="gr1" draw:text-style-name="P1" svg:width="427.5mm" svg:height="233.31mm" svg:x="178.08mm" svg:y="19.57mm">
            <loext:p draw:notify-on-update-of-ranges="'20 à 70 (par 10)'.A1:'20 à 70 (par 10)'.A1 '20 à 70 (par 10)'.B1:'20 à 70 (par 10)'.G1 '20 à 70 (par 10)'.A2:'20 à 70 (par 10)'.A2 '20 à 70 (par 10)'.B2:'20 à 70 (par 10)'.G2 '20 à 70 (par 10)'.A3:'20 à 70 (par 10)'.A3 '20 à 70 (par 10)'.B3:'20 à 70 (par 10)'.G3 '20 à 70 (par 10)'.A4:'20 à 70 (par 10)'.A4 '20 à 70 (par 10)'.B4:'20 à 70 (par 10)'.G4 '20 à 70 (par 10)'.A5:'20 à 70 (par 10)'.A5 '20 à 70 (par 10)'.B5:'20 à 70 (par 10)'.G5 '20 à 70 (par 10)'.A6:'20 à 70 (par 10)'.A6 '20 à 70 (par 10)'.B6:'20 à 70 (par 10)'.G6 '20 à 70 (par 10)'.A7:'20 à 70 (par 10)'.A7 '20 à 70 (par 10)'.B7:'20 à 70 (par 10)'.G7 '20 à 70 (par 10)'.A8:'20 à 70 (par 10)'.A8 '20 à 70 (par 10)'.B8:'20 à 70 (par 10)'.G8 '20 à 70 (par 10)'.A9:'20 à 70 (par 10)'.A9 '20 à 70 (par 10)'.B9:'20 à 70 (par 10)'.G9 '20 à 70 (par 10)'.A10:'20 à 70 (par 10)'.A10 '20 à 70 (par 10)'.B10:'20 à 70 (par 10)'.G10 '20 à 70 (par 10)'.A11:'20 à 70 (par 10)'.A11 '20 à 70 (par 10)'.B11:'20 à 70 (par 10)'.G11 '20 à 70 (par 10)'.A12:'20 à 70 (par 10)'.A12 '20 à 70 (par 10)'.B12:'20 à 70 (par 10)'.G12 '20 à 70 (par 10)'.A13:'20 à 70 (par 10)'.A13 '20 à 70 (par 10)'.B13:'20 à 70 (par 10)'.G13 '20 à 70 (par 10)'.A14:'20 à 70 (par 10)'.A14 '20 à 70 (par 10)'.B14:'20 à 70 (par 10)'.G14 '20 à 70 (par 10)'.A15:'20 à 70 (par 10)'.A15 '20 à 70 (par 10)'.B15:'20 à 70 (par 10)'.G15 '20 à 70 (par 10)'.A16:'20 à 70 (par 10)'.A16 '20 à 70 (par 10)'.B16:'20 à 70 (par 10)'.G16 '20 à 70 (par 10)'.A17:'20 à 70 (par 10)'.A17 '20 à 70 (par 10)'.B17:'20 à 70 (par 10)'.G17 '20 à 70 (par 10)'.A18:'20 à 70 (par 10)'.A18 '20 à 70 (par 10)'.B18:'20 à 70 (par 10)'.G18 '20 à 70 (par 10)'.A19:'20 à 70 (par 10)'.A19 '20 à 70 (par 10)'.B19:'20 à 70 (par 10)'.G19 '20 à 70 (par 10)'.A20:'20 à 70 (par 10)'.A20 '20 à 70 (par 10)'.B20:'20 à 70 (par 10)'.G20 '20 à 70 (par 10)'.A21:'20 à 70 (par 10)'.A21 '20 à 70 (par 10)'.B21:'20 à 70 (par 10)'.G21 '20 à 70 (par 10)'.A22:'20 à 70 (par 10)'.A22 '20 à 70 (par 10)'.B22:'20 à 70 (par 10)'.G22 '20 à 70 (par 10)'.A23:'20 à 70 (par 10)'.A23 '20 à 70 (par 10)'.B23:'20 à 70 (par 10)'.G23 '20 à 70 (par 10)'.A24:'20 à 70 (par 10)'.A24 '20 à 70 (par 10)'.B24:'20 à 70 (par 10)'.G24 '20 à 70 (par 10)'.A25:'20 à 70 (par 10)'.A25 '20 à 70 (par 10)'.B25:'20 à 70 (par 10)'.G25 '20 à 70 (par 10)'.A26:'20 à 70 (par 10)'.A26 '20 à 70 (par 10)'.B26:'20 à 70 (par 10)'.G26 '20 à 70 (par 10)'.A27:'20 à 70 (par 10)'.A27 '20 à 70 (par 10)'.B27:'20 à 70 (par 10)'.G27 '20 à 70 (par 10)'.A28:'20 à 70 (par 10)'.A28 '20 à 70 (par 10)'.B28:'20 à 70 (par 10)'.G28 '20 à 70 (par 10)'.A29:'20 à 70 (par 10)'.A29 '20 à 70 (par 10)'.B29:'20 à 70 (par 10)'.G29 '20 à 70 (par 10)'.A30:'20 à 70 (par 10)'.A30 '20 à 70 (par 10)'.B30:'20 à 70 (par 10)'.G30 '20 à 70 (par 10)'.A31:'20 à 70 (par 10)'.A31 '20 à 70 (par 10)'.B31:'20 à 70 (par 10)'.G31 '20 à 70 (par 10)'.A32:'20 à 70 (par 10)'.A32 '20 à 70 (par 10)'.B32:'20 à 70 (par 10)'.G32 '20 à 70 (par 10)'.A33:'20 à 70 (par 10)'.A33 '20 à 70 (par 10)'.B33:'20 à 70 (par 10)'.G33 '20 à 70 (par 10)'.A34:'20 à 70 (par 10)'.A34 '20 à 70 (par 10)'.B34:'20 à 70 (par 10)'.G34 '20 à 70 (par 10)'.A35:'20 à 70 (par 10)'.A35 '20 à 70 (par 10)'.B35:'20 à 70 (par 10)'.G35 '20 à 70 (par 10)'.A36:'20 à 70 (par 10)'.A36 '20 à 70 (par 10)'.B36:'20 à 70 (par 10)'.G36 '20 à 70 (par 10)'.A37:'20 à 70 (par 10)'.A37 '20 à 70 (par 10)'.B37:'20 à 70 (par 10)'.G37 '20 à 70 (par 10)'.A38:'20 à 70 (par 10)'.A38 '20 à 70 (par 10)'.B38:'20 à 70 (par 10)'.G38 '20 à 70 (par 10)'.A39:'20 à 70 (par 10)'.A39 '20 à 70 (par 10)'.B39:'20 à 70 (par 10)'.G39 '20 à 70 (par 10)'.A40:'20 à 70 (par 10)'.A40 '20 à 70 (par 10)'.B40:'20 à 70 (par 10)'.G40 '20 à 70 (par 10)'.A41:'20 à 70 (par 10)'.A41 '20 à 70 (par 10)'.B41:'20 à 70 (par 10)'.G41 '20 à 70 (par 10)'.A42:'20 à 70 (par 10)'.A42 '20 à 70 (par 10)'.B42:'20 à 70 (par 10)'.G42 '20 à 70 (par 10)'.A43:'20 à 70 (par 10)'.A43 '20 à 70 (par 10)'.B43:'20 à 70 (par 10)'.G43 '20 à 70 (par 10)'.A44:'20 à 70 (par 10)'.A44 '20 à 70 (par 10)'.B44:'20 à 70 (par 10)'.G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2302152766" calcext:value-type="float">
            <text:p>0,0232302153</text:p>
          </table:table-cell>
          <table:table-cell office:value-type="float" office:value="0.0272333822023" calcext:value-type="float">
            <text:p>0,0272333822</text:p>
          </table:table-cell>
          <table:table-cell office:value-type="float" office:value="0.0274560632378" calcext:value-type="float">
            <text:p>0,0274560632</text:p>
          </table:table-cell>
          <table:table-cell office:value-type="float" office:value="0.0270881392561" calcext:value-type="float">
            <text:p>0,0270881393</text:p>
          </table:table-cell>
          <table:table-cell office:value-type="float" office:value="0.0270746617774" calcext:value-type="float">
            <text:p>0,0270746618</text:p>
          </table:table-cell>
          <table:table-cell office:value-type="float" office:value="0.0271079509105" calcext:value-type="float">
            <text:p>0,0271079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1902636154" calcext:value-type="float">
            <text:p>0,0191902636</text:p>
          </table:table-cell>
          <table:table-cell office:value-type="float" office:value="0.0232625441691" calcext:value-type="float">
            <text:p>0,0232625442</text:p>
          </table:table-cell>
          <table:table-cell office:value-type="float" office:value="0.0233194937889" calcext:value-type="float">
            <text:p>0,0233194938</text:p>
          </table:table-cell>
          <table:table-cell office:value-type="float" office:value="0.0229484509215" calcext:value-type="float">
            <text:p>0,0229484509</text:p>
          </table:table-cell>
          <table:table-cell office:value-type="float" office:value="0.0229499035716" calcext:value-type="float">
            <text:p>0,0229499036</text:p>
          </table:table-cell>
          <table:table-cell office:value-type="float" office:value="0.0229832142027" calcext:value-type="float">
            <text:p>0,0229832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5399766547" calcext:value-type="float">
            <text:p>0,0155399767</text:p>
          </table:table-cell>
          <table:table-cell office:value-type="float" office:value="0.0195110850759" calcext:value-type="float">
            <text:p>0,0195110851</text:p>
          </table:table-cell>
          <table:table-cell office:value-type="float" office:value="0.0194061326716" calcext:value-type="float">
            <text:p>0,0194061327</text:p>
          </table:table-cell>
          <table:table-cell office:value-type="float" office:value="0.0190479934466" calcext:value-type="float">
            <text:p>0,0190479934</text:p>
          </table:table-cell>
          <table:table-cell office:value-type="float" office:value="0.0190637340717" calcext:value-type="float">
            <text:p>0,0190637341</text:p>
          </table:table-cell>
          <table:table-cell office:value-type="float" office:value="0.0190956380878" calcext:value-type="float">
            <text:p>0,0190956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144799304" calcext:value-type="float">
            <text:p>0,0161447993</text:p>
          </table:table-cell>
          <table:table-cell office:value-type="float" office:value="0.0200081810832" calcext:value-type="float">
            <text:p>0,0200081811</text:p>
          </table:table-cell>
          <table:table-cell office:value-type="float" office:value="0.0197299895188" calcext:value-type="float">
            <text:p>0,0197299895</text:p>
          </table:table-cell>
          <table:table-cell office:value-type="float" office:value="0.0193858564367" calcext:value-type="float">
            <text:p>0,0193858564</text:p>
          </table:table-cell>
          <table:table-cell office:value-type="float" office:value="0.0194168715953" calcext:value-type="float">
            <text:p>0,0194168716</text:p>
          </table:table-cell>
          <table:table-cell office:value-type="float" office:value="0.0194472532857" calcext:value-type="float">
            <text:p>0,0194472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1870782687" calcext:value-type="float">
            <text:p>0,0181870783</text:p>
          </table:table-cell>
          <table:table-cell office:value-type="float" office:value="0.0217488995762" calcext:value-type="float">
            <text:p>0,0217488996</text:p>
          </table:table-cell>
          <table:table-cell office:value-type="float" office:value="0.0211990837866" calcext:value-type="float">
            <text:p>0,0211990838</text:p>
          </table:table-cell>
          <table:table-cell office:value-type="float" office:value="0.0208883269357" calcext:value-type="float">
            <text:p>0,0208883269</text:p>
          </table:table-cell>
          <table:table-cell office:value-type="float" office:value="0.0209431155019" calcext:value-type="float">
            <text:p>0,0209431155</text:p>
          </table:table-cell>
          <table:table-cell office:value-type="float" office:value="0.0209700867065" calcext:value-type="float">
            <text:p>0,0209700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4342899616" calcext:value-type="float">
            <text:p>0,01743429</text:p>
          </table:table-cell>
          <table:table-cell office:value-type="float" office:value="0.0208351060174" calcext:value-type="float">
            <text:p>0,020835106</text:p>
          </table:table-cell>
          <table:table-cell office:value-type="float" office:value="0.0201852696795" calcext:value-type="float">
            <text:p>0,0201852697</text:p>
          </table:table-cell>
          <table:table-cell office:value-type="float" office:value="0.0198922030388" calcext:value-type="float">
            <text:p>0,019892203</text:p>
          </table:table-cell>
          <table:table-cell office:value-type="float" office:value="0.0199556185587" calcext:value-type="float">
            <text:p>0,0199556186</text:p>
          </table:table-cell>
          <table:table-cell office:value-type="float" office:value="0.019980852085" calcext:value-type="float">
            <text:p>0,0199808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419429059" calcext:value-type="float">
            <text:p>0,0184194291</text:p>
          </table:table-cell>
          <table:table-cell office:value-type="float" office:value="0.021483855385" calcext:value-type="float">
            <text:p>0,0214838554</text:p>
          </table:table-cell>
          <table:table-cell office:value-type="float" office:value="0.0206726081799" calcext:value-type="float">
            <text:p>0,0206726082</text:p>
          </table:table-cell>
          <table:table-cell office:value-type="float" office:value="0.0204138960319" calcext:value-type="float">
            <text:p>0,020413896</text:p>
          </table:table-cell>
          <table:table-cell office:value-type="float" office:value="0.0204911758223" calcext:value-type="float">
            <text:p>0,0204911758</text:p>
          </table:table-cell>
          <table:table-cell office:value-type="float" office:value="0.0205130827657" calcext:value-type="float">
            <text:p>0,0205130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2181440103" calcext:value-type="float">
            <text:p>0,019218144</text:p>
          </table:table-cell>
          <table:table-cell office:value-type="float" office:value="0.0218488558549" calcext:value-type="float">
            <text:p>0,0218488559</text:p>
          </table:table-cell>
          <table:table-cell office:value-type="float" office:value="0.0208993512" calcext:value-type="float">
            <text:p>0,0208993512</text:p>
          </table:table-cell>
          <table:table-cell office:value-type="float" office:value="0.0206831017308" calcext:value-type="float">
            <text:p>0,0206831017</text:p>
          </table:table-cell>
          <table:table-cell office:value-type="float" office:value="0.020772035036" calcext:value-type="float">
            <text:p>0,020772035</text:p>
          </table:table-cell>
          <table:table-cell office:value-type="float" office:value="0.0207899248527" calcext:value-type="float">
            <text:p>0,020789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97676919879" calcext:value-type="float">
            <text:p>0,019767692</text:p>
          </table:table-cell>
          <table:table-cell office:value-type="float" office:value="0.0219163463969" calcext:value-type="float">
            <text:p>0,0219163464</text:p>
          </table:table-cell>
          <table:table-cell office:value-type="float" office:value="0.020854752211" calcext:value-type="float">
            <text:p>0,0208547522</text:p>
          </table:table-cell>
          <table:table-cell office:value-type="float" office:value="0.0206844398029" calcext:value-type="float">
            <text:p>0,0206844398</text:p>
          </table:table-cell>
          <table:table-cell office:value-type="float" office:value="0.0207826307491" calcext:value-type="float">
            <text:p>0,0207826307</text:p>
          </table:table-cell>
          <table:table-cell office:value-type="float" office:value="0.0207962323339" calcext:value-type="float">
            <text:p>0,0207962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8874985808" calcext:value-type="float">
            <text:p>0,0198874986</text:p>
          </table:table-cell>
          <table:table-cell office:value-type="float" office:value="0.0215115763549" calcext:value-type="float">
            <text:p>0,0215115764</text:p>
          </table:table-cell>
          <table:table-cell office:value-type="float" office:value="0.0203865746082" calcext:value-type="float">
            <text:p>0,0203865746</text:p>
          </table:table-cell>
          <table:table-cell office:value-type="float" office:value="0.0202646676112" calcext:value-type="float">
            <text:p>0,0202646676</text:p>
          </table:table-cell>
          <table:table-cell office:value-type="float" office:value="0.020367716871" calcext:value-type="float">
            <text:p>0,0203677169</text:p>
          </table:table-cell>
          <table:table-cell office:value-type="float" office:value="0.0203768843104" calcext:value-type="float">
            <text:p>0,0203768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1328247728" calcext:value-type="float">
            <text:p>0,0201328248</text:p>
          </table:table-cell>
          <table:table-cell office:value-type="float" office:value="0.021158109989" calcext:value-type="float">
            <text:p>0,02115811</text:p>
          </table:table-cell>
          <table:table-cell office:value-type="float" office:value="0.0199873405335" calcext:value-type="float">
            <text:p>0,0199873405</text:p>
          </table:table-cell>
          <table:table-cell office:value-type="float" office:value="0.0199198507635" calcext:value-type="float">
            <text:p>0,0199198508</text:p>
          </table:table-cell>
          <table:table-cell office:value-type="float" office:value="0.020026081518" calcext:value-type="float">
            <text:p>0,0200260815</text:p>
          </table:table-cell>
          <table:table-cell office:value-type="float" office:value="0.0200303033444" calcext:value-type="float">
            <text:p>0,0200303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44946709319" calcext:value-type="float">
            <text:p>0,0244946709</text:p>
          </table:table-cell>
          <table:table-cell office:value-type="float" office:value="0.0249226491389" calcext:value-type="float">
            <text:p>0,0249226491</text:p>
          </table:table-cell>
          <table:table-cell office:value-type="float" office:value="0.0237305424097" calcext:value-type="float">
            <text:p>0,0237305424</text:p>
          </table:table-cell>
          <table:table-cell office:value-type="float" office:value="0.0237168056989" calcext:value-type="float">
            <text:p>0,0237168057</text:p>
          </table:table-cell>
          <table:table-cell office:value-type="float" office:value="0.0238240382244" calcext:value-type="float">
            <text:p>0,0238240382</text:p>
          </table:table-cell>
          <table:table-cell office:value-type="float" office:value="0.0238234118695" calcext:value-type="float">
            <text:p>0,0238234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30063748323" calcext:value-type="float">
            <text:p>0,0230063748</text:p>
          </table:table-cell>
          <table:table-cell office:value-type="float" office:value="0.0227853912857" calcext:value-type="float">
            <text:p>0,0227853913</text:p>
          </table:table-cell>
          <table:table-cell office:value-type="float" office:value="0.0215257962198" calcext:value-type="float">
            <text:p>0,0215257962</text:p>
          </table:table-cell>
          <table:table-cell office:value-type="float" office:value="0.0215702329594" calcext:value-type="float">
            <text:p>0,021570233</text:p>
          </table:table-cell>
          <table:table-cell office:value-type="float" office:value="0.0216825690198" calcext:value-type="float">
            <text:p>0,021682569</text:p>
          </table:table-cell>
          <table:table-cell office:value-type="float" office:value="0.0216766250576" calcext:value-type="float">
            <text:p>0,0216766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24164873139" calcext:value-type="float">
            <text:p>0,0224164873</text:p>
          </table:table-cell>
          <table:table-cell office:value-type="float" office:value="0.0212687717582" calcext:value-type="float">
            <text:p>0,0212687718</text:p>
          </table:table-cell>
          <table:table-cell office:value-type="float" office:value="0.020103292396" calcext:value-type="float">
            <text:p>0,0201032924</text:p>
          </table:table-cell>
          <table:table-cell office:value-type="float" office:value="0.0202275665117" calcext:value-type="float">
            <text:p>0,0202275665</text:p>
          </table:table-cell>
          <table:table-cell office:value-type="float" office:value="0.020330124658" calcext:value-type="float">
            <text:p>0,0203301247</text:p>
          </table:table-cell>
          <table:table-cell office:value-type="float" office:value="0.0203171747316" calcext:value-type="float">
            <text:p>0,0203171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3925320533" calcext:value-type="float">
            <text:p>0,0253925321</text:p>
          </table:table-cell>
          <table:table-cell office:value-type="float" office:value="0.0236636037628" calcext:value-type="float">
            <text:p>0,0236636038</text:p>
          </table:table-cell>
          <table:table-cell office:value-type="float" office:value="0.0224789270797" calcext:value-type="float">
            <text:p>0,0224789271</text:p>
          </table:table-cell>
          <table:table-cell office:value-type="float" office:value="0.0226543496091" calcext:value-type="float">
            <text:p>0,0226543496</text:p>
          </table:table-cell>
          <table:table-cell office:value-type="float" office:value="0.0227577932924" calcext:value-type="float">
            <text:p>0,0227577933</text:p>
          </table:table-cell>
          <table:table-cell office:value-type="float" office:value="0.0227402304768" calcext:value-type="float">
            <text:p>0,0227402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96707321548" calcext:value-type="float">
            <text:p>0,0296707322</text:p>
          </table:table-cell>
          <table:table-cell office:value-type="float" office:value="0.0270758971456" calcext:value-type="float">
            <text:p>0,0270758971</text:p>
          </table:table-cell>
          <table:table-cell office:value-type="float" office:value="0.0260030016985" calcext:value-type="float">
            <text:p>0,0260030017</text:p>
          </table:table-cell>
          <table:table-cell office:value-type="float" office:value="0.0262526922354" calcext:value-type="float">
            <text:p>0,0262526922</text:p>
          </table:table-cell>
          <table:table-cell office:value-type="float" office:value="0.0263448563455" calcext:value-type="float">
            <text:p>0,0263448563</text:p>
          </table:table-cell>
          <table:table-cell office:value-type="float" office:value="0.0263208145991" calcext:value-type="float">
            <text:p>0,02632081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89050860162" calcext:value-type="float">
            <text:p>0,028905086</text:p>
          </table:table-cell>
          <table:table-cell office:value-type="float" office:value="0.0257191952539" calcext:value-type="float">
            <text:p>0,0257191953</text:p>
          </table:table-cell>
          <table:table-cell office:value-type="float" office:value="0.0246677399141" calcext:value-type="float">
            <text:p>0,0246677399</text:p>
          </table:table-cell>
          <table:table-cell office:value-type="float" office:value="0.0249685508344" calcext:value-type="float">
            <text:p>0,0249685508</text:p>
          </table:table-cell>
          <table:table-cell office:value-type="float" office:value="0.0250579503192" calcext:value-type="float">
            <text:p>0,0250579503</text:p>
          </table:table-cell>
          <table:table-cell office:value-type="float" office:value="0.0250293618422" calcext:value-type="float">
            <text:p>0,02502936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8961161077" calcext:value-type="float">
            <text:p>0,0289611611</text:p>
          </table:table-cell>
          <table:table-cell office:value-type="float" office:value="0.0249618417733" calcext:value-type="float">
            <text:p>0,0249618418</text:p>
          </table:table-cell>
          <table:table-cell office:value-type="float" office:value="0.0240906255117" calcext:value-type="float">
            <text:p>0,0240906255</text:p>
          </table:table-cell>
          <table:table-cell office:value-type="float" office:value="0.0244597880195" calcext:value-type="float">
            <text:p>0,024459788</text:p>
          </table:table-cell>
          <table:table-cell office:value-type="float" office:value="0.0245318530376" calcext:value-type="float">
            <text:p>0,024531853</text:p>
          </table:table-cell>
          <table:table-cell office:value-type="float" office:value="0.024497422942" calcext:value-type="float">
            <text:p>0,0244974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08640428489" calcext:value-type="float">
            <text:p>0,0308640428</text:p>
          </table:table-cell>
          <table:table-cell office:value-type="float" office:value="0.0266875633494" calcext:value-type="float">
            <text:p>0,0266875633</text:p>
          </table:table-cell>
          <table:table-cell office:value-type="float" office:value="0.0259212546796" calcext:value-type="float">
            <text:p>0,0259212547</text:p>
          </table:table-cell>
          <table:table-cell office:value-type="float" office:value="0.0263044215069" calcext:value-type="float">
            <text:p>0,0263044215</text:p>
          </table:table-cell>
          <table:table-cell office:value-type="float" office:value="0.0263668100928" calcext:value-type="float">
            <text:p>0,0263668101</text:p>
          </table:table-cell>
          <table:table-cell office:value-type="float" office:value="0.0263312904435" calcext:value-type="float">
            <text:p>0,0263312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7465651229" calcext:value-type="float">
            <text:p>0,0307465651</text:p>
          </table:table-cell>
          <table:table-cell office:value-type="float" office:value="0.0260320797023" calcext:value-type="float">
            <text:p>0,0260320797</text:p>
          </table:table-cell>
          <table:table-cell office:value-type="float" office:value="0.025617153126" calcext:value-type="float">
            <text:p>0,0256171531</text:p>
          </table:table-cell>
          <table:table-cell office:value-type="float" office:value="0.0260428284144" calcext:value-type="float">
            <text:p>0,0260428284</text:p>
          </table:table-cell>
          <table:table-cell office:value-type="float" office:value="0.0260728861822" calcext:value-type="float">
            <text:p>0,0260728862</text:p>
          </table:table-cell>
          <table:table-cell office:value-type="float" office:value="0.0260341100304" calcext:value-type="float">
            <text:p>0,02603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6757274905" calcext:value-type="float">
            <text:p>0,0306757275</text:p>
          </table:table-cell>
          <table:table-cell office:value-type="float" office:value="0.0260847264598" calcext:value-type="float">
            <text:p>0,0260847265</text:p>
          </table:table-cell>
          <table:table-cell office:value-type="float" office:value="0.0257216198325" calcext:value-type="float">
            <text:p>0,0257216198</text:p>
          </table:table-cell>
          <table:table-cell office:value-type="float" office:value="0.0261356213825" calcext:value-type="float">
            <text:p>0,0261356214</text:p>
          </table:table-cell>
          <table:table-cell office:value-type="float" office:value="0.0261612030643" calcext:value-type="float">
            <text:p>0,0261612031</text:p>
          </table:table-cell>
          <table:table-cell office:value-type="float" office:value="0.0261235547951" calcext:value-type="float">
            <text:p>0,02612355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86954228226" calcext:value-type="float">
            <text:p>0,0286954228</text:p>
          </table:table-cell>
          <table:table-cell office:value-type="float" office:value="0.0238951765851" calcext:value-type="float">
            <text:p>0,0238951766</text:p>
          </table:table-cell>
          <table:table-cell office:value-type="float" office:value="0.0238381893655" calcext:value-type="float">
            <text:p>0,0238381894</text:p>
          </table:table-cell>
          <table:table-cell office:value-type="float" office:value="0.0242663455676" calcext:value-type="float">
            <text:p>0,0242663456</text:p>
          </table:table-cell>
          <table:table-cell office:value-type="float" office:value="0.0242641425247" calcext:value-type="float">
            <text:p>0,0242641425</text:p>
          </table:table-cell>
          <table:table-cell office:value-type="float" office:value="0.0242257068437" calcext:value-type="float">
            <text:p>0,02422570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00016087432" calcext:value-type="float">
            <text:p>0,0300016087</text:p>
          </table:table-cell>
          <table:table-cell office:value-type="float" office:value="0.0254250067603" calcext:value-type="float">
            <text:p>0,0254250068</text:p>
          </table:table-cell>
          <table:table-cell office:value-type="float" office:value="0.0255382695993" calcext:value-type="float">
            <text:p>0,0255382696</text:p>
          </table:table-cell>
          <table:table-cell office:value-type="float" office:value="0.0259449293051" calcext:value-type="float">
            <text:p>0,0259449293</text:p>
          </table:table-cell>
          <table:table-cell office:value-type="float" office:value="0.0259277407936" calcext:value-type="float">
            <text:p>0,0259277408</text:p>
          </table:table-cell>
          <table:table-cell office:value-type="float" office:value="0.025891499444" calcext:value-type="float">
            <text:p>0,0258914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76306244549" calcext:value-type="float">
            <text:p>0,0276306245</text:p>
          </table:table-cell>
          <table:table-cell office:value-type="float" office:value="0.0230747589063" calcext:value-type="float">
            <text:p>0,0230747589</text:p>
          </table:table-cell>
          <table:table-cell office:value-type="float" office:value="0.0234949858341" calcext:value-type="float">
            <text:p>0,0234949858</text:p>
          </table:table-cell>
          <table:table-cell office:value-type="float" office:value="0.0238958190932" calcext:value-type="float">
            <text:p>0,0238958191</text:p>
          </table:table-cell>
          <table:table-cell office:value-type="float" office:value="0.0238510986941" calcext:value-type="float">
            <text:p>0,0238510987</text:p>
          </table:table-cell>
          <table:table-cell office:value-type="float" office:value="0.0238158613184" calcext:value-type="float">
            <text:p>0,02381586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3075512767" calcext:value-type="float">
            <text:p>0,0313075513</text:p>
          </table:table-cell>
          <table:table-cell office:value-type="float" office:value="0.0270146750747" calcext:value-type="float">
            <text:p>0,0270146751</text:p>
          </table:table-cell>
          <table:table-cell office:value-type="float" office:value="0.0276165650495" calcext:value-type="float">
            <text:p>0,027616565</text:p>
          </table:table-cell>
          <table:table-cell office:value-type="float" office:value="0.0279922943863" calcext:value-type="float">
            <text:p>0,0279922944</text:p>
          </table:table-cell>
          <table:table-cell office:value-type="float" office:value="0.0279316297496" calcext:value-type="float">
            <text:p>0,0279316297</text:p>
          </table:table-cell>
          <table:table-cell office:value-type="float" office:value="0.0278989270862" calcext:value-type="float">
            <text:p>0,02789892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68759718463" calcext:value-type="float">
            <text:p>0,0268759718</text:p>
          </table:table-cell>
          <table:table-cell office:value-type="float" office:value="0.0228486785059" calcext:value-type="float">
            <text:p>0,0228486785</text:p>
          </table:table-cell>
          <table:table-cell office:value-type="float" office:value="0.0236396522546" calcext:value-type="float">
            <text:p>0,0236396523</text:p>
          </table:table-cell>
          <table:table-cell office:value-type="float" office:value="0.0239893288768" calcext:value-type="float">
            <text:p>0,0239893289</text:p>
          </table:table-cell>
          <table:table-cell office:value-type="float" office:value="0.0239120917815" calcext:value-type="float">
            <text:p>0,0239120918</text:p>
          </table:table-cell>
          <table:table-cell office:value-type="float" office:value="0.0238820192045" calcext:value-type="float">
            <text:p>0,0238820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63636265969" calcext:value-type="float">
            <text:p>0,0263636266</text:p>
          </table:table-cell>
          <table:table-cell office:value-type="float" office:value="0.0227847615432" calcext:value-type="float">
            <text:p>0,0227847615</text:p>
          </table:table-cell>
          <table:table-cell office:value-type="float" office:value="0.0237363384818" calcext:value-type="float">
            <text:p>0,0237363385</text:p>
          </table:table-cell>
          <table:table-cell office:value-type="float" office:value="0.0240442168615" calcext:value-type="float">
            <text:p>0,0240442169</text:p>
          </table:table-cell>
          <table:table-cell office:value-type="float" office:value="0.0239532381381" calcext:value-type="float">
            <text:p>0,0239532381</text:p>
          </table:table-cell>
          <table:table-cell office:value-type="float" office:value="0.0239271611184" calcext:value-type="float">
            <text:p>0,0239271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55860422921" calcext:value-type="float">
            <text:p>0,0255860423</text:p>
          </table:table-cell>
          <table:table-cell office:value-type="float" office:value="0.022556145095" calcext:value-type="float">
            <text:p>0,0225561451</text:p>
          </table:table-cell>
          <table:table-cell office:value-type="float" office:value="0.0236423731161" calcext:value-type="float">
            <text:p>0,0236423731</text:p>
          </table:table-cell>
          <table:table-cell office:value-type="float" office:value="0.0238996718717" calcext:value-type="float">
            <text:p>0,0238996719</text:p>
          </table:table-cell>
          <table:table-cell office:value-type="float" office:value="0.0237974457049" calcext:value-type="float">
            <text:p>0,0237974457</text:p>
          </table:table-cell>
          <table:table-cell office:value-type="float" office:value="0.0237761094942" calcext:value-type="float">
            <text:p>0,02377610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45619149581" calcext:value-type="float">
            <text:p>0,024561915</text:p>
          </table:table-cell>
          <table:table-cell office:value-type="float" office:value="0.0221816885259" calcext:value-type="float">
            <text:p>0,0221816885</text:p>
          </table:table-cell>
          <table:table-cell office:value-type="float" office:value="0.0233760625522" calcext:value-type="float">
            <text:p>0,0233760626</text:p>
          </table:table-cell>
          <table:table-cell office:value-type="float" office:value="0.0235738205557" calcext:value-type="float">
            <text:p>0,0235738206</text:p>
          </table:table-cell>
          <table:table-cell office:value-type="float" office:value="0.0234628987805" calcext:value-type="float">
            <text:p>0,0234628988</text:p>
          </table:table-cell>
          <table:table-cell office:value-type="float" office:value="0.0234470636599" calcext:value-type="float">
            <text:p>0,02344706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5750944539" calcext:value-type="float">
            <text:p>0,0235750945</text:p>
          </table:table-cell>
          <table:table-cell office:value-type="float" office:value="0.0219074464689" calcext:value-type="float">
            <text:p>0,0219074465</text:p>
          </table:table-cell>
          <table:table-cell office:value-type="float" office:value="0.0231820056675" calcext:value-type="float">
            <text:p>0,0231820057</text:p>
          </table:table-cell>
          <table:table-cell office:value-type="float" office:value="0.0233146110059" calcext:value-type="float">
            <text:p>0,023314611</text:p>
          </table:table-cell>
          <table:table-cell office:value-type="float" office:value="0.0231976195785" calcext:value-type="float">
            <text:p>0,0231976196</text:p>
          </table:table-cell>
          <table:table-cell office:value-type="float" office:value="0.0231877435873" calcext:value-type="float">
            <text:p>0,02318774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1073273643" calcext:value-type="float">
            <text:p>0,0231073274</text:p>
          </table:table-cell>
          <table:table-cell office:value-type="float" office:value="0.0221455752814" calcext:value-type="float">
            <text:p>0,0221455753</text:p>
          </table:table-cell>
          <table:table-cell office:value-type="float" office:value="0.0235022155214" calcext:value-type="float">
            <text:p>0,0235022155</text:p>
          </table:table-cell>
          <table:table-cell office:value-type="float" office:value="0.0235698851881" calcext:value-type="float">
            <text:p>0,0235698852</text:p>
          </table:table-cell>
          <table:table-cell office:value-type="float" office:value="0.0234466613602" calcext:value-type="float">
            <text:p>0,0234466614</text:p>
          </table:table-cell>
          <table:table-cell office:value-type="float" office:value="0.0234427274781" calcext:value-type="float">
            <text:p>0,0234427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5385107209" calcext:value-type="float">
            <text:p>0,0225385107</text:p>
          </table:table-cell>
          <table:table-cell office:value-type="float" office:value="0.0223120385163" calcext:value-type="float">
            <text:p>0,0223120385</text:p>
          </table:table-cell>
          <table:table-cell office:value-type="float" office:value="0.0237149730099" calcext:value-type="float">
            <text:p>0,023714973</text:p>
          </table:table-cell>
          <table:table-cell office:value-type="float" office:value="0.0237152090621" calcext:value-type="float">
            <text:p>0,0237152091</text:p>
          </table:table-cell>
          <table:table-cell office:value-type="float" office:value="0.0235890266752" calcext:value-type="float">
            <text:p>0,0235890267</text:p>
          </table:table-cell>
          <table:table-cell office:value-type="float" office:value="0.0235912020028" calcext:value-type="float">
            <text:p>0,023591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13156981975" calcext:value-type="float">
            <text:p>0,0213156982</text:p>
          </table:table-cell>
          <table:table-cell office:value-type="float" office:value="0.0217098012395" calcext:value-type="float">
            <text:p>0,0217098012</text:p>
          </table:table-cell>
          <table:table-cell office:value-type="float" office:value="0.0230934340056" calcext:value-type="float">
            <text:p>0,023093434</text:p>
          </table:table-cell>
          <table:table-cell office:value-type="float" office:value="0.0230373821136" calcext:value-type="float">
            <text:p>0,0230373821</text:p>
          </table:table-cell>
          <table:table-cell office:value-type="float" office:value="0.0229139481845" calcext:value-type="float">
            <text:p>0,0229139482</text:p>
          </table:table-cell>
          <table:table-cell office:value-type="float" office:value="0.0229211319511" calcext:value-type="float">
            <text:p>0,0229211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1818764519" calcext:value-type="float">
            <text:p>0,0211818765</text:p>
          </table:table-cell>
          <table:table-cell office:value-type="float" office:value="0.022459155654" calcext:value-type="float">
            <text:p>0,0224591557</text:p>
          </table:table-cell>
          <table:table-cell office:value-type="float" office:value="0.0237710637754" calcext:value-type="float">
            <text:p>0,0237710638</text:p>
          </table:table-cell>
          <table:table-cell office:value-type="float" office:value="0.0236355227106" calcext:value-type="float">
            <text:p>0,0236355227</text:p>
          </table:table-cell>
          <table:table-cell office:value-type="float" office:value="0.0235199630994" calcext:value-type="float">
            <text:p>0,0235199631</text:p>
          </table:table-cell>
          <table:table-cell office:value-type="float" office:value="0.0235341506737" calcext:value-type="float">
            <text:p>0,02353415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152736109" calcext:value-type="float">
            <text:p>0,0191527361</text:p>
          </table:table-cell>
          <table:table-cell office:value-type="float" office:value="0.0207192490019" calcext:value-type="float">
            <text:p>0,020719249</text:p>
          </table:table-cell>
          <table:table-cell office:value-type="float" office:value="0.021959676823" calcext:value-type="float">
            <text:p>0,0219596768</text:p>
          </table:table-cell>
          <table:table-cell office:value-type="float" office:value="0.0217980889658" calcext:value-type="float">
            <text:p>0,021798089</text:p>
          </table:table-cell>
          <table:table-cell office:value-type="float" office:value="0.0216894513625" calcext:value-type="float">
            <text:p>0,0216894514</text:p>
          </table:table-cell>
          <table:table-cell office:value-type="float" office:value="0.0217058573784" calcext:value-type="float">
            <text:p>0,02170585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0912740307" calcext:value-type="float">
            <text:p>0,018091274</text:p>
          </table:table-cell>
          <table:table-cell office:value-type="float" office:value="0.0201482971945" calcext:value-type="float">
            <text:p>0,0201482972</text:p>
          </table:table-cell>
          <table:table-cell office:value-type="float" office:value="0.0212629706111" calcext:value-type="float">
            <text:p>0,0212629706</text:p>
          </table:table-cell>
          <table:table-cell office:value-type="float" office:value="0.0210580513462" calcext:value-type="float">
            <text:p>0,0210580513</text:p>
          </table:table-cell>
          <table:table-cell office:value-type="float" office:value="0.0209615122294" calcext:value-type="float">
            <text:p>0,0209615122</text:p>
          </table:table-cell>
          <table:table-cell office:value-type="float" office:value="0.0209815999785" calcext:value-type="float">
            <text:p>0,0209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68356401095" calcext:value-type="float">
            <text:p>0,0168356401</text:p>
          </table:table-cell>
          <table:table-cell office:value-type="float" office:value="0.0193495002081" calcext:value-type="float">
            <text:p>0,0193495002</text:p>
          </table:table-cell>
          <table:table-cell office:value-type="float" office:value="0.0202904594898" calcext:value-type="float">
            <text:p>0,0202904595</text:p>
          </table:table-cell>
          <table:table-cell office:value-type="float" office:value="0.0200460812508" calcext:value-type="float">
            <text:p>0,0200460813</text:p>
          </table:table-cell>
          <table:table-cell office:value-type="float" office:value="0.0199658791258" calcext:value-type="float">
            <text:p>0,0199658791</text:p>
          </table:table-cell>
          <table:table-cell office:value-type="float" office:value="0.0199892272025" calcext:value-type="float">
            <text:p>0,01998922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56069614807" calcext:value-type="float">
            <text:p>0,0156069615</text:p>
          </table:table-cell>
          <table:table-cell office:value-type="float" office:value="0.0184909617288" calcext:value-type="float">
            <text:p>0,0184909617</text:p>
          </table:table-cell>
          <table:table-cell office:value-type="float" office:value="0.0192375835458" calcext:value-type="float">
            <text:p>0,0192375835</text:p>
          </table:table-cell>
          <table:table-cell office:value-type="float" office:value="0.0189622112638" calcext:value-type="float">
            <text:p>0,0189622113</text:p>
          </table:table-cell>
          <table:table-cell office:value-type="float" office:value="0.0189000391265" calcext:value-type="float">
            <text:p>0,0189000391</text:p>
          </table:table-cell>
          <table:table-cell office:value-type="float" office:value="0.0189258580031" calcext:value-type="float">
            <text:p>0,018925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4006050073" calcext:value-type="float">
            <text:p>0,015400605</text:p>
          </table:table-cell>
          <table:table-cell office:value-type="float" office:value="0.018729958888" calcext:value-type="float">
            <text:p>0,0187299589</text:p>
          </table:table-cell>
          <table:table-cell office:value-type="float" office:value="0.019320374603" calcext:value-type="float">
            <text:p>0,0193203746</text:p>
          </table:table-cell>
          <table:table-cell office:value-type="float" office:value="0.0190066908149" calcext:value-type="float">
            <text:p>0,0190066908</text:p>
          </table:table-cell>
          <table:table-cell office:value-type="float" office:value="0.0189592464537" calcext:value-type="float">
            <text:p>0,0189592465</text:p>
          </table:table-cell>
          <table:table-cell office:value-type="float" office:value="0.0189882511176" calcext:value-type="float">
            <text:p>0,0189882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2887768459" calcext:value-type="float">
            <text:p>0,0192887768</text:p>
          </table:table-cell>
          <table:table-cell office:value-type="float" office:value="0.0229744452432" calcext:value-type="float">
            <text:p>0,0229744452</text:p>
          </table:table-cell>
          <table:table-cell office:value-type="float" office:value="0.0233893924512" calcext:value-type="float">
            <text:p>0,0233893925</text:p>
          </table:table-cell>
          <table:table-cell office:value-type="float" office:value="0.0230465969702" calcext:value-type="float">
            <text:p>0,023046597</text:p>
          </table:table-cell>
          <table:table-cell office:value-type="float" office:value="0.0230154221334" calcext:value-type="float">
            <text:p>0,0230154221</text:p>
          </table:table-cell>
          <table:table-cell office:value-type="float" office:value="0.0230467600997" calcext:value-type="float">
            <text:p>0,02304676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01134436066" calcext:value-type="float">
            <text:p>0,0301134436</text:p>
          </table:table-cell>
          <table:table-cell office:value-type="float" office:value="0.0342182516697" calcext:value-type="float">
            <text:p>0,0342182517</text:p>
          </table:table-cell>
          <table:table-cell office:value-type="float" office:value="0.0351724045614" calcext:value-type="float">
            <text:p>0,0351724046</text:p>
          </table:table-cell>
          <table:table-cell office:value-type="float" office:value="0.0347812839529" calcext:value-type="float">
            <text:p>0,034781284</text:p>
          </table:table-cell>
          <table:table-cell office:value-type="float" office:value="0.0347025652544" calcext:value-type="float">
            <text:p>0,0347025653</text:p>
          </table:table-cell>
          <table:table-cell office:value-type="float" office:value="0.0347390689489" calcext:value-type="float">
            <text:p>0,03473906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3661858814" calcext:value-type="float">
            <text:p>0,0253661859</text:p>
          </table:table-cell>
          <table:table-cell office:value-type="float" office:value="0.029917225665" calcext:value-type="float">
            <text:p>0,0299172257</text:p>
          </table:table-cell>
          <table:table-cell office:value-type="float" office:value="0.0292566026663" calcext:value-type="float">
            <text:p>0,0292566027</text:p>
          </table:table-cell>
          <table:table-cell office:value-type="float" office:value="0.0288595996916" calcext:value-type="float">
            <text:p>0,0288595997</text:p>
          </table:table-cell>
          <table:table-cell office:value-type="float" office:value="0.028925791943" calcext:value-type="float">
            <text:p>0,0289257919</text:p>
          </table:table-cell>
          <table:table-cell office:value-type="float" office:value="0.0289603169522" calcext:value-type="float">
            <text:p>0,0289603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1175154161" calcext:value-type="float">
            <text:p>0,0251175154</text:p>
          </table:table-cell>
          <table:table-cell office:value-type="float" office:value="0.0254175405096" calcext:value-type="float">
            <text:p>0,0254175405</text:p>
          </table:table-cell>
          <table:table-cell office:value-type="float" office:value="0.0240077947324" calcext:value-type="float">
            <text:p>0,0240077947</text:p>
          </table:table-cell>
          <table:table-cell office:value-type="float" office:value="0.0240125759977" calcext:value-type="float">
            <text:p>0,024012576</text:p>
          </table:table-cell>
          <table:table-cell office:value-type="float" office:value="0.0241389579974" calcext:value-type="float">
            <text:p>0,024138958</text:p>
          </table:table-cell>
          <table:table-cell office:value-type="float" office:value="0.0241363367835" calcext:value-type="float">
            <text:p>0,0241363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0:55:54.123402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7:10:45.165636983</meta:creation-date>
    <dc:date>2017-05-19T20:57:31.352628169</dc:date>
    <meta:editing-duration>PT2H19M55S</meta:editing-duration>
    <meta:editing-cycles>5</meta:editing-cycles>
    <meta:generator>LibreOffice/5.1.6.2$Linux_X86_64 LibreOffice_project/10m0$Build-2</meta:generator>
    <meta:document-statistic meta:table-count="2" meta:cell-count="1230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42.751cm" svg:height="23.332cm" xlink:href=".." xlink:type="simple" chart:class="chart:line" chart:style-name="ch1">
        <chart:legend chart:legend-position="end" svg:x="41.031cm" svg:y="0.844cm" style:legend-expansion="high" chart:style-name="ch2"/>
        <chart:plot-area chart:style-name="ch3" table:cell-range-address="'20 à 70 (par 10)'.A1:'20 à 70 (par 10)'.G44" chart:data-source-has-labels="both" svg:x="1.158cm" svg:y="0.665cm" svg:width="37.549cm" svg:height="21.41cm">
          <chartooo:coordinate-region svg:x="2.256cm" svg:y="0.866cm" svg:width="36.261cm" svg:height="20.559cm"/>
          <chart:axis chart:dimension="x" chart:name="primary-x" chart:style-name="ch4" chartooo:axis-type="auto">
            <chartooo:date-scale/>
            <chart:title svg:x="18.699cm" svg:y="22.542cm" chart:style-name="ch5">
              <text:p>Nombre de tour</text:p>
            </chart:title>
            <chart:categories table:cell-range-address="'20 à 70 (par 10)'.B1:'20 à 70 (par 10)'.G1"/>
            <chart:grid chart:style-name="ch6" chart:class="major"/>
          </chart:axis>
          <chart:axis chart:dimension="y" chart:name="primary-y" chart:style-name="ch4">
            <chart:title svg:x="0.001cm" svg:y="12.215cm" chart:style-name="ch7">
              <text:p>Probabilité</text:p>
            </chart:title>
            <chart:grid chart:style-name="ch6" chart:class="major"/>
          </chart:axis>
          <chart:series chart:style-name="ch8" chart:values-cell-range-address="'20 à 70 (par 10)'.B2:'20 à 70 (par 10)'.G2" chart:label-cell-address="'20 à 70 (par 10)'.A2:'20 à 70 (par 10)'.A2" chart:class="chart:line">
            <chart:data-point chart:repeated="6"/>
          </chart:series>
          <chart:series chart:style-name="ch9" chart:values-cell-range-address="'20 à 70 (par 10)'.B3:'20 à 70 (par 10)'.G3" chart:label-cell-address="'20 à 70 (par 10)'.A3:'20 à 70 (par 10)'.A3" chart:class="chart:line">
            <chart:data-point chart:repeated="6"/>
          </chart:series>
          <chart:series chart:style-name="ch10" chart:values-cell-range-address="'20 à 70 (par 10)'.B4:'20 à 70 (par 10)'.G4" chart:label-cell-address="'20 à 70 (par 10)'.A4:'20 à 70 (par 10)'.A4" chart:class="chart:line">
            <chart:data-point chart:repeated="6"/>
          </chart:series>
          <chart:series chart:style-name="ch11" chart:values-cell-range-address="'20 à 70 (par 10)'.B5:'20 à 70 (par 10)'.G5" chart:label-cell-address="'20 à 70 (par 10)'.A5:'20 à 70 (par 10)'.A5" chart:class="chart:line">
            <chart:data-point chart:repeated="6"/>
          </chart:series>
          <chart:series chart:style-name="ch12" chart:values-cell-range-address="'20 à 70 (par 10)'.B6:'20 à 70 (par 10)'.G6" chart:label-cell-address="'20 à 70 (par 10)'.A6:'20 à 70 (par 10)'.A6" chart:class="chart:line">
            <chart:data-point chart:repeated="6"/>
          </chart:series>
          <chart:series chart:style-name="ch13" chart:values-cell-range-address="'20 à 70 (par 10)'.B7:'20 à 70 (par 10)'.G7" chart:label-cell-address="'20 à 70 (par 10)'.A7:'20 à 70 (par 10)'.A7" chart:class="chart:line">
            <chart:data-point chart:repeated="6"/>
          </chart:series>
          <chart:series chart:style-name="ch14" chart:values-cell-range-address="'20 à 70 (par 10)'.B8:'20 à 70 (par 10)'.G8" chart:label-cell-address="'20 à 70 (par 10)'.A8:'20 à 70 (par 10)'.A8" chart:class="chart:line">
            <chart:data-point chart:repeated="6"/>
          </chart:series>
          <chart:series chart:style-name="ch15" chart:values-cell-range-address="'20 à 70 (par 10)'.B9:'20 à 70 (par 10)'.G9" chart:label-cell-address="'20 à 70 (par 10)'.A9:'20 à 70 (par 10)'.A9" chart:class="chart:line">
            <chart:data-point chart:repeated="6"/>
          </chart:series>
          <chart:series chart:style-name="ch16" chart:values-cell-range-address="'20 à 70 (par 10)'.B10:'20 à 70 (par 10)'.G10" chart:label-cell-address="'20 à 70 (par 10)'.A10:'20 à 70 (par 10)'.A10" chart:class="chart:line">
            <chart:data-point chart:repeated="6"/>
          </chart:series>
          <chart:series chart:style-name="ch17" chart:values-cell-range-address="'20 à 70 (par 10)'.B11:'20 à 70 (par 10)'.G11" chart:label-cell-address="'20 à 70 (par 10)'.A11:'20 à 70 (par 10)'.A11" chart:class="chart:line">
            <chart:data-point chart:repeated="6"/>
          </chart:series>
          <chart:series chart:style-name="ch18" chart:values-cell-range-address="'20 à 70 (par 10)'.B12:'20 à 70 (par 10)'.G12" chart:label-cell-address="'20 à 70 (par 10)'.A12:'20 à 70 (par 10)'.A12" chart:class="chart:line">
            <chart:data-point chart:repeated="6"/>
          </chart:series>
          <chart:series chart:style-name="ch19" chart:values-cell-range-address="'20 à 70 (par 10)'.B13:'20 à 70 (par 10)'.G13" chart:label-cell-address="'20 à 70 (par 10)'.A13:'20 à 70 (par 10)'.A13" chart:class="chart:line">
            <chart:data-point chart:repeated="6"/>
          </chart:series>
          <chart:series chart:style-name="ch20" chart:values-cell-range-address="'20 à 70 (par 10)'.B14:'20 à 70 (par 10)'.G14" chart:label-cell-address="'20 à 70 (par 10)'.A14:'20 à 70 (par 10)'.A14" chart:class="chart:line">
            <chart:data-point chart:repeated="6"/>
          </chart:series>
          <chart:series chart:style-name="ch21" chart:values-cell-range-address="'20 à 70 (par 10)'.B15:'20 à 70 (par 10)'.G15" chart:label-cell-address="'20 à 70 (par 10)'.A15:'20 à 70 (par 10)'.A15" chart:class="chart:line">
            <chart:data-point chart:repeated="6"/>
          </chart:series>
          <chart:series chart:style-name="ch22" chart:values-cell-range-address="'20 à 70 (par 10)'.B16:'20 à 70 (par 10)'.G16" chart:label-cell-address="'20 à 70 (par 10)'.A16:'20 à 70 (par 10)'.A16" chart:class="chart:line">
            <chart:data-point chart:repeated="6"/>
          </chart:series>
          <chart:series chart:style-name="ch23" chart:values-cell-range-address="'20 à 70 (par 10)'.B17:'20 à 70 (par 10)'.G17" chart:label-cell-address="'20 à 70 (par 10)'.A17:'20 à 70 (par 10)'.A17" chart:class="chart:line">
            <chart:data-point chart:repeated="6"/>
          </chart:series>
          <chart:series chart:style-name="ch24" chart:values-cell-range-address="'20 à 70 (par 10)'.B18:'20 à 70 (par 10)'.G18" chart:label-cell-address="'20 à 70 (par 10)'.A18:'20 à 70 (par 10)'.A18" chart:class="chart:line">
            <chart:data-point chart:repeated="6"/>
          </chart:series>
          <chart:series chart:style-name="ch25" chart:values-cell-range-address="'20 à 70 (par 10)'.B19:'20 à 70 (par 10)'.G19" chart:label-cell-address="'20 à 70 (par 10)'.A19:'20 à 70 (par 10)'.A19" chart:class="chart:line">
            <chart:data-point chart:repeated="6"/>
          </chart:series>
          <chart:series chart:style-name="ch26" chart:values-cell-range-address="'20 à 70 (par 10)'.B20:'20 à 70 (par 10)'.G20" chart:label-cell-address="'20 à 70 (par 10)'.A20:'20 à 70 (par 10)'.A20" chart:class="chart:line">
            <chart:data-point chart:repeated="6"/>
          </chart:series>
          <chart:series chart:style-name="ch27" chart:values-cell-range-address="'20 à 70 (par 10)'.B21:'20 à 70 (par 10)'.G21" chart:label-cell-address="'20 à 70 (par 10)'.A21:'20 à 70 (par 10)'.A21" chart:class="chart:line">
            <chart:data-point chart:repeated="6"/>
          </chart:series>
          <chart:series chart:style-name="ch28" chart:values-cell-range-address="'20 à 70 (par 10)'.B22:'20 à 70 (par 10)'.G22" chart:label-cell-address="'20 à 70 (par 10)'.A22:'20 à 70 (par 10)'.A22" chart:class="chart:line">
            <chart:data-point chart:repeated="6"/>
          </chart:series>
          <chart:series chart:style-name="ch29" chart:values-cell-range-address="'20 à 70 (par 10)'.B23:'20 à 70 (par 10)'.G23" chart:label-cell-address="'20 à 70 (par 10)'.A23:'20 à 70 (par 10)'.A23" chart:class="chart:line">
            <chart:data-point chart:repeated="6"/>
          </chart:series>
          <chart:series chart:style-name="ch30" chart:values-cell-range-address="'20 à 70 (par 10)'.B24:'20 à 70 (par 10)'.G24" chart:label-cell-address="'20 à 70 (par 10)'.A24:'20 à 70 (par 10)'.A24" chart:class="chart:line">
            <chart:data-point chart:repeated="6"/>
          </chart:series>
          <chart:series chart:style-name="ch31" chart:values-cell-range-address="'20 à 70 (par 10)'.B25:'20 à 70 (par 10)'.G25" chart:label-cell-address="'20 à 70 (par 10)'.A25:'20 à 70 (par 10)'.A25" chart:class="chart:line">
            <chart:data-point chart:repeated="6"/>
          </chart:series>
          <chart:series chart:style-name="ch32" chart:values-cell-range-address="'20 à 70 (par 10)'.B26:'20 à 70 (par 10)'.G26" chart:label-cell-address="'20 à 70 (par 10)'.A26:'20 à 70 (par 10)'.A26" chart:class="chart:line">
            <chart:data-point chart:repeated="6"/>
          </chart:series>
          <chart:series chart:style-name="ch33" chart:values-cell-range-address="'20 à 70 (par 10)'.B27:'20 à 70 (par 10)'.G27" chart:label-cell-address="'20 à 70 (par 10)'.A27:'20 à 70 (par 10)'.A27" chart:class="chart:line">
            <chart:data-point chart:repeated="6"/>
          </chart:series>
          <chart:series chart:style-name="ch34" chart:values-cell-range-address="'20 à 70 (par 10)'.B28:'20 à 70 (par 10)'.G28" chart:label-cell-address="'20 à 70 (par 10)'.A28:'20 à 70 (par 10)'.A28" chart:class="chart:line">
            <chart:data-point chart:repeated="6"/>
          </chart:series>
          <chart:series chart:style-name="ch35" chart:values-cell-range-address="'20 à 70 (par 10)'.B29:'20 à 70 (par 10)'.G29" chart:label-cell-address="'20 à 70 (par 10)'.A29:'20 à 70 (par 10)'.A29" chart:class="chart:line">
            <chart:data-point chart:repeated="6"/>
          </chart:series>
          <chart:series chart:style-name="ch36" chart:values-cell-range-address="'20 à 70 (par 10)'.B30:'20 à 70 (par 10)'.G30" chart:label-cell-address="'20 à 70 (par 10)'.A30:'20 à 70 (par 10)'.A30" chart:class="chart:line">
            <chart:data-point chart:repeated="6"/>
          </chart:series>
          <chart:series chart:style-name="ch37" chart:values-cell-range-address="'20 à 70 (par 10)'.B31:'20 à 70 (par 10)'.G31" chart:label-cell-address="'20 à 70 (par 10)'.A31:'20 à 70 (par 10)'.A31" chart:class="chart:line">
            <chart:data-point chart:repeated="6"/>
          </chart:series>
          <chart:series chart:style-name="ch38" chart:values-cell-range-address="'20 à 70 (par 10)'.B32:'20 à 70 (par 10)'.G32" chart:label-cell-address="'20 à 70 (par 10)'.A32:'20 à 70 (par 10)'.A32" chart:class="chart:line">
            <chart:data-point chart:repeated="6"/>
          </chart:series>
          <chart:series chart:style-name="ch39" chart:values-cell-range-address="'20 à 70 (par 10)'.B33:'20 à 70 (par 10)'.G33" chart:label-cell-address="'20 à 70 (par 10)'.A33:'20 à 70 (par 10)'.A33" chart:class="chart:line">
            <chart:data-point chart:repeated="6"/>
          </chart:series>
          <chart:series chart:style-name="ch40" chart:values-cell-range-address="'20 à 70 (par 10)'.B34:'20 à 70 (par 10)'.G34" chart:label-cell-address="'20 à 70 (par 10)'.A34:'20 à 70 (par 10)'.A34" chart:class="chart:line">
            <chart:data-point chart:repeated="6"/>
          </chart:series>
          <chart:series chart:style-name="ch41" chart:values-cell-range-address="'20 à 70 (par 10)'.B35:'20 à 70 (par 10)'.G35" chart:label-cell-address="'20 à 70 (par 10)'.A35:'20 à 70 (par 10)'.A35" chart:class="chart:line">
            <chart:data-point chart:repeated="6"/>
          </chart:series>
          <chart:series chart:style-name="ch42" chart:values-cell-range-address="'20 à 70 (par 10)'.B36:'20 à 70 (par 10)'.G36" chart:label-cell-address="'20 à 70 (par 10)'.A36:'20 à 70 (par 10)'.A36" chart:class="chart:line">
            <chart:data-point chart:repeated="6"/>
          </chart:series>
          <chart:series chart:style-name="ch43" chart:values-cell-range-address="'20 à 70 (par 10)'.B37:'20 à 70 (par 10)'.G37" chart:label-cell-address="'20 à 70 (par 10)'.A37:'20 à 70 (par 10)'.A37" chart:class="chart:line">
            <chart:data-point chart:repeated="6"/>
          </chart:series>
          <chart:series chart:style-name="ch44" chart:values-cell-range-address="'20 à 70 (par 10)'.B38:'20 à 70 (par 10)'.G38" chart:label-cell-address="'20 à 70 (par 10)'.A38:'20 à 70 (par 10)'.A38" chart:class="chart:line">
            <chart:data-point chart:repeated="6"/>
          </chart:series>
          <chart:series chart:style-name="ch45" chart:values-cell-range-address="'20 à 70 (par 10)'.B39:'20 à 70 (par 10)'.G39" chart:label-cell-address="'20 à 70 (par 10)'.A39:'20 à 70 (par 10)'.A39" chart:class="chart:line">
            <chart:data-point chart:repeated="6"/>
          </chart:series>
          <chart:series chart:style-name="ch46" chart:values-cell-range-address="'20 à 70 (par 10)'.B40:'20 à 70 (par 10)'.G40" chart:label-cell-address="'20 à 70 (par 10)'.A40:'20 à 70 (par 10)'.A40" chart:class="chart:line">
            <chart:data-point chart:repeated="6"/>
          </chart:series>
          <chart:series chart:style-name="ch47" chart:values-cell-range-address="'20 à 70 (par 10)'.B41:'20 à 70 (par 10)'.G41" chart:label-cell-address="'20 à 70 (par 10)'.A41:'20 à 70 (par 10)'.A41" chart:class="chart:line">
            <chart:data-point chart:repeated="6"/>
          </chart:series>
          <chart:series chart:style-name="ch48" chart:values-cell-range-address="'20 à 70 (par 10)'.B42:'20 à 70 (par 10)'.G42" chart:label-cell-address="'20 à 70 (par 10)'.A42:'20 à 70 (par 10)'.A42" chart:class="chart:line">
            <chart:data-point chart:repeated="6"/>
          </chart:series>
          <chart:series chart:style-name="ch49" chart:values-cell-range-address="'20 à 70 (par 10)'.B43:'20 à 70 (par 10)'.G43" chart:label-cell-address="'20 à 70 (par 10)'.A43:'20 à 70 (par 10)'.A43" chart:class="chart:line">
            <chart:data-point chart:repeated="6"/>
          </chart:series>
          <chart:series chart:style-name="ch50" chart:values-cell-range-address="'20 à 70 (par 10)'.B44:'20 à 70 (par 10)'.G44" chart:label-cell-address="'20 à 70 (par 10)'.A44:'20 à 70 (par 10)'.A44" chart:class="chart:line">
            <chart:data-point chart:repeated="6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20 à 70 (par 10)'.B1:'20 à 70 (par 10)'.G1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20 à 70 (par 10)'.A2:'20 à 70 (par 10)'.A2</svg:desc>
                </draw:g>
              </table:table-cell>
              <table:table-cell office:value-type="float" office:value="0.0232302152766">
                <text:p>0.0232302152766</text:p>
                <draw:g>
                  <svg:desc>'20 à 70 (par 10)'.B2:'20 à 70 (par 10)'.G2</svg:desc>
                </draw:g>
              </table:table-cell>
              <table:table-cell office:value-type="float" office:value="0.0272333822023">
                <text:p>0.0272333822023</text:p>
              </table:table-cell>
              <table:table-cell office:value-type="float" office:value="0.0274560632378">
                <text:p>0.0274560632378</text:p>
              </table:table-cell>
              <table:table-cell office:value-type="float" office:value="0.0270881392561">
                <text:p>0.0270881392561</text:p>
              </table:table-cell>
              <table:table-cell office:value-type="float" office:value="0.0270746617774">
                <text:p>0.0270746617774</text:p>
              </table:table-cell>
              <table:table-cell office:value-type="float" office:value="0.0271079509105">
                <text:p>0.0271079509105</text:p>
              </table:table-cell>
            </table:table-row>
            <table:table-row>
              <table:table-cell office:value-type="string">
                <text:p>2</text:p>
                <draw:g>
                  <svg:desc>'20 à 70 (par 10)'.A3:'20 à 70 (par 10)'.A3</svg:desc>
                </draw:g>
              </table:table-cell>
              <table:table-cell office:value-type="float" office:value="0.0191902636154">
                <text:p>0.0191902636154</text:p>
                <draw:g>
                  <svg:desc>'20 à 70 (par 10)'.B3:'20 à 70 (par 10)'.G3</svg:desc>
                </draw:g>
              </table:table-cell>
              <table:table-cell office:value-type="float" office:value="0.0232625441691">
                <text:p>0.0232625441691</text:p>
              </table:table-cell>
              <table:table-cell office:value-type="float" office:value="0.0233194937889">
                <text:p>0.0233194937889</text:p>
              </table:table-cell>
              <table:table-cell office:value-type="float" office:value="0.0229484509215">
                <text:p>0.0229484509215</text:p>
              </table:table-cell>
              <table:table-cell office:value-type="float" office:value="0.0229499035716">
                <text:p>0.0229499035716</text:p>
              </table:table-cell>
              <table:table-cell office:value-type="float" office:value="0.0229832142027">
                <text:p>0.0229832142027</text:p>
              </table:table-cell>
            </table:table-row>
            <table:table-row>
              <table:table-cell office:value-type="string">
                <text:p>3</text:p>
                <draw:g>
                  <svg:desc>'20 à 70 (par 10)'.A4:'20 à 70 (par 10)'.A4</svg:desc>
                </draw:g>
              </table:table-cell>
              <table:table-cell office:value-type="float" office:value="0.0155399766547">
                <text:p>0.0155399766547</text:p>
                <draw:g>
                  <svg:desc>'20 à 70 (par 10)'.B4:'20 à 70 (par 10)'.G4</svg:desc>
                </draw:g>
              </table:table-cell>
              <table:table-cell office:value-type="float" office:value="0.0195110850759">
                <text:p>0.0195110850759</text:p>
              </table:table-cell>
              <table:table-cell office:value-type="float" office:value="0.0194061326716">
                <text:p>0.0194061326716</text:p>
              </table:table-cell>
              <table:table-cell office:value-type="float" office:value="0.0190479934466">
                <text:p>0.0190479934466</text:p>
              </table:table-cell>
              <table:table-cell office:value-type="float" office:value="0.0190637340717">
                <text:p>0.0190637340717</text:p>
              </table:table-cell>
              <table:table-cell office:value-type="float" office:value="0.0190956380878">
                <text:p>0.0190956380878</text:p>
              </table:table-cell>
            </table:table-row>
            <table:table-row>
              <table:table-cell office:value-type="string">
                <text:p>4</text:p>
                <draw:g>
                  <svg:desc>'20 à 70 (par 10)'.A5:'20 à 70 (par 10)'.A5</svg:desc>
                </draw:g>
              </table:table-cell>
              <table:table-cell office:value-type="float" office:value="0.016144799304">
                <text:p>0.016144799304</text:p>
                <draw:g>
                  <svg:desc>'20 à 70 (par 10)'.B5:'20 à 70 (par 10)'.G5</svg:desc>
                </draw:g>
              </table:table-cell>
              <table:table-cell office:value-type="float" office:value="0.0200081810832">
                <text:p>0.0200081810832</text:p>
              </table:table-cell>
              <table:table-cell office:value-type="float" office:value="0.0197299895188">
                <text:p>0.0197299895188</text:p>
              </table:table-cell>
              <table:table-cell office:value-type="float" office:value="0.0193858564367">
                <text:p>0.0193858564367</text:p>
              </table:table-cell>
              <table:table-cell office:value-type="float" office:value="0.0194168715953">
                <text:p>0.0194168715953</text:p>
              </table:table-cell>
              <table:table-cell office:value-type="float" office:value="0.0194472532857">
                <text:p>0.0194472532857</text:p>
              </table:table-cell>
            </table:table-row>
            <table:table-row>
              <table:table-cell office:value-type="string">
                <text:p>5</text:p>
                <draw:g>
                  <svg:desc>'20 à 70 (par 10)'.A6:'20 à 70 (par 10)'.A6</svg:desc>
                </draw:g>
              </table:table-cell>
              <table:table-cell office:value-type="float" office:value="0.0181870782687">
                <text:p>0.0181870782687</text:p>
                <draw:g>
                  <svg:desc>'20 à 70 (par 10)'.B6:'20 à 70 (par 10)'.G6</svg:desc>
                </draw:g>
              </table:table-cell>
              <table:table-cell office:value-type="float" office:value="0.0217488995762">
                <text:p>0.0217488995762</text:p>
              </table:table-cell>
              <table:table-cell office:value-type="float" office:value="0.0211990837866">
                <text:p>0.0211990837866</text:p>
              </table:table-cell>
              <table:table-cell office:value-type="float" office:value="0.0208883269357">
                <text:p>0.0208883269357</text:p>
              </table:table-cell>
              <table:table-cell office:value-type="float" office:value="0.0209431155019">
                <text:p>0.0209431155019</text:p>
              </table:table-cell>
              <table:table-cell office:value-type="float" office:value="0.0209700867065">
                <text:p>0.0209700867065</text:p>
              </table:table-cell>
            </table:table-row>
            <table:table-row>
              <table:table-cell office:value-type="string">
                <text:p>6</text:p>
                <draw:g>
                  <svg:desc>'20 à 70 (par 10)'.A7:'20 à 70 (par 10)'.A7</svg:desc>
                </draw:g>
              </table:table-cell>
              <table:table-cell office:value-type="float" office:value="0.0174342899616">
                <text:p>0.0174342899616</text:p>
                <draw:g>
                  <svg:desc>'20 à 70 (par 10)'.B7:'20 à 70 (par 10)'.G7</svg:desc>
                </draw:g>
              </table:table-cell>
              <table:table-cell office:value-type="float" office:value="0.0208351060174">
                <text:p>0.0208351060174</text:p>
              </table:table-cell>
              <table:table-cell office:value-type="float" office:value="0.0201852696795">
                <text:p>0.0201852696795</text:p>
              </table:table-cell>
              <table:table-cell office:value-type="float" office:value="0.0198922030388">
                <text:p>0.0198922030388</text:p>
              </table:table-cell>
              <table:table-cell office:value-type="float" office:value="0.0199556185587">
                <text:p>0.0199556185587</text:p>
              </table:table-cell>
              <table:table-cell office:value-type="float" office:value="0.019980852085">
                <text:p>0.019980852085</text:p>
              </table:table-cell>
            </table:table-row>
            <table:table-row>
              <table:table-cell office:value-type="string">
                <text:p>7</text:p>
                <draw:g>
                  <svg:desc>'20 à 70 (par 10)'.A8:'20 à 70 (par 10)'.A8</svg:desc>
                </draw:g>
              </table:table-cell>
              <table:table-cell office:value-type="float" office:value="0.018419429059">
                <text:p>0.018419429059</text:p>
                <draw:g>
                  <svg:desc>'20 à 70 (par 10)'.B8:'20 à 70 (par 10)'.G8</svg:desc>
                </draw:g>
              </table:table-cell>
              <table:table-cell office:value-type="float" office:value="0.021483855385">
                <text:p>0.021483855385</text:p>
              </table:table-cell>
              <table:table-cell office:value-type="float" office:value="0.0206726081799">
                <text:p>0.0206726081799</text:p>
              </table:table-cell>
              <table:table-cell office:value-type="float" office:value="0.0204138960319">
                <text:p>0.0204138960319</text:p>
              </table:table-cell>
              <table:table-cell office:value-type="float" office:value="0.0204911758223">
                <text:p>0.0204911758223</text:p>
              </table:table-cell>
              <table:table-cell office:value-type="float" office:value="0.0205130827657">
                <text:p>0.0205130827657</text:p>
              </table:table-cell>
            </table:table-row>
            <table:table-row>
              <table:table-cell office:value-type="string">
                <text:p>8</text:p>
                <draw:g>
                  <svg:desc>'20 à 70 (par 10)'.A9:'20 à 70 (par 10)'.A9</svg:desc>
                </draw:g>
              </table:table-cell>
              <table:table-cell office:value-type="float" office:value="0.0192181440103">
                <text:p>0.0192181440103</text:p>
                <draw:g>
                  <svg:desc>'20 à 70 (par 10)'.B9:'20 à 70 (par 10)'.G9</svg:desc>
                </draw:g>
              </table:table-cell>
              <table:table-cell office:value-type="float" office:value="0.0218488558549">
                <text:p>0.0218488558549</text:p>
              </table:table-cell>
              <table:table-cell office:value-type="float" office:value="0.0208993512">
                <text:p>0.0208993512</text:p>
              </table:table-cell>
              <table:table-cell office:value-type="float" office:value="0.0206831017308">
                <text:p>0.0206831017308</text:p>
              </table:table-cell>
              <table:table-cell office:value-type="float" office:value="0.020772035036">
                <text:p>0.020772035036</text:p>
              </table:table-cell>
              <table:table-cell office:value-type="float" office:value="0.0207899248527">
                <text:p>0.0207899248527</text:p>
              </table:table-cell>
            </table:table-row>
            <table:table-row>
              <table:table-cell office:value-type="string">
                <text:p>9</text:p>
                <draw:g>
                  <svg:desc>'20 à 70 (par 10)'.A10:'20 à 70 (par 10)'.A10</svg:desc>
                </draw:g>
              </table:table-cell>
              <table:table-cell office:value-type="float" office:value="0.0197676919879">
                <text:p>0.0197676919879</text:p>
                <draw:g>
                  <svg:desc>'20 à 70 (par 10)'.B10:'20 à 70 (par 10)'.G10</svg:desc>
                </draw:g>
              </table:table-cell>
              <table:table-cell office:value-type="float" office:value="0.0219163463969">
                <text:p>0.0219163463969</text:p>
              </table:table-cell>
              <table:table-cell office:value-type="float" office:value="0.020854752211">
                <text:p>0.020854752211</text:p>
              </table:table-cell>
              <table:table-cell office:value-type="float" office:value="0.0206844398029">
                <text:p>0.0206844398029</text:p>
              </table:table-cell>
              <table:table-cell office:value-type="float" office:value="0.0207826307491">
                <text:p>0.0207826307491</text:p>
              </table:table-cell>
              <table:table-cell office:value-type="float" office:value="0.0207962323339">
                <text:p>0.0207962323339</text:p>
              </table:table-cell>
            </table:table-row>
            <table:table-row>
              <table:table-cell office:value-type="string">
                <text:p>10</text:p>
                <draw:g>
                  <svg:desc>'20 à 70 (par 10)'.A11:'20 à 70 (par 10)'.A11</svg:desc>
                </draw:g>
              </table:table-cell>
              <table:table-cell office:value-type="float" office:value="0.0198874985808">
                <text:p>0.0198874985808</text:p>
                <draw:g>
                  <svg:desc>'20 à 70 (par 10)'.B11:'20 à 70 (par 10)'.G11</svg:desc>
                </draw:g>
              </table:table-cell>
              <table:table-cell office:value-type="float" office:value="0.0215115763549">
                <text:p>0.0215115763549</text:p>
              </table:table-cell>
              <table:table-cell office:value-type="float" office:value="0.0203865746082">
                <text:p>0.0203865746082</text:p>
              </table:table-cell>
              <table:table-cell office:value-type="float" office:value="0.0202646676112">
                <text:p>0.0202646676112</text:p>
              </table:table-cell>
              <table:table-cell office:value-type="float" office:value="0.020367716871">
                <text:p>0.020367716871</text:p>
              </table:table-cell>
              <table:table-cell office:value-type="float" office:value="0.0203768843104">
                <text:p>0.0203768843104</text:p>
              </table:table-cell>
            </table:table-row>
            <table:table-row>
              <table:table-cell office:value-type="string">
                <text:p>11</text:p>
                <draw:g>
                  <svg:desc>'20 à 70 (par 10)'.A12:'20 à 70 (par 10)'.A12</svg:desc>
                </draw:g>
              </table:table-cell>
              <table:table-cell office:value-type="float" office:value="0.0201328247728">
                <text:p>0.0201328247728</text:p>
                <draw:g>
                  <svg:desc>'20 à 70 (par 10)'.B12:'20 à 70 (par 10)'.G12</svg:desc>
                </draw:g>
              </table:table-cell>
              <table:table-cell office:value-type="float" office:value="0.021158109989">
                <text:p>0.021158109989</text:p>
              </table:table-cell>
              <table:table-cell office:value-type="float" office:value="0.0199873405335">
                <text:p>0.0199873405335</text:p>
              </table:table-cell>
              <table:table-cell office:value-type="float" office:value="0.0199198507635">
                <text:p>0.0199198507635</text:p>
              </table:table-cell>
              <table:table-cell office:value-type="float" office:value="0.020026081518">
                <text:p>0.020026081518</text:p>
              </table:table-cell>
              <table:table-cell office:value-type="float" office:value="0.0200303033444">
                <text:p>0.0200303033444</text:p>
              </table:table-cell>
            </table:table-row>
            <table:table-row>
              <table:table-cell office:value-type="string">
                <text:p>12</text:p>
                <draw:g>
                  <svg:desc>'20 à 70 (par 10)'.A13:'20 à 70 (par 10)'.A13</svg:desc>
                </draw:g>
              </table:table-cell>
              <table:table-cell office:value-type="float" office:value="0.0244946709319">
                <text:p>0.0244946709319</text:p>
                <draw:g>
                  <svg:desc>'20 à 70 (par 10)'.B13:'20 à 70 (par 10)'.G13</svg:desc>
                </draw:g>
              </table:table-cell>
              <table:table-cell office:value-type="float" office:value="0.0249226491389">
                <text:p>0.0249226491389</text:p>
              </table:table-cell>
              <table:table-cell office:value-type="float" office:value="0.0237305424097">
                <text:p>0.0237305424097</text:p>
              </table:table-cell>
              <table:table-cell office:value-type="float" office:value="0.0237168056989">
                <text:p>0.0237168056989</text:p>
              </table:table-cell>
              <table:table-cell office:value-type="float" office:value="0.0238240382244">
                <text:p>0.0238240382244</text:p>
              </table:table-cell>
              <table:table-cell office:value-type="float" office:value="0.0238234118695">
                <text:p>0.0238234118695</text:p>
              </table:table-cell>
            </table:table-row>
            <table:table-row>
              <table:table-cell office:value-type="string">
                <text:p>13</text:p>
                <draw:g>
                  <svg:desc>'20 à 70 (par 10)'.A14:'20 à 70 (par 10)'.A14</svg:desc>
                </draw:g>
              </table:table-cell>
              <table:table-cell office:value-type="float" office:value="0.0230063748323">
                <text:p>0.0230063748323</text:p>
                <draw:g>
                  <svg:desc>'20 à 70 (par 10)'.B14:'20 à 70 (par 10)'.G14</svg:desc>
                </draw:g>
              </table:table-cell>
              <table:table-cell office:value-type="float" office:value="0.0227853912857">
                <text:p>0.0227853912857</text:p>
              </table:table-cell>
              <table:table-cell office:value-type="float" office:value="0.0215257962198">
                <text:p>0.0215257962198</text:p>
              </table:table-cell>
              <table:table-cell office:value-type="float" office:value="0.0215702329594">
                <text:p>0.0215702329594</text:p>
              </table:table-cell>
              <table:table-cell office:value-type="float" office:value="0.0216825690198">
                <text:p>0.0216825690198</text:p>
              </table:table-cell>
              <table:table-cell office:value-type="float" office:value="0.0216766250576">
                <text:p>0.0216766250576</text:p>
              </table:table-cell>
            </table:table-row>
            <table:table-row>
              <table:table-cell office:value-type="string">
                <text:p>14</text:p>
                <draw:g>
                  <svg:desc>'20 à 70 (par 10)'.A15:'20 à 70 (par 10)'.A15</svg:desc>
                </draw:g>
              </table:table-cell>
              <table:table-cell office:value-type="float" office:value="0.0224164873139">
                <text:p>0.0224164873139</text:p>
                <draw:g>
                  <svg:desc>'20 à 70 (par 10)'.B15:'20 à 70 (par 10)'.G15</svg:desc>
                </draw:g>
              </table:table-cell>
              <table:table-cell office:value-type="float" office:value="0.0212687717582">
                <text:p>0.0212687717582</text:p>
              </table:table-cell>
              <table:table-cell office:value-type="float" office:value="0.020103292396">
                <text:p>0.020103292396</text:p>
              </table:table-cell>
              <table:table-cell office:value-type="float" office:value="0.0202275665117">
                <text:p>0.0202275665117</text:p>
              </table:table-cell>
              <table:table-cell office:value-type="float" office:value="0.020330124658">
                <text:p>0.020330124658</text:p>
              </table:table-cell>
              <table:table-cell office:value-type="float" office:value="0.0203171747316">
                <text:p>0.0203171747316</text:p>
              </table:table-cell>
            </table:table-row>
            <table:table-row>
              <table:table-cell office:value-type="string">
                <text:p>15</text:p>
                <draw:g>
                  <svg:desc>'20 à 70 (par 10)'.A16:'20 à 70 (par 10)'.A16</svg:desc>
                </draw:g>
              </table:table-cell>
              <table:table-cell office:value-type="float" office:value="0.0253925320533">
                <text:p>0.0253925320533</text:p>
                <draw:g>
                  <svg:desc>'20 à 70 (par 10)'.B16:'20 à 70 (par 10)'.G16</svg:desc>
                </draw:g>
              </table:table-cell>
              <table:table-cell office:value-type="float" office:value="0.0236636037628">
                <text:p>0.0236636037628</text:p>
              </table:table-cell>
              <table:table-cell office:value-type="float" office:value="0.0224789270797">
                <text:p>0.0224789270797</text:p>
              </table:table-cell>
              <table:table-cell office:value-type="float" office:value="0.0226543496091">
                <text:p>0.0226543496091</text:p>
              </table:table-cell>
              <table:table-cell office:value-type="float" office:value="0.0227577932924">
                <text:p>0.0227577932924</text:p>
              </table:table-cell>
              <table:table-cell office:value-type="float" office:value="0.0227402304768">
                <text:p>0.0227402304768</text:p>
              </table:table-cell>
            </table:table-row>
            <table:table-row>
              <table:table-cell office:value-type="string">
                <text:p>16</text:p>
                <draw:g>
                  <svg:desc>'20 à 70 (par 10)'.A17:'20 à 70 (par 10)'.A17</svg:desc>
                </draw:g>
              </table:table-cell>
              <table:table-cell office:value-type="float" office:value="0.0296707321548">
                <text:p>0.0296707321548</text:p>
                <draw:g>
                  <svg:desc>'20 à 70 (par 10)'.B17:'20 à 70 (par 10)'.G17</svg:desc>
                </draw:g>
              </table:table-cell>
              <table:table-cell office:value-type="float" office:value="0.0270758971456">
                <text:p>0.0270758971456</text:p>
              </table:table-cell>
              <table:table-cell office:value-type="float" office:value="0.0260030016985">
                <text:p>0.0260030016985</text:p>
              </table:table-cell>
              <table:table-cell office:value-type="float" office:value="0.0262526922354">
                <text:p>0.0262526922354</text:p>
              </table:table-cell>
              <table:table-cell office:value-type="float" office:value="0.0263448563455">
                <text:p>0.0263448563455</text:p>
              </table:table-cell>
              <table:table-cell office:value-type="float" office:value="0.0263208145991">
                <text:p>0.0263208145991</text:p>
              </table:table-cell>
            </table:table-row>
            <table:table-row>
              <table:table-cell office:value-type="string">
                <text:p>17</text:p>
                <draw:g>
                  <svg:desc>'20 à 70 (par 10)'.A18:'20 à 70 (par 10)'.A18</svg:desc>
                </draw:g>
              </table:table-cell>
              <table:table-cell office:value-type="float" office:value="0.0289050860162">
                <text:p>0.0289050860162</text:p>
                <draw:g>
                  <svg:desc>'20 à 70 (par 10)'.B18:'20 à 70 (par 10)'.G18</svg:desc>
                </draw:g>
              </table:table-cell>
              <table:table-cell office:value-type="float" office:value="0.0257191952539">
                <text:p>0.0257191952539</text:p>
              </table:table-cell>
              <table:table-cell office:value-type="float" office:value="0.0246677399141">
                <text:p>0.0246677399141</text:p>
              </table:table-cell>
              <table:table-cell office:value-type="float" office:value="0.0249685508344">
                <text:p>0.0249685508344</text:p>
              </table:table-cell>
              <table:table-cell office:value-type="float" office:value="0.0250579503192">
                <text:p>0.0250579503192</text:p>
              </table:table-cell>
              <table:table-cell office:value-type="float" office:value="0.0250293618422">
                <text:p>0.0250293618422</text:p>
              </table:table-cell>
            </table:table-row>
            <table:table-row>
              <table:table-cell office:value-type="string">
                <text:p>18</text:p>
                <draw:g>
                  <svg:desc>'20 à 70 (par 10)'.A19:'20 à 70 (par 10)'.A19</svg:desc>
                </draw:g>
              </table:table-cell>
              <table:table-cell office:value-type="float" office:value="0.028961161077">
                <text:p>0.028961161077</text:p>
                <draw:g>
                  <svg:desc>'20 à 70 (par 10)'.B19:'20 à 70 (par 10)'.G19</svg:desc>
                </draw:g>
              </table:table-cell>
              <table:table-cell office:value-type="float" office:value="0.0249618417733">
                <text:p>0.0249618417733</text:p>
              </table:table-cell>
              <table:table-cell office:value-type="float" office:value="0.0240906255117">
                <text:p>0.0240906255117</text:p>
              </table:table-cell>
              <table:table-cell office:value-type="float" office:value="0.0244597880195">
                <text:p>0.0244597880195</text:p>
              </table:table-cell>
              <table:table-cell office:value-type="float" office:value="0.0245318530376">
                <text:p>0.0245318530376</text:p>
              </table:table-cell>
              <table:table-cell office:value-type="float" office:value="0.024497422942">
                <text:p>0.024497422942</text:p>
              </table:table-cell>
            </table:table-row>
            <table:table-row>
              <table:table-cell office:value-type="string">
                <text:p>19</text:p>
                <draw:g>
                  <svg:desc>'20 à 70 (par 10)'.A20:'20 à 70 (par 10)'.A20</svg:desc>
                </draw:g>
              </table:table-cell>
              <table:table-cell office:value-type="float" office:value="0.0308640428489">
                <text:p>0.0308640428489</text:p>
                <draw:g>
                  <svg:desc>'20 à 70 (par 10)'.B20:'20 à 70 (par 10)'.G20</svg:desc>
                </draw:g>
              </table:table-cell>
              <table:table-cell office:value-type="float" office:value="0.0266875633494">
                <text:p>0.0266875633494</text:p>
              </table:table-cell>
              <table:table-cell office:value-type="float" office:value="0.0259212546796">
                <text:p>0.0259212546796</text:p>
              </table:table-cell>
              <table:table-cell office:value-type="float" office:value="0.0263044215069">
                <text:p>0.0263044215069</text:p>
              </table:table-cell>
              <table:table-cell office:value-type="float" office:value="0.0263668100928">
                <text:p>0.0263668100928</text:p>
              </table:table-cell>
              <table:table-cell office:value-type="float" office:value="0.0263312904435">
                <text:p>0.0263312904435</text:p>
              </table:table-cell>
            </table:table-row>
            <table:table-row>
              <table:table-cell office:value-type="string">
                <text:p>20</text:p>
                <draw:g>
                  <svg:desc>'20 à 70 (par 10)'.A21:'20 à 70 (par 10)'.A21</svg:desc>
                </draw:g>
              </table:table-cell>
              <table:table-cell office:value-type="float" office:value="0.0307465651229">
                <text:p>0.0307465651229</text:p>
                <draw:g>
                  <svg:desc>'20 à 70 (par 10)'.B21:'20 à 70 (par 10)'.G21</svg:desc>
                </draw:g>
              </table:table-cell>
              <table:table-cell office:value-type="float" office:value="0.0260320797023">
                <text:p>0.0260320797023</text:p>
              </table:table-cell>
              <table:table-cell office:value-type="float" office:value="0.025617153126">
                <text:p>0.025617153126</text:p>
              </table:table-cell>
              <table:table-cell office:value-type="float" office:value="0.0260428284144">
                <text:p>0.0260428284144</text:p>
              </table:table-cell>
              <table:table-cell office:value-type="float" office:value="0.0260728861822">
                <text:p>0.0260728861822</text:p>
              </table:table-cell>
              <table:table-cell office:value-type="float" office:value="0.0260341100304">
                <text:p>0.0260341100304</text:p>
              </table:table-cell>
            </table:table-row>
            <table:table-row>
              <table:table-cell office:value-type="string">
                <text:p>21</text:p>
                <draw:g>
                  <svg:desc>'20 à 70 (par 10)'.A22:'20 à 70 (par 10)'.A22</svg:desc>
                </draw:g>
              </table:table-cell>
              <table:table-cell office:value-type="float" office:value="0.0306757274905">
                <text:p>0.0306757274905</text:p>
                <draw:g>
                  <svg:desc>'20 à 70 (par 10)'.B22:'20 à 70 (par 10)'.G22</svg:desc>
                </draw:g>
              </table:table-cell>
              <table:table-cell office:value-type="float" office:value="0.0260847264598">
                <text:p>0.0260847264598</text:p>
              </table:table-cell>
              <table:table-cell office:value-type="float" office:value="0.0257216198325">
                <text:p>0.0257216198325</text:p>
              </table:table-cell>
              <table:table-cell office:value-type="float" office:value="0.0261356213825">
                <text:p>0.0261356213825</text:p>
              </table:table-cell>
              <table:table-cell office:value-type="float" office:value="0.0261612030643">
                <text:p>0.0261612030643</text:p>
              </table:table-cell>
              <table:table-cell office:value-type="float" office:value="0.0261235547951">
                <text:p>0.0261235547951</text:p>
              </table:table-cell>
            </table:table-row>
            <table:table-row>
              <table:table-cell office:value-type="string">
                <text:p>22</text:p>
                <draw:g>
                  <svg:desc>'20 à 70 (par 10)'.A23:'20 à 70 (par 10)'.A23</svg:desc>
                </draw:g>
              </table:table-cell>
              <table:table-cell office:value-type="float" office:value="0.0286954228226">
                <text:p>0.0286954228226</text:p>
                <draw:g>
                  <svg:desc>'20 à 70 (par 10)'.B23:'20 à 70 (par 10)'.G23</svg:desc>
                </draw:g>
              </table:table-cell>
              <table:table-cell office:value-type="float" office:value="0.0238951765851">
                <text:p>0.0238951765851</text:p>
              </table:table-cell>
              <table:table-cell office:value-type="float" office:value="0.0238381893655">
                <text:p>0.0238381893655</text:p>
              </table:table-cell>
              <table:table-cell office:value-type="float" office:value="0.0242663455676">
                <text:p>0.0242663455676</text:p>
              </table:table-cell>
              <table:table-cell office:value-type="float" office:value="0.0242641425247">
                <text:p>0.0242641425247</text:p>
              </table:table-cell>
              <table:table-cell office:value-type="float" office:value="0.0242257068437">
                <text:p>0.0242257068437</text:p>
              </table:table-cell>
            </table:table-row>
            <table:table-row>
              <table:table-cell office:value-type="string">
                <text:p>23</text:p>
                <draw:g>
                  <svg:desc>'20 à 70 (par 10)'.A24:'20 à 70 (par 10)'.A24</svg:desc>
                </draw:g>
              </table:table-cell>
              <table:table-cell office:value-type="float" office:value="0.0300016087432">
                <text:p>0.0300016087432</text:p>
                <draw:g>
                  <svg:desc>'20 à 70 (par 10)'.B24:'20 à 70 (par 10)'.G24</svg:desc>
                </draw:g>
              </table:table-cell>
              <table:table-cell office:value-type="float" office:value="0.0254250067603">
                <text:p>0.0254250067603</text:p>
              </table:table-cell>
              <table:table-cell office:value-type="float" office:value="0.0255382695993">
                <text:p>0.0255382695993</text:p>
              </table:table-cell>
              <table:table-cell office:value-type="float" office:value="0.0259449293051">
                <text:p>0.0259449293051</text:p>
              </table:table-cell>
              <table:table-cell office:value-type="float" office:value="0.0259277407936">
                <text:p>0.0259277407936</text:p>
              </table:table-cell>
              <table:table-cell office:value-type="float" office:value="0.025891499444">
                <text:p>0.025891499444</text:p>
              </table:table-cell>
            </table:table-row>
            <table:table-row>
              <table:table-cell office:value-type="string">
                <text:p>24</text:p>
                <draw:g>
                  <svg:desc>'20 à 70 (par 10)'.A25:'20 à 70 (par 10)'.A25</svg:desc>
                </draw:g>
              </table:table-cell>
              <table:table-cell office:value-type="float" office:value="0.0276306244549">
                <text:p>0.0276306244549</text:p>
                <draw:g>
                  <svg:desc>'20 à 70 (par 10)'.B25:'20 à 70 (par 10)'.G25</svg:desc>
                </draw:g>
              </table:table-cell>
              <table:table-cell office:value-type="float" office:value="0.0230747589063">
                <text:p>0.0230747589063</text:p>
              </table:table-cell>
              <table:table-cell office:value-type="float" office:value="0.0234949858341">
                <text:p>0.0234949858341</text:p>
              </table:table-cell>
              <table:table-cell office:value-type="float" office:value="0.0238958190932">
                <text:p>0.0238958190932</text:p>
              </table:table-cell>
              <table:table-cell office:value-type="float" office:value="0.0238510986941">
                <text:p>0.0238510986941</text:p>
              </table:table-cell>
              <table:table-cell office:value-type="float" office:value="0.0238158613184">
                <text:p>0.0238158613184</text:p>
              </table:table-cell>
            </table:table-row>
            <table:table-row>
              <table:table-cell office:value-type="string">
                <text:p>25</text:p>
                <draw:g>
                  <svg:desc>'20 à 70 (par 10)'.A26:'20 à 70 (par 10)'.A26</svg:desc>
                </draw:g>
              </table:table-cell>
              <table:table-cell office:value-type="float" office:value="0.0313075512767">
                <text:p>0.0313075512767</text:p>
                <draw:g>
                  <svg:desc>'20 à 70 (par 10)'.B26:'20 à 70 (par 10)'.G26</svg:desc>
                </draw:g>
              </table:table-cell>
              <table:table-cell office:value-type="float" office:value="0.0270146750747">
                <text:p>0.0270146750747</text:p>
              </table:table-cell>
              <table:table-cell office:value-type="float" office:value="0.0276165650495">
                <text:p>0.0276165650495</text:p>
              </table:table-cell>
              <table:table-cell office:value-type="float" office:value="0.0279922943863">
                <text:p>0.0279922943863</text:p>
              </table:table-cell>
              <table:table-cell office:value-type="float" office:value="0.0279316297496">
                <text:p>0.0279316297496</text:p>
              </table:table-cell>
              <table:table-cell office:value-type="float" office:value="0.0278989270862">
                <text:p>0.0278989270862</text:p>
              </table:table-cell>
            </table:table-row>
            <table:table-row>
              <table:table-cell office:value-type="string">
                <text:p>26</text:p>
                <draw:g>
                  <svg:desc>'20 à 70 (par 10)'.A27:'20 à 70 (par 10)'.A27</svg:desc>
                </draw:g>
              </table:table-cell>
              <table:table-cell office:value-type="float" office:value="0.0268759718463">
                <text:p>0.0268759718463</text:p>
                <draw:g>
                  <svg:desc>'20 à 70 (par 10)'.B27:'20 à 70 (par 10)'.G27</svg:desc>
                </draw:g>
              </table:table-cell>
              <table:table-cell office:value-type="float" office:value="0.0228486785059">
                <text:p>0.0228486785059</text:p>
              </table:table-cell>
              <table:table-cell office:value-type="float" office:value="0.0236396522546">
                <text:p>0.0236396522546</text:p>
              </table:table-cell>
              <table:table-cell office:value-type="float" office:value="0.0239893288768">
                <text:p>0.0239893288768</text:p>
              </table:table-cell>
              <table:table-cell office:value-type="float" office:value="0.0239120917815">
                <text:p>0.0239120917815</text:p>
              </table:table-cell>
              <table:table-cell office:value-type="float" office:value="0.0238820192045">
                <text:p>0.0238820192045</text:p>
              </table:table-cell>
            </table:table-row>
            <table:table-row>
              <table:table-cell office:value-type="string">
                <text:p>27</text:p>
                <draw:g>
                  <svg:desc>'20 à 70 (par 10)'.A28:'20 à 70 (par 10)'.A28</svg:desc>
                </draw:g>
              </table:table-cell>
              <table:table-cell office:value-type="float" office:value="0.0263636265969">
                <text:p>0.0263636265969</text:p>
                <draw:g>
                  <svg:desc>'20 à 70 (par 10)'.B28:'20 à 70 (par 10)'.G28</svg:desc>
                </draw:g>
              </table:table-cell>
              <table:table-cell office:value-type="float" office:value="0.0227847615432">
                <text:p>0.0227847615432</text:p>
              </table:table-cell>
              <table:table-cell office:value-type="float" office:value="0.0237363384818">
                <text:p>0.0237363384818</text:p>
              </table:table-cell>
              <table:table-cell office:value-type="float" office:value="0.0240442168615">
                <text:p>0.0240442168615</text:p>
              </table:table-cell>
              <table:table-cell office:value-type="float" office:value="0.0239532381381">
                <text:p>0.0239532381381</text:p>
              </table:table-cell>
              <table:table-cell office:value-type="float" office:value="0.0239271611184">
                <text:p>0.0239271611184</text:p>
              </table:table-cell>
            </table:table-row>
            <table:table-row>
              <table:table-cell office:value-type="string">
                <text:p>28</text:p>
                <draw:g>
                  <svg:desc>'20 à 70 (par 10)'.A29:'20 à 70 (par 10)'.A29</svg:desc>
                </draw:g>
              </table:table-cell>
              <table:table-cell office:value-type="float" office:value="0.0255860422921">
                <text:p>0.0255860422921</text:p>
                <draw:g>
                  <svg:desc>'20 à 70 (par 10)'.B29:'20 à 70 (par 10)'.G29</svg:desc>
                </draw:g>
              </table:table-cell>
              <table:table-cell office:value-type="float" office:value="0.022556145095">
                <text:p>0.022556145095</text:p>
              </table:table-cell>
              <table:table-cell office:value-type="float" office:value="0.0236423731161">
                <text:p>0.0236423731161</text:p>
              </table:table-cell>
              <table:table-cell office:value-type="float" office:value="0.0238996718717">
                <text:p>0.0238996718717</text:p>
              </table:table-cell>
              <table:table-cell office:value-type="float" office:value="0.0237974457049">
                <text:p>0.0237974457049</text:p>
              </table:table-cell>
              <table:table-cell office:value-type="float" office:value="0.0237761094942">
                <text:p>0.0237761094942</text:p>
              </table:table-cell>
            </table:table-row>
            <table:table-row>
              <table:table-cell office:value-type="string">
                <text:p>29</text:p>
                <draw:g>
                  <svg:desc>'20 à 70 (par 10)'.A30:'20 à 70 (par 10)'.A30</svg:desc>
                </draw:g>
              </table:table-cell>
              <table:table-cell office:value-type="float" office:value="0.0245619149581">
                <text:p>0.0245619149581</text:p>
                <draw:g>
                  <svg:desc>'20 à 70 (par 10)'.B30:'20 à 70 (par 10)'.G30</svg:desc>
                </draw:g>
              </table:table-cell>
              <table:table-cell office:value-type="float" office:value="0.0221816885259">
                <text:p>0.0221816885259</text:p>
              </table:table-cell>
              <table:table-cell office:value-type="float" office:value="0.0233760625522">
                <text:p>0.0233760625522</text:p>
              </table:table-cell>
              <table:table-cell office:value-type="float" office:value="0.0235738205557">
                <text:p>0.0235738205557</text:p>
              </table:table-cell>
              <table:table-cell office:value-type="float" office:value="0.0234628987805">
                <text:p>0.0234628987805</text:p>
              </table:table-cell>
              <table:table-cell office:value-type="float" office:value="0.0234470636599">
                <text:p>0.0234470636599</text:p>
              </table:table-cell>
            </table:table-row>
            <table:table-row>
              <table:table-cell office:value-type="string">
                <text:p>30</text:p>
                <draw:g>
                  <svg:desc>'20 à 70 (par 10)'.A31:'20 à 70 (par 10)'.A31</svg:desc>
                </draw:g>
              </table:table-cell>
              <table:table-cell office:value-type="float" office:value="0.0235750944539">
                <text:p>0.0235750944539</text:p>
                <draw:g>
                  <svg:desc>'20 à 70 (par 10)'.B31:'20 à 70 (par 10)'.G31</svg:desc>
                </draw:g>
              </table:table-cell>
              <table:table-cell office:value-type="float" office:value="0.0219074464689">
                <text:p>0.0219074464689</text:p>
              </table:table-cell>
              <table:table-cell office:value-type="float" office:value="0.0231820056675">
                <text:p>0.0231820056675</text:p>
              </table:table-cell>
              <table:table-cell office:value-type="float" office:value="0.0233146110059">
                <text:p>0.0233146110059</text:p>
              </table:table-cell>
              <table:table-cell office:value-type="float" office:value="0.0231976195785">
                <text:p>0.0231976195785</text:p>
              </table:table-cell>
              <table:table-cell office:value-type="float" office:value="0.0231877435873">
                <text:p>0.0231877435873</text:p>
              </table:table-cell>
            </table:table-row>
            <table:table-row>
              <table:table-cell office:value-type="string">
                <text:p>31</text:p>
                <draw:g>
                  <svg:desc>'20 à 70 (par 10)'.A32:'20 à 70 (par 10)'.A32</svg:desc>
                </draw:g>
              </table:table-cell>
              <table:table-cell office:value-type="float" office:value="0.0231073273643">
                <text:p>0.0231073273643</text:p>
                <draw:g>
                  <svg:desc>'20 à 70 (par 10)'.B32:'20 à 70 (par 10)'.G32</svg:desc>
                </draw:g>
              </table:table-cell>
              <table:table-cell office:value-type="float" office:value="0.0221455752814">
                <text:p>0.0221455752814</text:p>
              </table:table-cell>
              <table:table-cell office:value-type="float" office:value="0.0235022155214">
                <text:p>0.0235022155214</text:p>
              </table:table-cell>
              <table:table-cell office:value-type="float" office:value="0.0235698851881">
                <text:p>0.0235698851881</text:p>
              </table:table-cell>
              <table:table-cell office:value-type="float" office:value="0.0234466613602">
                <text:p>0.0234466613602</text:p>
              </table:table-cell>
              <table:table-cell office:value-type="float" office:value="0.0234427274781">
                <text:p>0.0234427274781</text:p>
              </table:table-cell>
            </table:table-row>
            <table:table-row>
              <table:table-cell office:value-type="string">
                <text:p>32</text:p>
                <draw:g>
                  <svg:desc>'20 à 70 (par 10)'.A33:'20 à 70 (par 10)'.A33</svg:desc>
                </draw:g>
              </table:table-cell>
              <table:table-cell office:value-type="float" office:value="0.0225385107209">
                <text:p>0.0225385107209</text:p>
                <draw:g>
                  <svg:desc>'20 à 70 (par 10)'.B33:'20 à 70 (par 10)'.G33</svg:desc>
                </draw:g>
              </table:table-cell>
              <table:table-cell office:value-type="float" office:value="0.0223120385163">
                <text:p>0.0223120385163</text:p>
              </table:table-cell>
              <table:table-cell office:value-type="float" office:value="0.0237149730099">
                <text:p>0.0237149730099</text:p>
              </table:table-cell>
              <table:table-cell office:value-type="float" office:value="0.0237152090621">
                <text:p>0.0237152090621</text:p>
              </table:table-cell>
              <table:table-cell office:value-type="float" office:value="0.0235890266752">
                <text:p>0.0235890266752</text:p>
              </table:table-cell>
              <table:table-cell office:value-type="float" office:value="0.0235912020028">
                <text:p>0.0235912020028</text:p>
              </table:table-cell>
            </table:table-row>
            <table:table-row>
              <table:table-cell office:value-type="string">
                <text:p>33</text:p>
                <draw:g>
                  <svg:desc>'20 à 70 (par 10)'.A34:'20 à 70 (par 10)'.A34</svg:desc>
                </draw:g>
              </table:table-cell>
              <table:table-cell office:value-type="float" office:value="0.0213156981975">
                <text:p>0.0213156981975</text:p>
                <draw:g>
                  <svg:desc>'20 à 70 (par 10)'.B34:'20 à 70 (par 10)'.G34</svg:desc>
                </draw:g>
              </table:table-cell>
              <table:table-cell office:value-type="float" office:value="0.0217098012395">
                <text:p>0.0217098012395</text:p>
              </table:table-cell>
              <table:table-cell office:value-type="float" office:value="0.0230934340056">
                <text:p>0.0230934340056</text:p>
              </table:table-cell>
              <table:table-cell office:value-type="float" office:value="0.0230373821136">
                <text:p>0.0230373821136</text:p>
              </table:table-cell>
              <table:table-cell office:value-type="float" office:value="0.0229139481845">
                <text:p>0.0229139481845</text:p>
              </table:table-cell>
              <table:table-cell office:value-type="float" office:value="0.0229211319511">
                <text:p>0.0229211319511</text:p>
              </table:table-cell>
            </table:table-row>
            <table:table-row>
              <table:table-cell office:value-type="string">
                <text:p>34</text:p>
                <draw:g>
                  <svg:desc>'20 à 70 (par 10)'.A35:'20 à 70 (par 10)'.A35</svg:desc>
                </draw:g>
              </table:table-cell>
              <table:table-cell office:value-type="float" office:value="0.0211818764519">
                <text:p>0.0211818764519</text:p>
                <draw:g>
                  <svg:desc>'20 à 70 (par 10)'.B35:'20 à 70 (par 10)'.G35</svg:desc>
                </draw:g>
              </table:table-cell>
              <table:table-cell office:value-type="float" office:value="0.022459155654">
                <text:p>0.022459155654</text:p>
              </table:table-cell>
              <table:table-cell office:value-type="float" office:value="0.0237710637754">
                <text:p>0.0237710637754</text:p>
              </table:table-cell>
              <table:table-cell office:value-type="float" office:value="0.0236355227106">
                <text:p>0.0236355227106</text:p>
              </table:table-cell>
              <table:table-cell office:value-type="float" office:value="0.0235199630994">
                <text:p>0.0235199630994</text:p>
              </table:table-cell>
              <table:table-cell office:value-type="float" office:value="0.0235341506737">
                <text:p>0.0235341506737</text:p>
              </table:table-cell>
            </table:table-row>
            <table:table-row>
              <table:table-cell office:value-type="string">
                <text:p>35</text:p>
                <draw:g>
                  <svg:desc>'20 à 70 (par 10)'.A36:'20 à 70 (par 10)'.A36</svg:desc>
                </draw:g>
              </table:table-cell>
              <table:table-cell office:value-type="float" office:value="0.019152736109">
                <text:p>0.019152736109</text:p>
                <draw:g>
                  <svg:desc>'20 à 70 (par 10)'.B36:'20 à 70 (par 10)'.G36</svg:desc>
                </draw:g>
              </table:table-cell>
              <table:table-cell office:value-type="float" office:value="0.0207192490019">
                <text:p>0.0207192490019</text:p>
              </table:table-cell>
              <table:table-cell office:value-type="float" office:value="0.021959676823">
                <text:p>0.021959676823</text:p>
              </table:table-cell>
              <table:table-cell office:value-type="float" office:value="0.0217980889658">
                <text:p>0.0217980889658</text:p>
              </table:table-cell>
              <table:table-cell office:value-type="float" office:value="0.0216894513625">
                <text:p>0.0216894513625</text:p>
              </table:table-cell>
              <table:table-cell office:value-type="float" office:value="0.0217058573784">
                <text:p>0.0217058573784</text:p>
              </table:table-cell>
            </table:table-row>
            <table:table-row>
              <table:table-cell office:value-type="string">
                <text:p>36</text:p>
                <draw:g>
                  <svg:desc>'20 à 70 (par 10)'.A37:'20 à 70 (par 10)'.A37</svg:desc>
                </draw:g>
              </table:table-cell>
              <table:table-cell office:value-type="float" office:value="0.0180912740307">
                <text:p>0.0180912740307</text:p>
                <draw:g>
                  <svg:desc>'20 à 70 (par 10)'.B37:'20 à 70 (par 10)'.G37</svg:desc>
                </draw:g>
              </table:table-cell>
              <table:table-cell office:value-type="float" office:value="0.0201482971945">
                <text:p>0.0201482971945</text:p>
              </table:table-cell>
              <table:table-cell office:value-type="float" office:value="0.0212629706111">
                <text:p>0.0212629706111</text:p>
              </table:table-cell>
              <table:table-cell office:value-type="float" office:value="0.0210580513462">
                <text:p>0.0210580513462</text:p>
              </table:table-cell>
              <table:table-cell office:value-type="float" office:value="0.0209615122294">
                <text:p>0.0209615122294</text:p>
              </table:table-cell>
              <table:table-cell office:value-type="float" office:value="0.0209815999785">
                <text:p>0.0209815999785</text:p>
              </table:table-cell>
            </table:table-row>
            <table:table-row>
              <table:table-cell office:value-type="string">
                <text:p>37</text:p>
                <draw:g>
                  <svg:desc>'20 à 70 (par 10)'.A38:'20 à 70 (par 10)'.A38</svg:desc>
                </draw:g>
              </table:table-cell>
              <table:table-cell office:value-type="float" office:value="0.0168356401095">
                <text:p>0.0168356401095</text:p>
                <draw:g>
                  <svg:desc>'20 à 70 (par 10)'.B38:'20 à 70 (par 10)'.G38</svg:desc>
                </draw:g>
              </table:table-cell>
              <table:table-cell office:value-type="float" office:value="0.0193495002081">
                <text:p>0.0193495002081</text:p>
              </table:table-cell>
              <table:table-cell office:value-type="float" office:value="0.0202904594898">
                <text:p>0.0202904594898</text:p>
              </table:table-cell>
              <table:table-cell office:value-type="float" office:value="0.0200460812508">
                <text:p>0.0200460812508</text:p>
              </table:table-cell>
              <table:table-cell office:value-type="float" office:value="0.0199658791258">
                <text:p>0.0199658791258</text:p>
              </table:table-cell>
              <table:table-cell office:value-type="float" office:value="0.0199892272025">
                <text:p>0.0199892272025</text:p>
              </table:table-cell>
            </table:table-row>
            <table:table-row>
              <table:table-cell office:value-type="string">
                <text:p>38</text:p>
                <draw:g>
                  <svg:desc>'20 à 70 (par 10)'.A39:'20 à 70 (par 10)'.A39</svg:desc>
                </draw:g>
              </table:table-cell>
              <table:table-cell office:value-type="float" office:value="0.0156069614807">
                <text:p>0.0156069614807</text:p>
                <draw:g>
                  <svg:desc>'20 à 70 (par 10)'.B39:'20 à 70 (par 10)'.G39</svg:desc>
                </draw:g>
              </table:table-cell>
              <table:table-cell office:value-type="float" office:value="0.0184909617288">
                <text:p>0.0184909617288</text:p>
              </table:table-cell>
              <table:table-cell office:value-type="float" office:value="0.0192375835458">
                <text:p>0.0192375835458</text:p>
              </table:table-cell>
              <table:table-cell office:value-type="float" office:value="0.0189622112638">
                <text:p>0.0189622112638</text:p>
              </table:table-cell>
              <table:table-cell office:value-type="float" office:value="0.0189000391265">
                <text:p>0.0189000391265</text:p>
              </table:table-cell>
              <table:table-cell office:value-type="float" office:value="0.0189258580031">
                <text:p>0.0189258580031</text:p>
              </table:table-cell>
            </table:table-row>
            <table:table-row>
              <table:table-cell office:value-type="string">
                <text:p>39</text:p>
                <draw:g>
                  <svg:desc>'20 à 70 (par 10)'.A40:'20 à 70 (par 10)'.A40</svg:desc>
                </draw:g>
              </table:table-cell>
              <table:table-cell office:value-type="float" office:value="0.0154006050073">
                <text:p>0.0154006050073</text:p>
                <draw:g>
                  <svg:desc>'20 à 70 (par 10)'.B40:'20 à 70 (par 10)'.G40</svg:desc>
                </draw:g>
              </table:table-cell>
              <table:table-cell office:value-type="float" office:value="0.018729958888">
                <text:p>0.018729958888</text:p>
              </table:table-cell>
              <table:table-cell office:value-type="float" office:value="0.019320374603">
                <text:p>0.019320374603</text:p>
              </table:table-cell>
              <table:table-cell office:value-type="float" office:value="0.0190066908149">
                <text:p>0.0190066908149</text:p>
              </table:table-cell>
              <table:table-cell office:value-type="float" office:value="0.0189592464537">
                <text:p>0.0189592464537</text:p>
              </table:table-cell>
              <table:table-cell office:value-type="float" office:value="0.0189882511176">
                <text:p>0.0189882511176</text:p>
              </table:table-cell>
            </table:table-row>
            <table:table-row>
              <table:table-cell office:value-type="string">
                <text:p>40</text:p>
                <draw:g>
                  <svg:desc>'20 à 70 (par 10)'.A41:'20 à 70 (par 10)'.A41</svg:desc>
                </draw:g>
              </table:table-cell>
              <table:table-cell office:value-type="float" office:value="0.0192887768459">
                <text:p>0.0192887768459</text:p>
                <draw:g>
                  <svg:desc>'20 à 70 (par 10)'.B41:'20 à 70 (par 10)'.G41</svg:desc>
                </draw:g>
              </table:table-cell>
              <table:table-cell office:value-type="float" office:value="0.0229744452432">
                <text:p>0.0229744452432</text:p>
              </table:table-cell>
              <table:table-cell office:value-type="float" office:value="0.0233893924512">
                <text:p>0.0233893924512</text:p>
              </table:table-cell>
              <table:table-cell office:value-type="float" office:value="0.0230465969702">
                <text:p>0.0230465969702</text:p>
              </table:table-cell>
              <table:table-cell office:value-type="float" office:value="0.0230154221334">
                <text:p>0.0230154221334</text:p>
              </table:table-cell>
              <table:table-cell office:value-type="float" office:value="0.0230467600997">
                <text:p>0.0230467600997</text:p>
              </table:table-cell>
            </table:table-row>
            <table:table-row>
              <table:table-cell office:value-type="string">
                <text:p>41</text:p>
                <draw:g>
                  <svg:desc>'20 à 70 (par 10)'.A42:'20 à 70 (par 10)'.A42</svg:desc>
                </draw:g>
              </table:table-cell>
              <table:table-cell office:value-type="float" office:value="0.0301134436066">
                <text:p>0.0301134436066</text:p>
                <draw:g>
                  <svg:desc>'20 à 70 (par 10)'.B42:'20 à 70 (par 10)'.G42</svg:desc>
                </draw:g>
              </table:table-cell>
              <table:table-cell office:value-type="float" office:value="0.0342182516697">
                <text:p>0.0342182516697</text:p>
              </table:table-cell>
              <table:table-cell office:value-type="float" office:value="0.0351724045614">
                <text:p>0.0351724045614</text:p>
              </table:table-cell>
              <table:table-cell office:value-type="float" office:value="0.0347812839529">
                <text:p>0.0347812839529</text:p>
              </table:table-cell>
              <table:table-cell office:value-type="float" office:value="0.0347025652544">
                <text:p>0.0347025652544</text:p>
              </table:table-cell>
              <table:table-cell office:value-type="float" office:value="0.0347390689489">
                <text:p>0.0347390689489</text:p>
              </table:table-cell>
            </table:table-row>
            <table:table-row>
              <table:table-cell office:value-type="string">
                <text:p>42</text:p>
                <draw:g>
                  <svg:desc>'20 à 70 (par 10)'.A43:'20 à 70 (par 10)'.A43</svg:desc>
                </draw:g>
              </table:table-cell>
              <table:table-cell office:value-type="float" office:value="0.0253661858814">
                <text:p>0.0253661858814</text:p>
                <draw:g>
                  <svg:desc>'20 à 70 (par 10)'.B43:'20 à 70 (par 10)'.G43</svg:desc>
                </draw:g>
              </table:table-cell>
              <table:table-cell office:value-type="float" office:value="0.029917225665">
                <text:p>0.029917225665</text:p>
              </table:table-cell>
              <table:table-cell office:value-type="float" office:value="0.0292566026663">
                <text:p>0.0292566026663</text:p>
              </table:table-cell>
              <table:table-cell office:value-type="float" office:value="0.0288595996916">
                <text:p>0.0288595996916</text:p>
              </table:table-cell>
              <table:table-cell office:value-type="float" office:value="0.028925791943">
                <text:p>0.028925791943</text:p>
              </table:table-cell>
              <table:table-cell office:value-type="float" office:value="0.0289603169522">
                <text:p>0.0289603169522</text:p>
              </table:table-cell>
            </table:table-row>
            <table:table-row>
              <table:table-cell office:value-type="string">
                <text:p>43</text:p>
                <draw:g>
                  <svg:desc>'20 à 70 (par 10)'.A44:'20 à 70 (par 10)'.A44</svg:desc>
                </draw:g>
              </table:table-cell>
              <table:table-cell office:value-type="float" office:value="0.0251175154161">
                <text:p>0.0251175154161</text:p>
                <draw:g>
                  <svg:desc>'20 à 70 (par 10)'.B44:'20 à 70 (par 10)'.G44</svg:desc>
                </draw:g>
              </table:table-cell>
              <table:table-cell office:value-type="float" office:value="0.0254175405096">
                <text:p>0.0254175405096</text:p>
              </table:table-cell>
              <table:table-cell office:value-type="float" office:value="0.0240077947324">
                <text:p>0.0240077947324</text:p>
              </table:table-cell>
              <table:table-cell office:value-type="float" office:value="0.0240125759977">
                <text:p>0.0240125759977</text:p>
              </table:table-cell>
              <table:table-cell office:value-type="float" office:value="0.0241389579974">
                <text:p>0.0241389579974</text:p>
              </table:table-cell>
              <table:table-cell office:value-type="float" office:value="0.0241363367835">
                <text:p>0.0241363367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'.B1:'1 à 20'.K44 '1 à 20'.A2:'1 à 20'.A44" chart:data-source-has-labels="both" svg:x="2.249cm" svg:y="0.881cm" svg:width="51.885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'.B1:'1 à 20'.K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'.B2:'1 à 20'.K2" chart:label-cell-address="'1 à 20'.A2:'1 à 20'.A2" chart:class="chart:line">
            <chart:data-point chart:repeated="10"/>
          </chart:series>
          <chart:series chart:style-name="ch9" chart:values-cell-range-address="'1 à 20'.B3:'1 à 20'.K3" chart:label-cell-address="'1 à 20'.A3:'1 à 20'.A3" chart:class="chart:line">
            <chart:data-point chart:repeated="10"/>
          </chart:series>
          <chart:series chart:style-name="ch10" chart:values-cell-range-address="'1 à 20'.B4:'1 à 20'.K4" chart:label-cell-address="'1 à 20'.A4:'1 à 20'.A4" chart:class="chart:line">
            <chart:data-point chart:repeated="10"/>
          </chart:series>
          <chart:series chart:style-name="ch11" chart:values-cell-range-address="'1 à 20'.B5:'1 à 20'.K5" chart:label-cell-address="'1 à 20'.A5:'1 à 20'.A5" chart:class="chart:line">
            <chart:data-point chart:repeated="10"/>
          </chart:series>
          <chart:series chart:style-name="ch12" chart:values-cell-range-address="'1 à 20'.B6:'1 à 20'.K6" chart:label-cell-address="'1 à 20'.A6:'1 à 20'.A6" chart:class="chart:line">
            <chart:data-point chart:repeated="10"/>
          </chart:series>
          <chart:series chart:style-name="ch13" chart:values-cell-range-address="'1 à 20'.B7:'1 à 20'.K7" chart:label-cell-address="'1 à 20'.A7:'1 à 20'.A7" chart:class="chart:line">
            <chart:data-point chart:repeated="10"/>
          </chart:series>
          <chart:series chart:style-name="ch14" chart:values-cell-range-address="'1 à 20'.B8:'1 à 20'.K8" chart:label-cell-address="'1 à 20'.A8:'1 à 20'.A8" chart:class="chart:line">
            <chart:data-point chart:repeated="10"/>
          </chart:series>
          <chart:series chart:style-name="ch15" chart:values-cell-range-address="'1 à 20'.B9:'1 à 20'.K9" chart:label-cell-address="'1 à 20'.A9:'1 à 20'.A9" chart:class="chart:line">
            <chart:data-point chart:repeated="10"/>
          </chart:series>
          <chart:series chart:style-name="ch16" chart:values-cell-range-address="'1 à 20'.B10:'1 à 20'.K10" chart:label-cell-address="'1 à 20'.A10:'1 à 20'.A10" chart:class="chart:line">
            <chart:data-point chart:repeated="10"/>
          </chart:series>
          <chart:series chart:style-name="ch17" chart:values-cell-range-address="'1 à 20'.B11:'1 à 20'.K11" chart:label-cell-address="'1 à 20'.A11:'1 à 20'.A11" chart:class="chart:line">
            <chart:data-point chart:repeated="10"/>
          </chart:series>
          <chart:series chart:style-name="ch18" chart:values-cell-range-address="'1 à 20'.B12:'1 à 20'.K12" chart:label-cell-address="'1 à 20'.A12:'1 à 20'.A12" chart:class="chart:line">
            <chart:data-point chart:repeated="10"/>
          </chart:series>
          <chart:series chart:style-name="ch19" chart:values-cell-range-address="'1 à 20'.B13:'1 à 20'.K13" chart:label-cell-address="'1 à 20'.A13:'1 à 20'.A13" chart:class="chart:line">
            <chart:data-point chart:repeated="10"/>
          </chart:series>
          <chart:series chart:style-name="ch20" chart:values-cell-range-address="'1 à 20'.B14:'1 à 20'.K14" chart:label-cell-address="'1 à 20'.A14:'1 à 20'.A14" chart:class="chart:line">
            <chart:data-point chart:repeated="10"/>
          </chart:series>
          <chart:series chart:style-name="ch21" chart:values-cell-range-address="'1 à 20'.B15:'1 à 20'.K15" chart:label-cell-address="'1 à 20'.A15:'1 à 20'.A15" chart:class="chart:line">
            <chart:data-point chart:repeated="10"/>
          </chart:series>
          <chart:series chart:style-name="ch22" chart:values-cell-range-address="'1 à 20'.B16:'1 à 20'.K16" chart:label-cell-address="'1 à 20'.A16:'1 à 20'.A16" chart:class="chart:line">
            <chart:data-point chart:repeated="10"/>
          </chart:series>
          <chart:series chart:style-name="ch23" chart:values-cell-range-address="'1 à 20'.B17:'1 à 20'.K17" chart:label-cell-address="'1 à 20'.A17:'1 à 20'.A17" chart:class="chart:line">
            <chart:data-point chart:repeated="10"/>
          </chart:series>
          <chart:series chart:style-name="ch24" chart:values-cell-range-address="'1 à 20'.B18:'1 à 20'.K18" chart:label-cell-address="'1 à 20'.A18:'1 à 20'.A18" chart:class="chart:line">
            <chart:data-point chart:repeated="10"/>
          </chart:series>
          <chart:series chart:style-name="ch25" chart:values-cell-range-address="'1 à 20'.B19:'1 à 20'.K19" chart:label-cell-address="'1 à 20'.A19:'1 à 20'.A19" chart:class="chart:line">
            <chart:data-point chart:repeated="10"/>
          </chart:series>
          <chart:series chart:style-name="ch26" chart:values-cell-range-address="'1 à 20'.B20:'1 à 20'.K20" chart:label-cell-address="'1 à 20'.A20:'1 à 20'.A20" chart:class="chart:line">
            <chart:data-point chart:repeated="5"/>
            <chart:data-point chart:style-name="ch27"/>
            <chart:data-point chart:repeated="4"/>
          </chart:series>
          <chart:series chart:style-name="ch28" chart:values-cell-range-address="'1 à 20'.B21:'1 à 20'.K21" chart:label-cell-address="'1 à 20'.A21:'1 à 20'.A21" chart:class="chart:line">
            <chart:data-point chart:repeated="10"/>
          </chart:series>
          <chart:series chart:style-name="ch29" chart:values-cell-range-address="'1 à 20'.B22:'1 à 20'.K22" chart:label-cell-address="'1 à 20'.A22:'1 à 20'.A22" chart:class="chart:line">
            <chart:data-point chart:repeated="10"/>
          </chart:series>
          <chart:series chart:style-name="ch30" chart:values-cell-range-address="'1 à 20'.B23:'1 à 20'.K23" chart:label-cell-address="'1 à 20'.A23:'1 à 20'.A23" chart:class="chart:line">
            <chart:data-point chart:repeated="10"/>
          </chart:series>
          <chart:series chart:style-name="ch15" chart:values-cell-range-address="'1 à 20'.B24:'1 à 20'.K24" chart:label-cell-address="'1 à 20'.A24:'1 à 20'.A24" chart:class="chart:line">
            <chart:data-point chart:repeated="10"/>
          </chart:series>
          <chart:series chart:style-name="ch31" chart:values-cell-range-address="'1 à 20'.B25:'1 à 20'.K25" chart:label-cell-address="'1 à 20'.A25:'1 à 20'.A25" chart:class="chart:line">
            <chart:data-point chart:repeated="10"/>
          </chart:series>
          <chart:series chart:style-name="ch32" chart:values-cell-range-address="'1 à 20'.B26:'1 à 20'.K26" chart:label-cell-address="'1 à 20'.A26:'1 à 20'.A26" chart:class="chart:line">
            <chart:data-point chart:repeated="10"/>
          </chart:series>
          <chart:series chart:style-name="ch33" chart:values-cell-range-address="'1 à 20'.B27:'1 à 20'.K27" chart:label-cell-address="'1 à 20'.A27:'1 à 20'.A27" chart:class="chart:line">
            <chart:data-point chart:repeated="10"/>
          </chart:series>
          <chart:series chart:style-name="ch34" chart:values-cell-range-address="'1 à 20'.B28:'1 à 20'.K28" chart:label-cell-address="'1 à 20'.A28:'1 à 20'.A28" chart:class="chart:line">
            <chart:data-point chart:repeated="10"/>
          </chart:series>
          <chart:series chart:style-name="ch35" chart:values-cell-range-address="'1 à 20'.B29:'1 à 20'.K29" chart:label-cell-address="'1 à 20'.A29:'1 à 20'.A29" chart:class="chart:line">
            <chart:data-point chart:repeated="10"/>
          </chart:series>
          <chart:series chart:style-name="ch36" chart:values-cell-range-address="'1 à 20'.B30:'1 à 20'.K30" chart:label-cell-address="'1 à 20'.A30:'1 à 20'.A30" chart:class="chart:line">
            <chart:data-point chart:repeated="10"/>
          </chart:series>
          <chart:series chart:style-name="ch22" chart:values-cell-range-address="'1 à 20'.B31:'1 à 20'.K31" chart:label-cell-address="'1 à 20'.A31:'1 à 20'.A31" chart:class="chart:line">
            <chart:data-point chart:repeated="10"/>
          </chart:series>
          <chart:series chart:style-name="ch37" chart:values-cell-range-address="'1 à 20'.B32:'1 à 20'.K32" chart:label-cell-address="'1 à 20'.A32:'1 à 20'.A32" chart:class="chart:line">
            <chart:data-point chart:repeated="10"/>
          </chart:series>
          <chart:series chart:style-name="ch38" chart:values-cell-range-address="'1 à 20'.B33:'1 à 20'.K33" chart:label-cell-address="'1 à 20'.A33:'1 à 20'.A33" chart:class="chart:line">
            <chart:data-point chart:repeated="10"/>
          </chart:series>
          <chart:series chart:style-name="ch39" chart:values-cell-range-address="'1 à 20'.B34:'1 à 20'.K34" chart:label-cell-address="'1 à 20'.A34:'1 à 20'.A34" chart:class="chart:line">
            <chart:data-point chart:repeated="10"/>
          </chart:series>
          <chart:series chart:style-name="ch40" chart:values-cell-range-address="'1 à 20'.B35:'1 à 20'.K35" chart:label-cell-address="'1 à 20'.A35:'1 à 20'.A35" chart:class="chart:line">
            <chart:data-point chart:repeated="10"/>
          </chart:series>
          <chart:series chart:style-name="ch41" chart:values-cell-range-address="'1 à 20'.B36:'1 à 20'.K36" chart:label-cell-address="'1 à 20'.A36:'1 à 20'.A36" chart:class="chart:line">
            <chart:data-point chart:repeated="10"/>
          </chart:series>
          <chart:series chart:style-name="ch13" chart:values-cell-range-address="'1 à 20'.B37:'1 à 20'.K37" chart:label-cell-address="'1 à 20'.A37:'1 à 20'.A37" chart:class="chart:line">
            <chart:data-point chart:repeated="10"/>
          </chart:series>
          <chart:series chart:style-name="ch42" chart:values-cell-range-address="'1 à 20'.B38:'1 à 20'.K38" chart:label-cell-address="'1 à 20'.A38:'1 à 20'.A38" chart:class="chart:line">
            <chart:data-point chart:repeated="10"/>
          </chart:series>
          <chart:series chart:style-name="ch43" chart:values-cell-range-address="'1 à 20'.B39:'1 à 20'.K39" chart:label-cell-address="'1 à 20'.A39:'1 à 20'.A39" chart:class="chart:line">
            <chart:data-point chart:repeated="10"/>
          </chart:series>
          <chart:series chart:style-name="ch44" chart:values-cell-range-address="'1 à 20'.B40:'1 à 20'.K40" chart:label-cell-address="'1 à 20'.A40:'1 à 20'.A40" chart:class="chart:line">
            <chart:data-point chart:repeated="10"/>
          </chart:series>
          <chart:series chart:style-name="ch45" chart:values-cell-range-address="'1 à 20'.B41:'1 à 20'.K41" chart:label-cell-address="'1 à 20'.A41:'1 à 20'.A41" chart:class="chart:line">
            <chart:data-point chart:repeated="10"/>
          </chart:series>
          <chart:series chart:style-name="ch18" chart:values-cell-range-address="'1 à 20'.B42:'1 à 20'.K42" chart:label-cell-address="'1 à 20'.A42:'1 à 20'.A42" chart:class="chart:line">
            <chart:data-point chart:repeated="10"/>
          </chart:series>
          <chart:series chart:style-name="ch46" chart:values-cell-range-address="'1 à 20'.B43:'1 à 20'.K43" chart:label-cell-address="'1 à 20'.A43:'1 à 20'.A43" chart:class="chart:line">
            <chart:data-point chart:repeated="10"/>
          </chart:series>
          <chart:series chart:style-name="ch47" chart:values-cell-range-address="'1 à 20'.B44:'1 à 20'.K44" chart:label-cell-address="'1 à 20'.A44:'1 à 20'.A44" chart:class="chart:line">
            <chart:data-point chart:repeated="1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'.B1:'1 à 20'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'.A2:'1 à 20'.A2</svg:desc>
                </draw:g>
              </table:table-cell>
              <table:table-cell office:value-type="float" office:value="0">
                <text:p>0</text:p>
                <draw:g>
                  <svg:desc>'1 à 20'.B2:'1 à 20'.K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</table:table-row>
            <table:table-row>
              <table:table-cell office:value-type="string">
                <text:p>2</text:p>
                <draw:g>
                  <svg:desc>'1 à 20'.A3:'1 à 20'.A3</svg:desc>
                </draw:g>
              </table:table-cell>
              <table:table-cell office:value-type="float" office:value="0">
                <text:p>0</text:p>
                <draw:g>
                  <svg:desc>'1 à 20'.B3:'1 à 20'.K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</table:table-row>
            <table:table-row>
              <table:table-cell office:value-type="string">
                <text:p>3</text:p>
                <draw:g>
                  <svg:desc>'1 à 20'.A4:'1 à 20'.A4</svg:desc>
                </draw:g>
              </table:table-cell>
              <table:table-cell office:value-type="float" office:value="0.0277777777778">
                <text:p>0.0277777777778</text:p>
                <draw:g>
                  <svg:desc>'1 à 20'.B4:'1 à 20'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</table:table-row>
            <table:table-row>
              <table:table-cell office:value-type="string">
                <text:p>4</text:p>
                <draw:g>
                  <svg:desc>'1 à 20'.A5:'1 à 20'.A5</svg:desc>
                </draw:g>
              </table:table-cell>
              <table:table-cell office:value-type="float" office:value="0.0555555555556">
                <text:p>0.0555555555556</text:p>
                <draw:g>
                  <svg:desc>'1 à 20'.B5:'1 à 20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</table:table-row>
            <table:table-row>
              <table:table-cell office:value-type="string">
                <text:p>5</text:p>
                <draw:g>
                  <svg:desc>'1 à 20'.A6:'1 à 20'.A6</svg:desc>
                </draw:g>
              </table:table-cell>
              <table:table-cell office:value-type="float" office:value="0.0833333333333">
                <text:p>0.0833333333333</text:p>
                <draw:g>
                  <svg:desc>'1 à 20'.B6:'1 à 20'.K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</table:table-row>
            <table:table-row>
              <table:table-cell office:value-type="string">
                <text:p>6</text:p>
                <draw:g>
                  <svg:desc>'1 à 20'.A7:'1 à 20'.A7</svg:desc>
                </draw:g>
              </table:table-cell>
              <table:table-cell office:value-type="float" office:value="0.111111111111">
                <text:p>0.111111111111</text:p>
                <draw:g>
                  <svg:desc>'1 à 20'.B7:'1 à 20'.K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</table:table-row>
            <table:table-row>
              <table:table-cell office:value-type="string">
                <text:p>7</text:p>
                <draw:g>
                  <svg:desc>'1 à 20'.A8:'1 à 20'.A8</svg:desc>
                </draw:g>
              </table:table-cell>
              <table:table-cell office:value-type="float" office:value="0.138888888889">
                <text:p>0.138888888889</text:p>
                <draw:g>
                  <svg:desc>'1 à 20'.B8:'1 à 20'.K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</table:table-row>
            <table:table-row>
              <table:table-cell office:value-type="string">
                <text:p>8</text:p>
                <draw:g>
                  <svg:desc>'1 à 20'.A9:'1 à 20'.A9</svg:desc>
                </draw:g>
              </table:table-cell>
              <table:table-cell office:value-type="float" office:value="0.166666666667">
                <text:p>0.166666666667</text:p>
                <draw:g>
                  <svg:desc>'1 à 20'.B9:'1 à 20'.K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</table:table-row>
            <table:table-row>
              <table:table-cell office:value-type="string">
                <text:p>9</text:p>
                <draw:g>
                  <svg:desc>'1 à 20'.A10:'1 à 20'.A10</svg:desc>
                </draw:g>
              </table:table-cell>
              <table:table-cell office:value-type="float" office:value="0.138888888889">
                <text:p>0.138888888889</text:p>
                <draw:g>
                  <svg:desc>'1 à 20'.B10:'1 à 20'.K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</table:table-row>
            <table:table-row>
              <table:table-cell office:value-type="string">
                <text:p>10</text:p>
                <draw:g>
                  <svg:desc>'1 à 20'.A11:'1 à 20'.A11</svg:desc>
                </draw:g>
              </table:table-cell>
              <table:table-cell office:value-type="float" office:value="0.111111111111">
                <text:p>0.111111111111</text:p>
                <draw:g>
                  <svg:desc>'1 à 20'.B11:'1 à 20'.K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</table:table-row>
            <table:table-row>
              <table:table-cell office:value-type="string">
                <text:p>11</text:p>
                <draw:g>
                  <svg:desc>'1 à 20'.A12:'1 à 20'.A12</svg:desc>
                </draw:g>
              </table:table-cell>
              <table:table-cell office:value-type="float" office:value="0.0833333333333">
                <text:p>0.0833333333333</text:p>
                <draw:g>
                  <svg:desc>'1 à 20'.B12:'1 à 20'.K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</table:table-row>
            <table:table-row>
              <table:table-cell office:value-type="string">
                <text:p>12</text:p>
                <draw:g>
                  <svg:desc>'1 à 20'.A13:'1 à 20'.A13</svg:desc>
                </draw:g>
              </table:table-cell>
              <table:table-cell office:value-type="float" office:value="0.0555555555556">
                <text:p>0.0555555555556</text:p>
                <draw:g>
                  <svg:desc>'1 à 20'.B13:'1 à 20'.K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</table:table-row>
            <table:table-row>
              <table:table-cell office:value-type="string">
                <text:p>13</text:p>
                <draw:g>
                  <svg:desc>'1 à 20'.A14:'1 à 20'.A14</svg:desc>
                </draw:g>
              </table:table-cell>
              <table:table-cell office:value-type="float" office:value="0.0277777777778">
                <text:p>0.0277777777778</text:p>
                <draw:g>
                  <svg:desc>'1 à 20'.B14:'1 à 20'.K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</table:table-row>
            <table:table-row>
              <table:table-cell office:value-type="string">
                <text:p>14</text:p>
                <draw:g>
                  <svg:desc>'1 à 20'.A15:'1 à 20'.A15</svg:desc>
                </draw:g>
              </table:table-cell>
              <table:table-cell office:value-type="float" office:value="0">
                <text:p>0</text:p>
                <draw:g>
                  <svg:desc>'1 à 20'.B15:'1 à 20'.K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</table:table-row>
            <table:table-row>
              <table:table-cell office:value-type="string">
                <text:p>15</text:p>
                <draw:g>
                  <svg:desc>'1 à 20'.A16:'1 à 20'.A16</svg:desc>
                </draw:g>
              </table:table-cell>
              <table:table-cell office:value-type="float" office:value="0">
                <text:p>0</text:p>
                <draw:g>
                  <svg:desc>'1 à 20'.B16:'1 à 20'.K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</table:table-row>
            <table:table-row>
              <table:table-cell office:value-type="string">
                <text:p>16</text:p>
                <draw:g>
                  <svg:desc>'1 à 20'.A17:'1 à 20'.A17</svg:desc>
                </draw:g>
              </table:table-cell>
              <table:table-cell office:value-type="float" office:value="0">
                <text:p>0</text:p>
                <draw:g>
                  <svg:desc>'1 à 20'.B17:'1 à 20'.K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</table:table-row>
            <table:table-row>
              <table:table-cell office:value-type="string">
                <text:p>17</text:p>
                <draw:g>
                  <svg:desc>'1 à 20'.A18:'1 à 20'.A18</svg:desc>
                </draw:g>
              </table:table-cell>
              <table:table-cell office:value-type="float" office:value="0">
                <text:p>0</text:p>
                <draw:g>
                  <svg:desc>'1 à 20'.B18:'1 à 20'.K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</table:table-row>
            <table:table-row>
              <table:table-cell office:value-type="string">
                <text:p>18</text:p>
                <draw:g>
                  <svg:desc>'1 à 20'.A19:'1 à 20'.A19</svg:desc>
                </draw:g>
              </table:table-cell>
              <table:table-cell office:value-type="float" office:value="0">
                <text:p>0</text:p>
                <draw:g>
                  <svg:desc>'1 à 20'.B19:'1 à 20'.K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</table:table-row>
            <table:table-row>
              <table:table-cell office:value-type="string">
                <text:p>19</text:p>
                <draw:g>
                  <svg:desc>'1 à 20'.A20:'1 à 20'.A20</svg:desc>
                </draw:g>
              </table:table-cell>
              <table:table-cell office:value-type="float" office:value="0">
                <text:p>0</text:p>
                <draw:g>
                  <svg:desc>'1 à 20'.B20:'1 à 20'.K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</table:table-row>
            <table:table-row>
              <table:table-cell office:value-type="string">
                <text:p>20</text:p>
                <draw:g>
                  <svg:desc>'1 à 20'.A21:'1 à 20'.A21</svg:desc>
                </draw:g>
              </table:table-cell>
              <table:table-cell office:value-type="float" office:value="0">
                <text:p>0</text:p>
                <draw:g>
                  <svg:desc>'1 à 20'.B21:'1 à 20'.K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</table:table-row>
            <table:table-row>
              <table:table-cell office:value-type="string">
                <text:p>21</text:p>
                <draw:g>
                  <svg:desc>'1 à 20'.A22:'1 à 20'.A22</svg:desc>
                </draw:g>
              </table:table-cell>
              <table:table-cell office:value-type="float" office:value="0">
                <text:p>0</text:p>
                <draw:g>
                  <svg:desc>'1 à 20'.B22:'1 à 20'.K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</table:table-row>
            <table:table-row>
              <table:table-cell office:value-type="string">
                <text:p>22</text:p>
                <draw:g>
                  <svg:desc>'1 à 20'.A23:'1 à 20'.A23</svg:desc>
                </draw:g>
              </table:table-cell>
              <table:table-cell office:value-type="float" office:value="0">
                <text:p>0</text:p>
                <draw:g>
                  <svg:desc>'1 à 20'.B23:'1 à 20'.K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</table:table-row>
            <table:table-row>
              <table:table-cell office:value-type="string">
                <text:p>23</text:p>
                <draw:g>
                  <svg:desc>'1 à 20'.A24:'1 à 20'.A24</svg:desc>
                </draw:g>
              </table:table-cell>
              <table:table-cell office:value-type="float" office:value="0">
                <text:p>0</text:p>
                <draw:g>
                  <svg:desc>'1 à 20'.B24:'1 à 20'.K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</table:table-row>
            <table:table-row>
              <table:table-cell office:value-type="string">
                <text:p>24</text:p>
                <draw:g>
                  <svg:desc>'1 à 20'.A25:'1 à 20'.A25</svg:desc>
                </draw:g>
              </table:table-cell>
              <table:table-cell office:value-type="float" office:value="0">
                <text:p>0</text:p>
                <draw:g>
                  <svg:desc>'1 à 20'.B25:'1 à 20'.K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</table:table-row>
            <table:table-row>
              <table:table-cell office:value-type="string">
                <text:p>25</text:p>
                <draw:g>
                  <svg:desc>'1 à 20'.A26:'1 à 20'.A26</svg:desc>
                </draw:g>
              </table:table-cell>
              <table:table-cell office:value-type="float" office:value="0">
                <text:p>0</text:p>
                <draw:g>
                  <svg:desc>'1 à 20'.B26:'1 à 20'.K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</table:table-row>
            <table:table-row>
              <table:table-cell office:value-type="string">
                <text:p>26</text:p>
                <draw:g>
                  <svg:desc>'1 à 20'.A27:'1 à 20'.A27</svg:desc>
                </draw:g>
              </table:table-cell>
              <table:table-cell office:value-type="float" office:value="0">
                <text:p>0</text:p>
                <draw:g>
                  <svg:desc>'1 à 20'.B27:'1 à 20'.K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</table:table-row>
            <table:table-row>
              <table:table-cell office:value-type="string">
                <text:p>27</text:p>
                <draw:g>
                  <svg:desc>'1 à 20'.A28:'1 à 20'.A28</svg:desc>
                </draw:g>
              </table:table-cell>
              <table:table-cell office:value-type="float" office:value="0">
                <text:p>0</text:p>
                <draw:g>
                  <svg:desc>'1 à 20'.B28:'1 à 20'.K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</table:table-row>
            <table:table-row>
              <table:table-cell office:value-type="string">
                <text:p>28</text:p>
                <draw:g>
                  <svg:desc>'1 à 20'.A29:'1 à 20'.A29</svg:desc>
                </draw:g>
              </table:table-cell>
              <table:table-cell office:value-type="float" office:value="0">
                <text:p>0</text:p>
                <draw:g>
                  <svg:desc>'1 à 20'.B29:'1 à 20'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</table:table-row>
            <table:table-row>
              <table:table-cell office:value-type="string">
                <text:p>29</text:p>
                <draw:g>
                  <svg:desc>'1 à 20'.A30:'1 à 20'.A30</svg:desc>
                </draw:g>
              </table:table-cell>
              <table:table-cell office:value-type="float" office:value="0">
                <text:p>0</text:p>
                <draw:g>
                  <svg:desc>'1 à 20'.B30:'1 à 20'.K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</table:table-row>
            <table:table-row>
              <table:table-cell office:value-type="string">
                <text:p>30</text:p>
                <draw:g>
                  <svg:desc>'1 à 20'.A31:'1 à 20'.A31</svg:desc>
                </draw:g>
              </table:table-cell>
              <table:table-cell office:value-type="float" office:value="0">
                <text:p>0</text:p>
                <draw:g>
                  <svg:desc>'1 à 20'.B31:'1 à 20'.K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</table:table-row>
            <table:table-row>
              <table:table-cell office:value-type="string">
                <text:p>31</text:p>
                <draw:g>
                  <svg:desc>'1 à 20'.A32:'1 à 20'.A32</svg:desc>
                </draw:g>
              </table:table-cell>
              <table:table-cell office:value-type="float" office:value="0">
                <text:p>0</text:p>
                <draw:g>
                  <svg:desc>'1 à 20'.B32:'1 à 20'.K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</table:table-row>
            <table:table-row>
              <table:table-cell office:value-type="string">
                <text:p>32</text:p>
                <draw:g>
                  <svg:desc>'1 à 20'.A33:'1 à 20'.A33</svg:desc>
                </draw:g>
              </table:table-cell>
              <table:table-cell office:value-type="float" office:value="0">
                <text:p>0</text:p>
                <draw:g>
                  <svg:desc>'1 à 20'.B33:'1 à 20'.K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</table:table-row>
            <table:table-row>
              <table:table-cell office:value-type="string">
                <text:p>33</text:p>
                <draw:g>
                  <svg:desc>'1 à 20'.A34:'1 à 20'.A34</svg:desc>
                </draw:g>
              </table:table-cell>
              <table:table-cell office:value-type="float" office:value="0">
                <text:p>0</text:p>
                <draw:g>
                  <svg:desc>'1 à 20'.B34:'1 à 20'.K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</table:table-row>
            <table:table-row>
              <table:table-cell office:value-type="string">
                <text:p>34</text:p>
                <draw:g>
                  <svg:desc>'1 à 20'.A35:'1 à 20'.A35</svg:desc>
                </draw:g>
              </table:table-cell>
              <table:table-cell office:value-type="float" office:value="0">
                <text:p>0</text:p>
                <draw:g>
                  <svg:desc>'1 à 20'.B35:'1 à 20'.K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</table:table-row>
            <table:table-row>
              <table:table-cell office:value-type="string">
                <text:p>35</text:p>
                <draw:g>
                  <svg:desc>'1 à 20'.A36:'1 à 20'.A36</svg:desc>
                </draw:g>
              </table:table-cell>
              <table:table-cell office:value-type="float" office:value="0">
                <text:p>0</text:p>
                <draw:g>
                  <svg:desc>'1 à 20'.B36:'1 à 20'.K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</table:table-row>
            <table:table-row>
              <table:table-cell office:value-type="string">
                <text:p>36</text:p>
                <draw:g>
                  <svg:desc>'1 à 20'.A37:'1 à 20'.A37</svg:desc>
                </draw:g>
              </table:table-cell>
              <table:table-cell office:value-type="float" office:value="0">
                <text:p>0</text:p>
                <draw:g>
                  <svg:desc>'1 à 20'.B37:'1 à 20'.K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</table:table-row>
            <table:table-row>
              <table:table-cell office:value-type="string">
                <text:p>37</text:p>
                <draw:g>
                  <svg:desc>'1 à 20'.A38:'1 à 20'.A38</svg:desc>
                </draw:g>
              </table:table-cell>
              <table:table-cell office:value-type="float" office:value="0">
                <text:p>0</text:p>
                <draw:g>
                  <svg:desc>'1 à 20'.B38:'1 à 20'.K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</table:table-row>
            <table:table-row>
              <table:table-cell office:value-type="string">
                <text:p>38</text:p>
                <draw:g>
                  <svg:desc>'1 à 20'.A39:'1 à 20'.A39</svg:desc>
                </draw:g>
              </table:table-cell>
              <table:table-cell office:value-type="float" office:value="0">
                <text:p>0</text:p>
                <draw:g>
                  <svg:desc>'1 à 20'.B39:'1 à 20'.K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</table:table-row>
            <table:table-row>
              <table:table-cell office:value-type="string">
                <text:p>39</text:p>
                <draw:g>
                  <svg:desc>'1 à 20'.A40:'1 à 20'.A40</svg:desc>
                </draw:g>
              </table:table-cell>
              <table:table-cell office:value-type="float" office:value="0">
                <text:p>0</text:p>
                <draw:g>
                  <svg:desc>'1 à 20'.B40:'1 à 20'.K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</table:table-row>
            <table:table-row>
              <table:table-cell office:value-type="string">
                <text:p>40</text:p>
                <draw:g>
                  <svg:desc>'1 à 20'.A41:'1 à 20'.A41</svg:desc>
                </draw:g>
              </table:table-cell>
              <table:table-cell office:value-type="float" office:value="0">
                <text:p>0</text:p>
                <draw:g>
                  <svg:desc>'1 à 20'.B41:'1 à 20'.K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</table:table-row>
            <table:table-row>
              <table:table-cell office:value-type="string">
                <text:p>41</text:p>
                <draw:g>
                  <svg:desc>'1 à 20'.A42:'1 à 20'.A42</svg:desc>
                </draw:g>
              </table:table-cell>
              <table:table-cell office:value-type="float" office:value="0">
                <text:p>0</text:p>
                <draw:g>
                  <svg:desc>'1 à 20'.B42:'1 à 20'.K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</table:table-row>
            <table:table-row>
              <table:table-cell office:value-type="string">
                <text:p>42</text:p>
                <draw:g>
                  <svg:desc>'1 à 20'.A43:'1 à 20'.A43</svg:desc>
                </draw:g>
              </table:table-cell>
              <table:table-cell office:value-type="float" office:value="0">
                <text:p>0</text:p>
                <draw:g>
                  <svg:desc>'1 à 20'.B43:'1 à 20'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</table:table-row>
            <table:table-row>
              <table:table-cell office:value-type="string">
                <text:p>43</text:p>
                <draw:g>
                  <svg:desc>'1 à 20'.A44:'1 à 20'.A44</svg:desc>
                </draw:g>
              </table:table-cell>
              <table:table-cell office:value-type="float" office:value="0">
                <text:p>0</text:p>
                <draw:g>
                  <svg:desc>'1 à 20'.B44:'1 à 20'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'.B1:'1 à 20'.U44 '1 à 20'.A2:'1 à 20'.A44" chart:data-source-has-labels="both" svg:x="2.249cm" svg:y="0.881cm" svg:width="51.884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'.B1:'1 à 20'.U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'.B2:'1 à 20'.U2" chart:label-cell-address="'1 à 20'.A2:'1 à 20'.A2" chart:class="chart:line">
            <chart:data-point chart:repeated="20"/>
          </chart:series>
          <chart:series chart:style-name="ch9" chart:values-cell-range-address="'1 à 20'.B3:'1 à 20'.U3" chart:label-cell-address="'1 à 20'.A3:'1 à 20'.A3" chart:class="chart:line">
            <chart:data-point chart:repeated="20"/>
          </chart:series>
          <chart:series chart:style-name="ch10" chart:values-cell-range-address="'1 à 20'.B4:'1 à 20'.U4" chart:label-cell-address="'1 à 20'.A4:'1 à 20'.A4" chart:class="chart:line">
            <chart:data-point chart:repeated="20"/>
          </chart:series>
          <chart:series chart:style-name="ch11" chart:values-cell-range-address="'1 à 20'.B5:'1 à 20'.U5" chart:label-cell-address="'1 à 20'.A5:'1 à 20'.A5" chart:class="chart:line">
            <chart:data-point chart:repeated="20"/>
          </chart:series>
          <chart:series chart:style-name="ch12" chart:values-cell-range-address="'1 à 20'.B6:'1 à 20'.U6" chart:label-cell-address="'1 à 20'.A6:'1 à 20'.A6" chart:class="chart:line">
            <chart:data-point chart:repeated="20"/>
          </chart:series>
          <chart:series chart:style-name="ch13" chart:values-cell-range-address="'1 à 20'.B7:'1 à 20'.U7" chart:label-cell-address="'1 à 20'.A7:'1 à 20'.A7" chart:class="chart:line">
            <chart:data-point chart:repeated="20"/>
          </chart:series>
          <chart:series chart:style-name="ch14" chart:values-cell-range-address="'1 à 20'.B8:'1 à 20'.U8" chart:label-cell-address="'1 à 20'.A8:'1 à 20'.A8" chart:class="chart:line">
            <chart:data-point chart:repeated="20"/>
          </chart:series>
          <chart:series chart:style-name="ch15" chart:values-cell-range-address="'1 à 20'.B9:'1 à 20'.U9" chart:label-cell-address="'1 à 20'.A9:'1 à 20'.A9" chart:class="chart:line">
            <chart:data-point chart:repeated="20"/>
          </chart:series>
          <chart:series chart:style-name="ch16" chart:values-cell-range-address="'1 à 20'.B10:'1 à 20'.U10" chart:label-cell-address="'1 à 20'.A10:'1 à 20'.A10" chart:class="chart:line">
            <chart:data-point chart:repeated="20"/>
          </chart:series>
          <chart:series chart:style-name="ch17" chart:values-cell-range-address="'1 à 20'.B11:'1 à 20'.U11" chart:label-cell-address="'1 à 20'.A11:'1 à 20'.A11" chart:class="chart:line">
            <chart:data-point chart:repeated="20"/>
          </chart:series>
          <chart:series chart:style-name="ch18" chart:values-cell-range-address="'1 à 20'.B12:'1 à 20'.U12" chart:label-cell-address="'1 à 20'.A12:'1 à 20'.A12" chart:class="chart:line">
            <chart:data-point chart:repeated="20"/>
          </chart:series>
          <chart:series chart:style-name="ch19" chart:values-cell-range-address="'1 à 20'.B13:'1 à 20'.U13" chart:label-cell-address="'1 à 20'.A13:'1 à 20'.A13" chart:class="chart:line">
            <chart:data-point chart:repeated="20"/>
          </chart:series>
          <chart:series chart:style-name="ch20" chart:values-cell-range-address="'1 à 20'.B14:'1 à 20'.U14" chart:label-cell-address="'1 à 20'.A14:'1 à 20'.A14" chart:class="chart:line">
            <chart:data-point chart:repeated="20"/>
          </chart:series>
          <chart:series chart:style-name="ch21" chart:values-cell-range-address="'1 à 20'.B15:'1 à 20'.U15" chart:label-cell-address="'1 à 20'.A15:'1 à 20'.A15" chart:class="chart:line">
            <chart:data-point chart:repeated="20"/>
          </chart:series>
          <chart:series chart:style-name="ch22" chart:values-cell-range-address="'1 à 20'.B16:'1 à 20'.U16" chart:label-cell-address="'1 à 20'.A16:'1 à 20'.A16" chart:class="chart:line">
            <chart:data-point chart:repeated="20"/>
          </chart:series>
          <chart:series chart:style-name="ch23" chart:values-cell-range-address="'1 à 20'.B17:'1 à 20'.U17" chart:label-cell-address="'1 à 20'.A17:'1 à 20'.A17" chart:class="chart:line">
            <chart:data-point chart:repeated="20"/>
          </chart:series>
          <chart:series chart:style-name="ch24" chart:values-cell-range-address="'1 à 20'.B18:'1 à 20'.U18" chart:label-cell-address="'1 à 20'.A18:'1 à 20'.A18" chart:class="chart:line">
            <chart:data-point chart:repeated="20"/>
          </chart:series>
          <chart:series chart:style-name="ch25" chart:values-cell-range-address="'1 à 20'.B19:'1 à 20'.U19" chart:label-cell-address="'1 à 20'.A19:'1 à 20'.A19" chart:class="chart:line">
            <chart:data-point chart:repeated="20"/>
          </chart:series>
          <chart:series chart:style-name="ch26" chart:values-cell-range-address="'1 à 20'.B20:'1 à 20'.U20" chart:label-cell-address="'1 à 20'.A20:'1 à 20'.A20" chart:class="chart:line">
            <chart:data-point chart:repeated="5"/>
            <chart:data-point chart:style-name="ch27"/>
            <chart:data-point chart:repeated="14"/>
          </chart:series>
          <chart:series chart:style-name="ch28" chart:values-cell-range-address="'1 à 20'.B21:'1 à 20'.U21" chart:label-cell-address="'1 à 20'.A21:'1 à 20'.A21" chart:class="chart:line">
            <chart:data-point chart:repeated="20"/>
          </chart:series>
          <chart:series chart:style-name="ch29" chart:values-cell-range-address="'1 à 20'.B22:'1 à 20'.U22" chart:label-cell-address="'1 à 20'.A22:'1 à 20'.A22" chart:class="chart:line">
            <chart:data-point chart:repeated="20"/>
          </chart:series>
          <chart:series chart:style-name="ch30" chart:values-cell-range-address="'1 à 20'.B23:'1 à 20'.U23" chart:label-cell-address="'1 à 20'.A23:'1 à 20'.A23" chart:class="chart:line">
            <chart:data-point chart:repeated="20"/>
          </chart:series>
          <chart:series chart:style-name="ch15" chart:values-cell-range-address="'1 à 20'.B24:'1 à 20'.U24" chart:label-cell-address="'1 à 20'.A24:'1 à 20'.A24" chart:class="chart:line">
            <chart:data-point chart:repeated="20"/>
          </chart:series>
          <chart:series chart:style-name="ch31" chart:values-cell-range-address="'1 à 20'.B25:'1 à 20'.U25" chart:label-cell-address="'1 à 20'.A25:'1 à 20'.A25" chart:class="chart:line">
            <chart:data-point chart:repeated="20"/>
          </chart:series>
          <chart:series chart:style-name="ch32" chart:values-cell-range-address="'1 à 20'.B26:'1 à 20'.U26" chart:label-cell-address="'1 à 20'.A26:'1 à 20'.A26" chart:class="chart:line">
            <chart:data-point chart:repeated="20"/>
          </chart:series>
          <chart:series chart:style-name="ch33" chart:values-cell-range-address="'1 à 20'.B27:'1 à 20'.U27" chart:label-cell-address="'1 à 20'.A27:'1 à 20'.A27" chart:class="chart:line">
            <chart:data-point chart:repeated="20"/>
          </chart:series>
          <chart:series chart:style-name="ch34" chart:values-cell-range-address="'1 à 20'.B28:'1 à 20'.U28" chart:label-cell-address="'1 à 20'.A28:'1 à 20'.A28" chart:class="chart:line">
            <chart:data-point chart:repeated="20"/>
          </chart:series>
          <chart:series chart:style-name="ch35" chart:values-cell-range-address="'1 à 20'.B29:'1 à 20'.U29" chart:label-cell-address="'1 à 20'.A29:'1 à 20'.A29" chart:class="chart:line">
            <chart:data-point chart:repeated="20"/>
          </chart:series>
          <chart:series chart:style-name="ch36" chart:values-cell-range-address="'1 à 20'.B30:'1 à 20'.U30" chart:label-cell-address="'1 à 20'.A30:'1 à 20'.A30" chart:class="chart:line">
            <chart:data-point chart:repeated="20"/>
          </chart:series>
          <chart:series chart:style-name="ch22" chart:values-cell-range-address="'1 à 20'.B31:'1 à 20'.U31" chart:label-cell-address="'1 à 20'.A31:'1 à 20'.A31" chart:class="chart:line">
            <chart:data-point chart:repeated="20"/>
          </chart:series>
          <chart:series chart:style-name="ch37" chart:values-cell-range-address="'1 à 20'.B32:'1 à 20'.U32" chart:label-cell-address="'1 à 20'.A32:'1 à 20'.A32" chart:class="chart:line">
            <chart:data-point chart:repeated="20"/>
          </chart:series>
          <chart:series chart:style-name="ch38" chart:values-cell-range-address="'1 à 20'.B33:'1 à 20'.U33" chart:label-cell-address="'1 à 20'.A33:'1 à 20'.A33" chart:class="chart:line">
            <chart:data-point chart:repeated="20"/>
          </chart:series>
          <chart:series chart:style-name="ch39" chart:values-cell-range-address="'1 à 20'.B34:'1 à 20'.U34" chart:label-cell-address="'1 à 20'.A34:'1 à 20'.A34" chart:class="chart:line">
            <chart:data-point chart:repeated="20"/>
          </chart:series>
          <chart:series chart:style-name="ch40" chart:values-cell-range-address="'1 à 20'.B35:'1 à 20'.U35" chart:label-cell-address="'1 à 20'.A35:'1 à 20'.A35" chart:class="chart:line">
            <chart:data-point chart:repeated="20"/>
          </chart:series>
          <chart:series chart:style-name="ch41" chart:values-cell-range-address="'1 à 20'.B36:'1 à 20'.U36" chart:label-cell-address="'1 à 20'.A36:'1 à 20'.A36" chart:class="chart:line">
            <chart:data-point chart:repeated="20"/>
          </chart:series>
          <chart:series chart:style-name="ch13" chart:values-cell-range-address="'1 à 20'.B37:'1 à 20'.U37" chart:label-cell-address="'1 à 20'.A37:'1 à 20'.A37" chart:class="chart:line">
            <chart:data-point chart:repeated="20"/>
          </chart:series>
          <chart:series chart:style-name="ch42" chart:values-cell-range-address="'1 à 20'.B38:'1 à 20'.U38" chart:label-cell-address="'1 à 20'.A38:'1 à 20'.A38" chart:class="chart:line">
            <chart:data-point chart:repeated="20"/>
          </chart:series>
          <chart:series chart:style-name="ch43" chart:values-cell-range-address="'1 à 20'.B39:'1 à 20'.U39" chart:label-cell-address="'1 à 20'.A39:'1 à 20'.A39" chart:class="chart:line">
            <chart:data-point chart:repeated="20"/>
          </chart:series>
          <chart:series chart:style-name="ch44" chart:values-cell-range-address="'1 à 20'.B40:'1 à 20'.U40" chart:label-cell-address="'1 à 20'.A40:'1 à 20'.A40" chart:class="chart:line">
            <chart:data-point chart:repeated="20"/>
          </chart:series>
          <chart:series chart:style-name="ch45" chart:values-cell-range-address="'1 à 20'.B41:'1 à 20'.U41" chart:label-cell-address="'1 à 20'.A41:'1 à 20'.A41" chart:class="chart:line">
            <chart:data-point chart:repeated="20"/>
          </chart:series>
          <chart:series chart:style-name="ch18" chart:values-cell-range-address="'1 à 20'.B42:'1 à 20'.U42" chart:label-cell-address="'1 à 20'.A42:'1 à 20'.A42" chart:class="chart:line">
            <chart:data-point chart:repeated="20"/>
          </chart:series>
          <chart:series chart:style-name="ch46" chart:values-cell-range-address="'1 à 20'.B43:'1 à 20'.U43" chart:label-cell-address="'1 à 20'.A43:'1 à 20'.A43" chart:class="chart:line">
            <chart:data-point chart:repeated="20"/>
          </chart:series>
          <chart:series chart:style-name="ch47" chart:values-cell-range-address="'1 à 20'.B44:'1 à 20'.U44" chart:label-cell-address="'1 à 20'.A44:'1 à 20'.A44" chart:class="chart:line">
            <chart:data-point chart:repeated="2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'.B1:'1 à 20'.U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'.A2:'1 à 20'.A2</svg:desc>
                </draw:g>
              </table:table-cell>
              <table:table-cell office:value-type="float" office:value="0">
                <text:p>0</text:p>
                <draw:g>
                  <svg:desc>'1 à 20'.B2:'1 à 20'.U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  <table:table-cell office:value-type="float" office:value="0.0376218746376">
                <text:p>0.0376218746376</text:p>
              </table:table-cell>
              <table:table-cell office:value-type="float" office:value="0.0361554724773">
                <text:p>0.0361554724773</text:p>
              </table:table-cell>
              <table:table-cell office:value-type="float" office:value="0.0256939290176">
                <text:p>0.0256939290176</text:p>
              </table:table-cell>
              <table:table-cell office:value-type="float" office:value="0.0198095949731">
                <text:p>0.0198095949731</text:p>
              </table:table-cell>
              <table:table-cell office:value-type="float" office:value="0.0217722344066">
                <text:p>0.0217722344066</text:p>
              </table:table-cell>
              <table:table-cell office:value-type="float" office:value="0.0284685161938">
                <text:p>0.0284685161938</text:p>
              </table:table-cell>
              <table:table-cell office:value-type="float" office:value="0.0327203089025">
                <text:p>0.0327203089025</text:p>
              </table:table-cell>
              <table:table-cell office:value-type="float" office:value="0.0303443387975">
                <text:p>0.0303443387975</text:p>
              </table:table-cell>
              <table:table-cell office:value-type="float" office:value="0.0253455698054">
                <text:p>0.0253455698054</text:p>
              </table:table-cell>
              <table:table-cell office:value-type="float" office:value="0.0232302152766">
                <text:p>0.0232302152766</text:p>
              </table:table-cell>
            </table:table-row>
            <table:table-row>
              <table:table-cell office:value-type="string">
                <text:p>2</text:p>
                <draw:g>
                  <svg:desc>'1 à 20'.A3:'1 à 20'.A3</svg:desc>
                </draw:g>
              </table:table-cell>
              <table:table-cell office:value-type="float" office:value="0">
                <text:p>0</text:p>
                <draw:g>
                  <svg:desc>'1 à 20'.B3:'1 à 20'.U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  <table:table-cell office:value-type="float" office:value="0.0323705745119">
                <text:p>0.0323705745119</text:p>
              </table:table-cell>
              <table:table-cell office:value-type="float" office:value="0.032865879122">
                <text:p>0.032865879122</text:p>
              </table:table-cell>
              <table:table-cell office:value-type="float" office:value="0.0227503777388">
                <text:p>0.0227503777388</text:p>
              </table:table-cell>
              <table:table-cell office:value-type="float" office:value="0.0161070887896">
                <text:p>0.0161070887896</text:p>
              </table:table-cell>
              <table:table-cell office:value-type="float" office:value="0.0171504987618">
                <text:p>0.0171504987618</text:p>
              </table:table-cell>
              <table:table-cell office:value-type="float" office:value="0.023472633979">
                <text:p>0.023472633979</text:p>
              </table:table-cell>
              <table:table-cell office:value-type="float" office:value="0.0283437435523">
                <text:p>0.0283437435523</text:p>
              </table:table-cell>
              <table:table-cell office:value-type="float" office:value="0.0267165777412">
                <text:p>0.0267165777412</text:p>
              </table:table-cell>
              <table:table-cell office:value-type="float" office:value="0.0217727957015">
                <text:p>0.0217727957015</text:p>
              </table:table-cell>
              <table:table-cell office:value-type="float" office:value="0.0191902636154">
                <text:p>0.0191902636154</text:p>
              </table:table-cell>
            </table:table-row>
            <table:table-row>
              <table:table-cell office:value-type="string">
                <text:p>3</text:p>
                <draw:g>
                  <svg:desc>'1 à 20'.A4:'1 à 20'.A4</svg:desc>
                </draw:g>
              </table:table-cell>
              <table:table-cell office:value-type="float" office:value="0.0277777777778">
                <text:p>0.0277777777778</text:p>
                <draw:g>
                  <svg:desc>'1 à 20'.B4:'1 à 20'.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  <table:table-cell office:value-type="float" office:value="0.0270229522616">
                <text:p>0.0270229522616</text:p>
              </table:table-cell>
              <table:table-cell office:value-type="float" office:value="0.0292087480098">
                <text:p>0.0292087480098</text:p>
              </table:table-cell>
              <table:table-cell office:value-type="float" office:value="0.0201132572426">
                <text:p>0.0201132572426</text:p>
              </table:table-cell>
              <table:table-cell office:value-type="float" office:value="0.0129118526654">
                <text:p>0.0129118526654</text:p>
              </table:table-cell>
              <table:table-cell office:value-type="float" office:value="0.0129871742152">
                <text:p>0.0129871742152</text:p>
              </table:table-cell>
              <table:table-cell office:value-type="float" office:value="0.0187706222857">
                <text:p>0.0187706222857</text:p>
              </table:table-cell>
              <table:table-cell office:value-type="float" office:value="0.0239727748109">
                <text:p>0.0239727748109</text:p>
              </table:table-cell>
              <table:table-cell office:value-type="float" office:value="0.0231340609835">
                <text:p>0.0231340609835</text:p>
              </table:table-cell>
              <table:table-cell office:value-type="float" office:value="0.0184837843265">
                <text:p>0.0184837843265</text:p>
              </table:table-cell>
              <table:table-cell office:value-type="float" office:value="0.0155399766547">
                <text:p>0.0155399766547</text:p>
              </table:table-cell>
            </table:table-row>
            <table:table-row>
              <table:table-cell office:value-type="string">
                <text:p>4</text:p>
                <draw:g>
                  <svg:desc>'1 à 20'.A5:'1 à 20'.A5</svg:desc>
                </draw:g>
              </table:table-cell>
              <table:table-cell office:value-type="float" office:value="0.0555555555556">
                <text:p>0.0555555555556</text:p>
                <draw:g>
                  <svg:desc>'1 à 20'.B5:'1 à 20'.U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  <table:table-cell office:value-type="float" office:value="0.0257248512659">
                <text:p>0.0257248512659</text:p>
              </table:table-cell>
              <table:table-cell office:value-type="float" office:value="0.0298456001896">
                <text:p>0.0298456001896</text:p>
              </table:table-cell>
              <table:table-cell office:value-type="float" office:value="0.0218115691966">
                <text:p>0.0218115691966</text:p>
              </table:table-cell>
              <table:table-cell office:value-type="float" office:value="0.0139752310809">
                <text:p>0.0139752310809</text:p>
              </table:table-cell>
              <table:table-cell office:value-type="float" office:value="0.0130695215506">
                <text:p>0.0130695215506</text:p>
              </table:table-cell>
              <table:table-cell office:value-type="float" office:value="0.0182489785008">
                <text:p>0.0182489785008</text:p>
              </table:table-cell>
              <table:table-cell office:value-type="float" office:value="0.0237953500057">
                <text:p>0.0237953500057</text:p>
              </table:table-cell>
              <table:table-cell office:value-type="float" office:value="0.0238183275845">
                <text:p>0.0238183275845</text:p>
              </table:table-cell>
              <table:table-cell office:value-type="float" office:value="0.0194737849709">
                <text:p>0.0194737849709</text:p>
              </table:table-cell>
              <table:table-cell office:value-type="float" office:value="0.016144799304">
                <text:p>0.016144799304</text:p>
              </table:table-cell>
            </table:table-row>
            <table:table-row>
              <table:table-cell office:value-type="string">
                <text:p>5</text:p>
                <draw:g>
                  <svg:desc>'1 à 20'.A6:'1 à 20'.A6</svg:desc>
                </draw:g>
              </table:table-cell>
              <table:table-cell office:value-type="float" office:value="0.0833333333333">
                <text:p>0.0833333333333</text:p>
                <draw:g>
                  <svg:desc>'1 à 20'.B6:'1 à 20'.U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  <table:table-cell office:value-type="float" office:value="0.0246039322743">
                <text:p>0.0246039322743</text:p>
              </table:table-cell>
              <table:table-cell office:value-type="float" office:value="0.0313985342855">
                <text:p>0.0313985342855</text:p>
              </table:table-cell>
              <table:table-cell office:value-type="float" office:value="0.025417886498">
                <text:p>0.025417886498</text:p>
              </table:table-cell>
              <table:table-cell office:value-type="float" office:value="0.0168948937635">
                <text:p>0.0168948937635</text:p>
              </table:table-cell>
              <table:table-cell office:value-type="float" office:value="0.014307159792">
                <text:p>0.014307159792</text:p>
              </table:table-cell>
              <table:table-cell office:value-type="float" office:value="0.0183955447414">
                <text:p>0.0183955447414</text:p>
              </table:table-cell>
              <table:table-cell office:value-type="float" office:value="0.024349950088">
                <text:p>0.024349950088</text:p>
              </table:table-cell>
              <table:table-cell office:value-type="float" office:value="0.0257239882926">
                <text:p>0.0257239882926</text:p>
              </table:table-cell>
              <table:table-cell office:value-type="float" office:value="0.0220339298295">
                <text:p>0.0220339298295</text:p>
              </table:table-cell>
              <table:table-cell office:value-type="float" office:value="0.0181870782687">
                <text:p>0.0181870782687</text:p>
              </table:table-cell>
            </table:table-row>
            <table:table-row>
              <table:table-cell office:value-type="string">
                <text:p>6</text:p>
                <draw:g>
                  <svg:desc>'1 à 20'.A7:'1 à 20'.A7</svg:desc>
                </draw:g>
              </table:table-cell>
              <table:table-cell office:value-type="float" office:value="0.111111111111">
                <text:p>0.111111111111</text:p>
                <draw:g>
                  <svg:desc>'1 à 20'.B7:'1 à 20'.U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  <table:table-cell office:value-type="float" office:value="0.0223093809802">
                <text:p>0.0223093809802</text:p>
              </table:table-cell>
              <table:table-cell office:value-type="float" office:value="0.0303209969606">
                <text:p>0.0303209969606</text:p>
              </table:table-cell>
              <table:table-cell office:value-type="float" office:value="0.0252553411047">
                <text:p>0.0252553411047</text:p>
              </table:table-cell>
              <table:table-cell office:value-type="float" office:value="0.0164384545432">
                <text:p>0.0164384545432</text:p>
              </table:table-cell>
              <table:table-cell office:value-type="float" office:value="0.0133315397786">
                <text:p>0.0133315397786</text:p>
              </table:table-cell>
              <table:table-cell office:value-type="float" office:value="0.0169133417095">
                <text:p>0.0169133417095</text:p>
              </table:table-cell>
              <table:table-cell office:value-type="float" office:value="0.0229006589654">
                <text:p>0.0229006589654</text:p>
              </table:table-cell>
              <table:table-cell office:value-type="float" office:value="0.0248334779757">
                <text:p>0.0248334779757</text:p>
              </table:table-cell>
              <table:table-cell office:value-type="float" office:value="0.0214419018935">
                <text:p>0.0214419018935</text:p>
              </table:table-cell>
              <table:table-cell office:value-type="float" office:value="0.0174342899616">
                <text:p>0.0174342899616</text:p>
              </table:table-cell>
            </table:table-row>
            <table:table-row>
              <table:table-cell office:value-type="string">
                <text:p>7</text:p>
                <draw:g>
                  <svg:desc>'1 à 20'.A8:'1 à 20'.A8</svg:desc>
                </draw:g>
              </table:table-cell>
              <table:table-cell office:value-type="float" office:value="0.138888888889">
                <text:p>0.138888888889</text:p>
                <draw:g>
                  <svg:desc>'1 à 20'.B8:'1 à 20'.U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  <table:table-cell office:value-type="float" office:value="0.0209323785954">
                <text:p>0.0209323785954</text:p>
              </table:table-cell>
              <table:table-cell office:value-type="float" office:value="0.0304193517763">
                <text:p>0.0304193517763</text:p>
              </table:table-cell>
              <table:table-cell office:value-type="float" office:value="0.0270588802818">
                <text:p>0.0270588802818</text:p>
              </table:table-cell>
              <table:table-cell office:value-type="float" office:value="0.0180568787655">
                <text:p>0.0180568787655</text:p>
              </table:table-cell>
              <table:table-cell office:value-type="float" office:value="0.0139138362897">
                <text:p>0.0139138362897</text:p>
              </table:table-cell>
              <table:table-cell office:value-type="float" office:value="0.0166357624951">
                <text:p>0.0166357624951</text:p>
              </table:table-cell>
              <table:table-cell office:value-type="float" office:value="0.0226472578437">
                <text:p>0.0226472578437</text:p>
              </table:table-cell>
              <table:table-cell office:value-type="float" office:value="0.0254366844124">
                <text:p>0.0254366844124</text:p>
              </table:table-cell>
              <table:table-cell office:value-type="float" office:value="0.0226357831417">
                <text:p>0.0226357831417</text:p>
              </table:table-cell>
              <table:table-cell office:value-type="float" office:value="0.018419429059">
                <text:p>0.018419429059</text:p>
              </table:table-cell>
            </table:table-row>
            <table:table-row>
              <table:table-cell office:value-type="string">
                <text:p>8</text:p>
                <draw:g>
                  <svg:desc>'1 à 20'.A9:'1 à 20'.A9</svg:desc>
                </draw:g>
              </table:table-cell>
              <table:table-cell office:value-type="float" office:value="0.166666666667">
                <text:p>0.166666666667</text:p>
                <draw:g>
                  <svg:desc>'1 à 20'.B9:'1 à 20'.U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  <table:table-cell office:value-type="float" office:value="0.0193425323866">
                <text:p>0.0193425323866</text:p>
              </table:table-cell>
              <table:table-cell office:value-type="float" office:value="0.0299178813181">
                <text:p>0.0299178813181</text:p>
              </table:table-cell>
              <table:table-cell office:value-type="float" office:value="0.0284181385542">
                <text:p>0.0284181385542</text:p>
              </table:table-cell>
              <table:table-cell office:value-type="float" office:value="0.0195265590756">
                <text:p>0.0195265590756</text:p>
              </table:table-cell>
              <table:table-cell office:value-type="float" office:value="0.0144231147928">
                <text:p>0.0144231147928</text:p>
              </table:table-cell>
              <table:table-cell office:value-type="float" office:value="0.016214997856">
                <text:p>0.016214997856</text:p>
              </table:table-cell>
              <table:table-cell office:value-type="float" office:value="0.0220741574938">
                <text:p>0.0220741574938</text:p>
              </table:table-cell>
              <table:table-cell office:value-type="float" office:value="0.0256295570047">
                <text:p>0.0256295570047</text:p>
              </table:table-cell>
              <table:table-cell office:value-type="float" office:value="0.0235181419754">
                <text:p>0.0235181419754</text:p>
              </table:table-cell>
              <table:table-cell office:value-type="float" office:value="0.0192181440103">
                <text:p>0.0192181440103</text:p>
              </table:table-cell>
            </table:table-row>
            <table:table-row>
              <table:table-cell office:value-type="string">
                <text:p>9</text:p>
                <draw:g>
                  <svg:desc>'1 à 20'.A10:'1 à 20'.A10</svg:desc>
                </draw:g>
              </table:table-cell>
              <table:table-cell office:value-type="float" office:value="0.138888888889">
                <text:p>0.138888888889</text:p>
                <draw:g>
                  <svg:desc>'1 à 20'.B10:'1 à 20'.U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  <table:table-cell office:value-type="float" office:value="0.0176606040265">
                <text:p>0.0176606040265</text:p>
              </table:table-cell>
              <table:table-cell office:value-type="float" office:value="0.0289354619683">
                <text:p>0.0289354619683</text:p>
              </table:table-cell>
              <table:table-cell office:value-type="float" office:value="0.0292803858365">
                <text:p>0.0292803858365</text:p>
              </table:table-cell>
              <table:table-cell office:value-type="float" office:value="0.0207446321924">
                <text:p>0.0207446321924</text:p>
              </table:table-cell>
              <table:table-cell office:value-type="float" office:value="0.0147830647999">
                <text:p>0.0147830647999</text:p>
              </table:table-cell>
              <table:table-cell office:value-type="float" office:value="0.0156470482873">
                <text:p>0.0156470482873</text:p>
              </table:table-cell>
              <table:table-cell office:value-type="float" office:value="0.0212399723913">
                <text:p>0.0212399723913</text:p>
              </table:table-cell>
              <table:table-cell office:value-type="float" office:value="0.0254384601299">
                <text:p>0.0254384601299</text:p>
              </table:table-cell>
              <table:table-cell office:value-type="float" office:value="0.0240486294356">
                <text:p>0.0240486294356</text:p>
              </table:table-cell>
              <table:table-cell office:value-type="float" office:value="0.0197676919879">
                <text:p>0.0197676919879</text:p>
              </table:table-cell>
            </table:table-row>
            <table:table-row>
              <table:table-cell office:value-type="string">
                <text:p>10</text:p>
                <draw:g>
                  <svg:desc>'1 à 20'.A11:'1 à 20'.A11</svg:desc>
                </draw:g>
              </table:table-cell>
              <table:table-cell office:value-type="float" office:value="0.111111111111">
                <text:p>0.111111111111</text:p>
                <draw:g>
                  <svg:desc>'1 à 20'.B11:'1 à 20'.U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  <table:table-cell office:value-type="float" office:value="0.015877331523">
                <text:p>0.015877331523</text:p>
              </table:table-cell>
              <table:table-cell office:value-type="float" office:value="0.0272940156931">
                <text:p>0.0272940156931</text:p>
              </table:table-cell>
              <table:table-cell office:value-type="float" office:value="0.0293095629978">
                <text:p>0.0293095629978</text:p>
              </table:table-cell>
              <table:table-cell office:value-type="float" office:value="0.0214640875936">
                <text:p>0.0214640875936</text:p>
              </table:table-cell>
              <table:table-cell office:value-type="float" office:value="0.0149005954248">
                <text:p>0.0149005954248</text:p>
              </table:table-cell>
              <table:table-cell office:value-type="float" office:value="0.0148860757259">
                <text:p>0.0148860757259</text:p>
              </table:table-cell>
              <table:table-cell office:value-type="float" office:value="0.0200430606258">
                <text:p>0.0200430606258</text:p>
              </table:table-cell>
              <table:table-cell office:value-type="float" office:value="0.0246616344138">
                <text:p>0.0246616344138</text:p>
              </table:table-cell>
              <table:table-cell office:value-type="float" office:value="0.0239888910146">
                <text:p>0.0239888910146</text:p>
              </table:table-cell>
              <table:table-cell office:value-type="float" office:value="0.0198874985808">
                <text:p>0.0198874985808</text:p>
              </table:table-cell>
            </table:table-row>
            <table:table-row>
              <table:table-cell office:value-type="string">
                <text:p>11</text:p>
                <draw:g>
                  <svg:desc>'1 à 20'.A12:'1 à 20'.A12</svg:desc>
                </draw:g>
              </table:table-cell>
              <table:table-cell office:value-type="float" office:value="0.0833333333333">
                <text:p>0.0833333333333</text:p>
                <draw:g>
                  <svg:desc>'1 à 20'.B12:'1 à 20'.U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  <table:table-cell office:value-type="float" office:value="0.0142020470772">
                <text:p>0.0142020470772</text:p>
              </table:table-cell>
              <table:table-cell office:value-type="float" office:value="0.0254994700481">
                <text:p>0.0254994700481</text:p>
              </table:table-cell>
              <table:table-cell office:value-type="float" office:value="0.029241576453">
                <text:p>0.029241576453</text:p>
              </table:table-cell>
              <table:table-cell office:value-type="float" office:value="0.022340625348">
                <text:p>0.022340625348</text:p>
              </table:table-cell>
              <table:table-cell office:value-type="float" office:value="0.0152354339259">
                <text:p>0.0152354339259</text:p>
              </table:table-cell>
              <table:table-cell office:value-type="float" office:value="0.0142734743772">
                <text:p>0.0142734743772</text:p>
              </table:table-cell>
              <table:table-cell office:value-type="float" office:value="0.018875722047">
                <text:p>0.018875722047</text:p>
              </table:table-cell>
              <table:table-cell office:value-type="float" office:value="0.0238434655851">
                <text:p>0.0238434655851</text:p>
              </table:table-cell>
              <table:table-cell office:value-type="float" office:value="0.0239553458575">
                <text:p>0.0239553458575</text:p>
              </table:table-cell>
              <table:table-cell office:value-type="float" office:value="0.0201328247728">
                <text:p>0.0201328247728</text:p>
              </table:table-cell>
            </table:table-row>
            <table:table-row>
              <table:table-cell office:value-type="string">
                <text:p>12</text:p>
                <draw:g>
                  <svg:desc>'1 à 20'.A13:'1 à 20'.A13</svg:desc>
                </draw:g>
              </table:table-cell>
              <table:table-cell office:value-type="float" office:value="0.0555555555556">
                <text:p>0.0555555555556</text:p>
                <draw:g>
                  <svg:desc>'1 à 20'.B13:'1 à 20'.U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  <table:table-cell office:value-type="float" office:value="0.0168405096238">
                <text:p>0.0168405096238</text:p>
              </table:table-cell>
              <table:table-cell office:value-type="float" office:value="0.0277785266938">
                <text:p>0.0277785266938</text:p>
              </table:table-cell>
              <table:table-cell office:value-type="float" office:value="0.0331248166906">
                <text:p>0.0331248166906</text:p>
              </table:table-cell>
              <table:table-cell office:value-type="float" office:value="0.0272747658064">
                <text:p>0.0272747658064</text:p>
              </table:table-cell>
              <table:table-cell office:value-type="float" office:value="0.019771568788">
                <text:p>0.019771568788</text:p>
              </table:table-cell>
              <table:table-cell office:value-type="float" office:value="0.0179242849717">
                <text:p>0.0179242849717</text:p>
              </table:table-cell>
              <table:table-cell office:value-type="float" office:value="0.021901860535">
                <text:p>0.021901860535</text:p>
              </table:table-cell>
              <table:table-cell office:value-type="float" office:value="0.0271056512451">
                <text:p>0.0271056512451</text:p>
              </table:table-cell>
              <table:table-cell office:value-type="float" office:value="0.0279749599818">
                <text:p>0.0279749599818</text:p>
              </table:table-cell>
              <table:table-cell office:value-type="float" office:value="0.0244946709319">
                <text:p>0.0244946709319</text:p>
              </table:table-cell>
            </table:table-row>
            <table:table-row>
              <table:table-cell office:value-type="string">
                <text:p>13</text:p>
                <draw:g>
                  <svg:desc>'1 à 20'.A14:'1 à 20'.A14</svg:desc>
                </draw:g>
              </table:table-cell>
              <table:table-cell office:value-type="float" office:value="0.0277777777778">
                <text:p>0.0277777777778</text:p>
                <draw:g>
                  <svg:desc>'1 à 20'.B14:'1 à 20'.U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  <table:table-cell office:value-type="float" office:value="0.0132760831175">
                <text:p>0.0132760831175</text:p>
              </table:table-cell>
              <table:table-cell office:value-type="float" office:value="0.0242409788018">
                <text:p>0.0242409788018</text:p>
              </table:table-cell>
              <table:table-cell office:value-type="float" office:value="0.0312793886728">
                <text:p>0.0312793886728</text:p>
              </table:table-cell>
              <table:table-cell office:value-type="float" office:value="0.026562220291">
                <text:p>0.026562220291</text:p>
              </table:table-cell>
              <table:table-cell office:value-type="float" office:value="0.0183101538211">
                <text:p>0.0183101538211</text:p>
              </table:table-cell>
              <table:table-cell office:value-type="float" office:value="0.0153507069142">
                <text:p>0.0153507069142</text:p>
              </table:table-cell>
              <table:table-cell office:value-type="float" office:value="0.0188741073651">
                <text:p>0.0188741073651</text:p>
              </table:table-cell>
              <table:table-cell office:value-type="float" office:value="0.0245046116186">
                <text:p>0.0245046116186</text:p>
              </table:table-cell>
              <table:table-cell office:value-type="float" office:value="0.0262139344323">
                <text:p>0.0262139344323</text:p>
              </table:table-cell>
              <table:table-cell office:value-type="float" office:value="0.0230063748323">
                <text:p>0.0230063748323</text:p>
              </table:table-cell>
            </table:table-row>
            <table:table-row>
              <table:table-cell office:value-type="string">
                <text:p>14</text:p>
                <draw:g>
                  <svg:desc>'1 à 20'.A15:'1 à 20'.A15</svg:desc>
                </draw:g>
              </table:table-cell>
              <table:table-cell office:value-type="float" office:value="0">
                <text:p>0</text:p>
                <draw:g>
                  <svg:desc>'1 à 20'.B15:'1 à 20'.U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  <table:table-cell office:value-type="float" office:value="0.0109869027667">
                <text:p>0.0109869027667</text:p>
              </table:table-cell>
              <table:table-cell office:value-type="float" office:value="0.0204183585321">
                <text:p>0.0204183585321</text:p>
              </table:table-cell>
              <table:table-cell office:value-type="float" office:value="0.0289342423432">
                <text:p>0.0289342423432</text:p>
              </table:table-cell>
              <table:table-cell office:value-type="float" office:value="0.0265408677163">
                <text:p>0.0265408677163</text:p>
              </table:table-cell>
              <table:table-cell office:value-type="float" office:value="0.0185018570507">
                <text:p>0.0185018570507</text:p>
              </table:table-cell>
              <table:table-cell office:value-type="float" office:value="0.0143496432323">
                <text:p>0.0143496432323</text:p>
              </table:table-cell>
              <table:table-cell office:value-type="float" office:value="0.0166179705075">
                <text:p>0.0166179705075</text:p>
              </table:table-cell>
              <table:table-cell office:value-type="float" office:value="0.0220367923187">
                <text:p>0.0220367923187</text:p>
              </table:table-cell>
              <table:table-cell office:value-type="float" office:value="0.0247308824971">
                <text:p>0.0247308824971</text:p>
              </table:table-cell>
              <table:table-cell office:value-type="float" office:value="0.0224164873139">
                <text:p>0.0224164873139</text:p>
              </table:table-cell>
            </table:table-row>
            <table:table-row>
              <table:table-cell office:value-type="string">
                <text:p>15</text:p>
                <draw:g>
                  <svg:desc>'1 à 20'.A16:'1 à 20'.A16</svg:desc>
                </draw:g>
              </table:table-cell>
              <table:table-cell office:value-type="float" office:value="0">
                <text:p>0</text:p>
                <draw:g>
                  <svg:desc>'1 à 20'.B16:'1 à 20'.U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  <table:table-cell office:value-type="float" office:value="0.0123529777157">
                <text:p>0.0123529777157</text:p>
              </table:table-cell>
              <table:table-cell office:value-type="float" office:value="0.0215746016061">
                <text:p>0.0215746016061</text:p>
              </table:table-cell>
              <table:table-cell office:value-type="float" office:value="0.0312730924671">
                <text:p>0.0312730924671</text:p>
              </table:table-cell>
              <table:table-cell office:value-type="float" office:value="0.0300926180438">
                <text:p>0.0300926180438</text:p>
              </table:table-cell>
              <table:table-cell office:value-type="float" office:value="0.0216804060398">
                <text:p>0.0216804060398</text:p>
              </table:table-cell>
              <table:table-cell office:value-type="float" office:value="0.0165811513589">
                <text:p>0.0165811513589</text:p>
              </table:table-cell>
              <table:table-cell office:value-type="float" office:value="0.0183375746045">
                <text:p>0.0183375746045</text:p>
              </table:table-cell>
              <table:table-cell office:value-type="float" office:value="0.0239627580681">
                <text:p>0.0239627580681</text:p>
              </table:table-cell>
              <table:table-cell office:value-type="float" office:value="0.0273455941683">
                <text:p>0.0273455941683</text:p>
              </table:table-cell>
              <table:table-cell office:value-type="float" office:value="0.0253925320533">
                <text:p>0.0253925320533</text:p>
              </table:table-cell>
            </table:table-row>
            <table:table-row>
              <table:table-cell office:value-type="string">
                <text:p>16</text:p>
                <draw:g>
                  <svg:desc>'1 à 20'.A17:'1 à 20'.A17</svg:desc>
                </draw:g>
              </table:table-cell>
              <table:table-cell office:value-type="float" office:value="0">
                <text:p>0</text:p>
                <draw:g>
                  <svg:desc>'1 à 20'.B17:'1 à 20'.U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  <table:table-cell office:value-type="float" office:value="0.0151029056734">
                <text:p>0.0151029056734</text:p>
              </table:table-cell>
              <table:table-cell office:value-type="float" office:value="0.0228749189344">
                <text:p>0.0228749189344</text:p>
              </table:table-cell>
              <table:table-cell office:value-type="float" office:value="0.0337347842285">
                <text:p>0.0337347842285</text:p>
              </table:table-cell>
              <table:table-cell office:value-type="float" office:value="0.034810910444">
                <text:p>0.034810910444</text:p>
              </table:table-cell>
              <table:table-cell office:value-type="float" office:value="0.0268131959091">
                <text:p>0.0268131959091</text:p>
              </table:table-cell>
              <table:table-cell office:value-type="float" office:value="0.0206066667785">
                <text:p>0.0206066667785</text:p>
              </table:table-cell>
              <table:table-cell office:value-type="float" office:value="0.0211185309325">
                <text:p>0.0211185309325</text:p>
              </table:table-cell>
              <table:table-cell office:value-type="float" office:value="0.0264601438919">
                <text:p>0.0264601438919</text:p>
              </table:table-cell>
              <table:table-cell office:value-type="float" office:value="0.03072039611">
                <text:p>0.03072039611</text:p>
              </table:table-cell>
              <table:table-cell office:value-type="float" office:value="0.0296707321548">
                <text:p>0.0296707321548</text:p>
              </table:table-cell>
            </table:table-row>
            <table:table-row>
              <table:table-cell office:value-type="string">
                <text:p>17</text:p>
                <draw:g>
                  <svg:desc>'1 à 20'.A18:'1 à 20'.A18</svg:desc>
                </draw:g>
              </table:table-cell>
              <table:table-cell office:value-type="float" office:value="0">
                <text:p>0</text:p>
                <draw:g>
                  <svg:desc>'1 à 20'.B18:'1 à 20'.U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  <table:table-cell office:value-type="float" office:value="0.0128945206099">
                <text:p>0.0128945206099</text:p>
              </table:table-cell>
              <table:table-cell office:value-type="float" office:value="0.0203263725432">
                <text:p>0.0203263725432</text:p>
              </table:table-cell>
              <table:table-cell office:value-type="float" office:value="0.0319943544593">
                <text:p>0.0319943544593</text:p>
              </table:table-cell>
              <table:table-cell office:value-type="float" office:value="0.0344922319118">
                <text:p>0.0344922319118</text:p>
              </table:table-cell>
              <table:table-cell office:value-type="float" office:value="0.0264559044624">
                <text:p>0.0264559044624</text:p>
              </table:table-cell>
              <table:table-cell office:value-type="float" office:value="0.0193003114454">
                <text:p>0.0193003114454</text:p>
              </table:table-cell>
              <table:table-cell office:value-type="float" office:value="0.0191919298161">
                <text:p>0.0191919298161</text:p>
              </table:table-cell>
              <table:table-cell office:value-type="float" office:value="0.0245810956053">
                <text:p>0.0245810956053</text:p>
              </table:table-cell>
              <table:table-cell office:value-type="float" office:value="0.0294665123722">
                <text:p>0.0294665123722</text:p>
              </table:table-cell>
              <table:table-cell office:value-type="float" office:value="0.0289050860162">
                <text:p>0.0289050860162</text:p>
              </table:table-cell>
            </table:table-row>
            <table:table-row>
              <table:table-cell office:value-type="string">
                <text:p>18</text:p>
                <draw:g>
                  <svg:desc>'1 à 20'.A19:'1 à 20'.A19</svg:desc>
                </draw:g>
              </table:table-cell>
              <table:table-cell office:value-type="float" office:value="0">
                <text:p>0</text:p>
                <draw:g>
                  <svg:desc>'1 à 20'.B19:'1 à 20'.U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  <table:table-cell office:value-type="float" office:value="0.0119278127663">
                <text:p>0.0119278127663</text:p>
              </table:table-cell>
              <table:table-cell office:value-type="float" office:value="0.0175945052394">
                <text:p>0.0175945052394</text:p>
              </table:table-cell>
              <table:table-cell office:value-type="float" office:value="0.0297995288674">
                <text:p>0.0297995288674</text:p>
              </table:table-cell>
              <table:table-cell office:value-type="float" office:value="0.0347220471446">
                <text:p>0.0347220471446</text:p>
              </table:table-cell>
              <table:table-cell office:value-type="float" office:value="0.0276533646703">
                <text:p>0.0276533646703</text:p>
              </table:table-cell>
              <table:table-cell office:value-type="float" office:value="0.0195417741217">
                <text:p>0.0195417741217</text:p>
              </table:table-cell>
              <table:table-cell office:value-type="float" office:value="0.0180515612839">
                <text:p>0.0180515612839</text:p>
              </table:table-cell>
              <table:table-cell office:value-type="float" office:value="0.0228667482521">
                <text:p>0.0228667482521</text:p>
              </table:table-cell>
              <table:table-cell office:value-type="float" office:value="0.0284630563563">
                <text:p>0.0284630563563</text:p>
              </table:table-cell>
              <table:table-cell office:value-type="float" office:value="0.028961161077">
                <text:p>0.028961161077</text:p>
              </table:table-cell>
            </table:table-row>
            <table:table-row>
              <table:table-cell office:value-type="string">
                <text:p>19</text:p>
                <draw:g>
                  <svg:desc>'1 à 20'.A20:'1 à 20'.A20</svg:desc>
                </draw:g>
              </table:table-cell>
              <table:table-cell office:value-type="float" office:value="0">
                <text:p>0</text:p>
                <draw:g>
                  <svg:desc>'1 à 20'.B20:'1 à 20'.U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  <table:table-cell office:value-type="float" office:value="0.0138422144634">
                <text:p>0.0138422144634</text:p>
              </table:table-cell>
              <table:table-cell office:value-type="float" office:value="0.0189454093156">
                <text:p>0.0189454093156</text:p>
              </table:table-cell>
              <table:table-cell office:value-type="float" office:value="0.0307513280716">
                <text:p>0.0307513280716</text:p>
              </table:table-cell>
              <table:table-cell office:value-type="float" office:value="0.0364175711592">
                <text:p>0.0364175711592</text:p>
              </table:table-cell>
              <table:table-cell office:value-type="float" office:value="0.0301337948244">
                <text:p>0.0301337948244</text:p>
              </table:table-cell>
              <table:table-cell office:value-type="float" office:value="0.0218538529064">
                <text:p>0.0218538529064</text:p>
              </table:table-cell>
              <table:table-cell office:value-type="float" office:value="0.0198601017309">
                <text:p>0.0198601017309</text:p>
              </table:table-cell>
              <table:table-cell office:value-type="float" office:value="0.0243059687527">
                <text:p>0.0243059687527</text:p>
              </table:table-cell>
              <table:table-cell office:value-type="float" office:value="0.0299495897591">
                <text:p>0.0299495897591</text:p>
              </table:table-cell>
              <table:table-cell office:value-type="float" office:value="0.0308640428489">
                <text:p>0.0308640428489</text:p>
              </table:table-cell>
            </table:table-row>
            <table:table-row>
              <table:table-cell office:value-type="string">
                <text:p>20</text:p>
                <draw:g>
                  <svg:desc>'1 à 20'.A21:'1 à 20'.A21</svg:desc>
                </draw:g>
              </table:table-cell>
              <table:table-cell office:value-type="float" office:value="0">
                <text:p>0</text:p>
                <draw:g>
                  <svg:desc>'1 à 20'.B21:'1 à 20'.U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  <table:table-cell office:value-type="float" office:value="0.0143253295686">
                <text:p>0.0143253295686</text:p>
              </table:table-cell>
              <table:table-cell office:value-type="float" office:value="0.0165996310687">
                <text:p>0.0165996310687</text:p>
              </table:table-cell>
              <table:table-cell office:value-type="float" office:value="0.0277350868314">
                <text:p>0.0277350868314</text:p>
              </table:table-cell>
              <table:table-cell office:value-type="float" office:value="0.035672916002">
                <text:p>0.035672916002</text:p>
              </table:table-cell>
              <table:table-cell office:value-type="float" office:value="0.0317323879531">
                <text:p>0.0317323879531</text:p>
              </table:table-cell>
              <table:table-cell office:value-type="float" office:value="0.0232757018526">
                <text:p>0.0232757018526</text:p>
              </table:table-cell>
              <table:table-cell office:value-type="float" office:value="0.0195470472032">
                <text:p>0.0195470472032</text:p>
              </table:table-cell>
              <table:table-cell office:value-type="float" office:value="0.0226691240831">
                <text:p>0.0226691240831</text:p>
              </table:table-cell>
              <table:table-cell office:value-type="float" office:value="0.0285256527064">
                <text:p>0.0285256527064</text:p>
              </table:table-cell>
              <table:table-cell office:value-type="float" office:value="0.0307465651229">
                <text:p>0.0307465651229</text:p>
              </table:table-cell>
            </table:table-row>
            <table:table-row>
              <table:table-cell office:value-type="string">
                <text:p>21</text:p>
                <draw:g>
                  <svg:desc>'1 à 20'.A22:'1 à 20'.A22</svg:desc>
                </draw:g>
              </table:table-cell>
              <table:table-cell office:value-type="float" office:value="0">
                <text:p>0</text:p>
                <draw:g>
                  <svg:desc>'1 à 20'.B22:'1 à 20'.U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  <table:table-cell office:value-type="float" office:value="0.0146829943441">
                <text:p>0.0146829943441</text:p>
              </table:table-cell>
              <table:table-cell office:value-type="float" office:value="0.0170855363449">
                <text:p>0.0170855363449</text:p>
              </table:table-cell>
              <table:table-cell office:value-type="float" office:value="0.0274095413751">
                <text:p>0.0274095413751</text:p>
              </table:table-cell>
              <table:table-cell office:value-type="float" office:value="0.0352776814684">
                <text:p>0.0352776814684</text:p>
              </table:table-cell>
              <table:table-cell office:value-type="float" office:value="0.0319005166307">
                <text:p>0.0319005166307</text:p>
              </table:table-cell>
              <table:table-cell office:value-type="float" office:value="0.0236039688936">
                <text:p>0.0236039688936</text:p>
              </table:table-cell>
              <table:table-cell office:value-type="float" office:value="0.0198654591697">
                <text:p>0.0198654591697</text:p>
              </table:table-cell>
              <table:table-cell office:value-type="float" office:value="0.0227805923819">
                <text:p>0.0227805923819</text:p>
              </table:table-cell>
              <table:table-cell office:value-type="float" office:value="0.0283847868509">
                <text:p>0.0283847868509</text:p>
              </table:table-cell>
              <table:table-cell office:value-type="float" office:value="0.0306757274905">
                <text:p>0.0306757274905</text:p>
              </table:table-cell>
            </table:table-row>
            <table:table-row>
              <table:table-cell office:value-type="string">
                <text:p>22</text:p>
                <draw:g>
                  <svg:desc>'1 à 20'.A23:'1 à 20'.A23</svg:desc>
                </draw:g>
              </table:table-cell>
              <table:table-cell office:value-type="float" office:value="0">
                <text:p>0</text:p>
                <draw:g>
                  <svg:desc>'1 à 20'.B23:'1 à 20'.U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  <table:table-cell office:value-type="float" office:value="0.0139058382295">
                <text:p>0.0139058382295</text:p>
              </table:table-cell>
              <table:table-cell office:value-type="float" office:value="0.0140173378373">
                <text:p>0.0140173378373</text:p>
              </table:table-cell>
              <table:table-cell office:value-type="float" office:value="0.0232201415688">
                <text:p>0.0232201415688</text:p>
              </table:table-cell>
              <table:table-cell office:value-type="float" office:value="0.0325232669321">
                <text:p>0.0325232669321</text:p>
              </table:table-cell>
              <table:table-cell office:value-type="float" office:value="0.0312939758037">
                <text:p>0.0312939758037</text:p>
              </table:table-cell>
              <table:table-cell office:value-type="float" office:value="0.0232360810693">
                <text:p>0.0232360810693</text:p>
              </table:table-cell>
              <table:table-cell office:value-type="float" office:value="0.018258867149">
                <text:p>0.018258867149</text:p>
              </table:table-cell>
              <table:table-cell office:value-type="float" office:value="0.0199611992461">
                <text:p>0.0199611992461</text:p>
              </table:table-cell>
              <table:table-cell office:value-type="float" office:value="0.0254467744766">
                <text:p>0.0254467744766</text:p>
              </table:table-cell>
              <table:table-cell office:value-type="float" office:value="0.0286954228226">
                <text:p>0.0286954228226</text:p>
              </table:table-cell>
            </table:table-row>
            <table:table-row>
              <table:table-cell office:value-type="string">
                <text:p>23</text:p>
                <draw:g>
                  <svg:desc>'1 à 20'.A24:'1 à 20'.A24</svg:desc>
                </draw:g>
              </table:table-cell>
              <table:table-cell office:value-type="float" office:value="0">
                <text:p>0</text:p>
                <draw:g>
                  <svg:desc>'1 à 20'.B24:'1 à 20'.U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  <table:table-cell office:value-type="float" office:value="0.0166236889219">
                <text:p>0.0166236889219</text:p>
              </table:table-cell>
              <table:table-cell office:value-type="float" office:value="0.0158427968531">
                <text:p>0.0158427968531</text:p>
              </table:table-cell>
              <table:table-cell office:value-type="float" office:value="0.0237603958856">
                <text:p>0.0237603958856</text:p>
              </table:table-cell>
              <table:table-cell office:value-type="float" office:value="0.0330594009661">
                <text:p>0.0330594009661</text:p>
              </table:table-cell>
              <table:table-cell office:value-type="float" office:value="0.0332330410381">
                <text:p>0.0332330410381</text:p>
              </table:table-cell>
              <table:table-cell office:value-type="float" office:value="0.0258089433144">
                <text:p>0.0258089433144</text:p>
              </table:table-cell>
              <table:table-cell office:value-type="float" office:value="0.0204592442471">
                <text:p>0.0204592442471</text:p>
              </table:table-cell>
              <table:table-cell office:value-type="float" office:value="0.0214383372952">
                <text:p>0.0214383372952</text:p>
              </table:table-cell>
              <table:table-cell office:value-type="float" office:value="0.0264604519232">
                <text:p>0.0264604519232</text:p>
              </table:table-cell>
              <table:table-cell office:value-type="float" office:value="0.0300016087432">
                <text:p>0.0300016087432</text:p>
              </table:table-cell>
            </table:table-row>
            <table:table-row>
              <table:table-cell office:value-type="string">
                <text:p>24</text:p>
                <draw:g>
                  <svg:desc>'1 à 20'.A25:'1 à 20'.A25</svg:desc>
                </draw:g>
              </table:table-cell>
              <table:table-cell office:value-type="float" office:value="0">
                <text:p>0</text:p>
                <draw:g>
                  <svg:desc>'1 à 20'.B25:'1 à 20'.U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  <table:table-cell office:value-type="float" office:value="0.0161415852116">
                <text:p>0.0161415852116</text:p>
              </table:table-cell>
              <table:table-cell office:value-type="float" office:value="0.0129780182514">
                <text:p>0.0129780182514</text:p>
              </table:table-cell>
              <table:table-cell office:value-type="float" office:value="0.0195319209316">
                <text:p>0.0195319209316</text:p>
              </table:table-cell>
              <table:table-cell office:value-type="float" office:value="0.0297329513113">
                <text:p>0.0297329513113</text:p>
              </table:table-cell>
              <table:table-cell office:value-type="float" office:value="0.0320827863164">
                <text:p>0.0320827863164</text:p>
              </table:table-cell>
              <table:table-cell office:value-type="float" office:value="0.0253325514173">
                <text:p>0.0253325514173</text:p>
              </table:table-cell>
              <table:table-cell office:value-type="float" office:value="0.0189403156818">
                <text:p>0.0189403156818</text:p>
              </table:table-cell>
              <table:table-cell office:value-type="float" office:value="0.018636875842">
                <text:p>0.018636875842</text:p>
              </table:table-cell>
              <table:table-cell office:value-type="float" office:value="0.0233049658536">
                <text:p>0.0233049658536</text:p>
              </table:table-cell>
              <table:table-cell office:value-type="float" office:value="0.0276306244549">
                <text:p>0.0276306244549</text:p>
              </table:table-cell>
            </table:table-row>
            <table:table-row>
              <table:table-cell office:value-type="string">
                <text:p>25</text:p>
                <draw:g>
                  <svg:desc>'1 à 20'.A26:'1 à 20'.A26</svg:desc>
                </draw:g>
              </table:table-cell>
              <table:table-cell office:value-type="float" office:value="0">
                <text:p>0</text:p>
                <draw:g>
                  <svg:desc>'1 à 20'.B26:'1 à 20'.U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  <table:table-cell office:value-type="float" office:value="0.0215805691742">
                <text:p>0.0215805691742</text:p>
              </table:table-cell>
              <table:table-cell office:value-type="float" office:value="0.0170833154458">
                <text:p>0.0170833154458</text:p>
              </table:table-cell>
              <table:table-cell office:value-type="float" office:value="0.0224845124357">
                <text:p>0.0224845124357</text:p>
              </table:table-cell>
              <table:table-cell office:value-type="float" office:value="0.0326252242604">
                <text:p>0.0326252242604</text:p>
              </table:table-cell>
              <table:table-cell office:value-type="float" office:value="0.0363415948955">
                <text:p>0.0363415948955</text:p>
              </table:table-cell>
              <table:table-cell office:value-type="float" office:value="0.0304239438554">
                <text:p>0.0304239438554</text:p>
              </table:table-cell>
              <table:table-cell office:value-type="float" office:value="0.0236324145187">
                <text:p>0.0236324145187</text:p>
              </table:table-cell>
              <table:table-cell office:value-type="float" office:value="0.0225148989079">
                <text:p>0.0225148989079</text:p>
              </table:table-cell>
              <table:table-cell office:value-type="float" office:value="0.0267040143666">
                <text:p>0.0267040143666</text:p>
              </table:table-cell>
              <table:table-cell office:value-type="float" office:value="0.0313075512767">
                <text:p>0.0313075512767</text:p>
              </table:table-cell>
            </table:table-row>
            <table:table-row>
              <table:table-cell office:value-type="string">
                <text:p>26</text:p>
                <draw:g>
                  <svg:desc>'1 à 20'.A27:'1 à 20'.A27</svg:desc>
                </draw:g>
              </table:table-cell>
              <table:table-cell office:value-type="float" office:value="0">
                <text:p>0</text:p>
                <draw:g>
                  <svg:desc>'1 à 20'.B27:'1 à 20'.U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  <table:table-cell office:value-type="float" office:value="0.0191433850112">
                <text:p>0.0191433850112</text:p>
              </table:table-cell>
              <table:table-cell office:value-type="float" office:value="0.0130407817348">
                <text:p>0.0130407817348</text:p>
              </table:table-cell>
              <table:table-cell office:value-type="float" office:value="0.0172464281832">
                <text:p>0.0172464281832</text:p>
              </table:table-cell>
              <table:table-cell office:value-type="float" office:value="0.0274323859379">
                <text:p>0.0274323859379</text:p>
              </table:table-cell>
              <table:table-cell office:value-type="float" office:value="0.0324822864076">
                <text:p>0.0324822864076</text:p>
              </table:table-cell>
              <table:table-cell office:value-type="float" office:value="0.0274451036948">
                <text:p>0.0274451036948</text:p>
              </table:table-cell>
              <table:table-cell office:value-type="float" office:value="0.0202690584039">
                <text:p>0.0202690584039</text:p>
              </table:table-cell>
              <table:table-cell office:value-type="float" office:value="0.0182721228456">
                <text:p>0.0182721228456</text:p>
              </table:table-cell>
              <table:table-cell office:value-type="float" office:value="0.021975435185">
                <text:p>0.021975435185</text:p>
              </table:table-cell>
              <table:table-cell office:value-type="float" office:value="0.0268759718463">
                <text:p>0.0268759718463</text:p>
              </table:table-cell>
            </table:table-row>
            <table:table-row>
              <table:table-cell office:value-type="string">
                <text:p>27</text:p>
                <draw:g>
                  <svg:desc>'1 à 20'.A28:'1 à 20'.A28</svg:desc>
                </draw:g>
              </table:table-cell>
              <table:table-cell office:value-type="float" office:value="0">
                <text:p>0</text:p>
                <draw:g>
                  <svg:desc>'1 à 20'.B28:'1 à 20'.U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  <table:table-cell office:value-type="float" office:value="0.0210398387791">
                <text:p>0.0210398387791</text:p>
              </table:table-cell>
              <table:table-cell office:value-type="float" office:value="0.0134540529355">
                <text:p>0.0134540529355</text:p>
              </table:table-cell>
              <table:table-cell office:value-type="float" office:value="0.0163625102508">
                <text:p>0.0163625102508</text:p>
              </table:table-cell>
              <table:table-cell office:value-type="float" office:value="0.0261173627684">
                <text:p>0.0261173627684</text:p>
              </table:table-cell>
              <table:table-cell office:value-type="float" office:value="0.0322966103631">
                <text:p>0.0322966103631</text:p>
              </table:table-cell>
              <table:table-cell office:value-type="float" office:value="0.0284247661504">
                <text:p>0.0284247661504</text:p>
              </table:table-cell>
              <table:table-cell office:value-type="float" office:value="0.0211381844881">
                <text:p>0.0211381844881</text:p>
              </table:table-cell>
              <table:table-cell office:value-type="float" office:value="0.0183184772207">
                <text:p>0.0183184772207</text:p>
              </table:table-cell>
              <table:table-cell office:value-type="float" office:value="0.0213773145549">
                <text:p>0.0213773145549</text:p>
              </table:table-cell>
              <table:table-cell office:value-type="float" office:value="0.0263636265969">
                <text:p>0.0263636265969</text:p>
              </table:table-cell>
            </table:table-row>
            <table:table-row>
              <table:table-cell office:value-type="string">
                <text:p>28</text:p>
                <draw:g>
                  <svg:desc>'1 à 20'.A29:'1 à 20'.A29</svg:desc>
                </draw:g>
              </table:table-cell>
              <table:table-cell office:value-type="float" office:value="0">
                <text:p>0</text:p>
                <draw:g>
                  <svg:desc>'1 à 20'.B29:'1 à 20'.U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  <table:table-cell office:value-type="float" office:value="0.0228973566885">
                <text:p>0.0228973566885</text:p>
              </table:table-cell>
              <table:table-cell office:value-type="float" office:value="0.0139170433446">
                <text:p>0.0139170433446</text:p>
              </table:table-cell>
              <table:table-cell office:value-type="float" office:value="0.0154942520436">
                <text:p>0.0154942520436</text:p>
              </table:table-cell>
              <table:table-cell office:value-type="float" office:value="0.0245619202813">
                <text:p>0.0245619202813</text:p>
              </table:table-cell>
              <table:table-cell office:value-type="float" office:value="0.0316591991613">
                <text:p>0.0316591991613</text:p>
              </table:table-cell>
              <table:table-cell office:value-type="float" office:value="0.029091395436">
                <text:p>0.029091395436</text:p>
              </table:table-cell>
              <table:table-cell office:value-type="float" office:value="0.0218981268973">
                <text:p>0.0218981268973</text:p>
              </table:table-cell>
              <table:table-cell office:value-type="float" office:value="0.0183182022984">
                <text:p>0.0183182022984</text:p>
              </table:table-cell>
              <table:table-cell office:value-type="float" office:value="0.0206549987042">
                <text:p>0.0206549987042</text:p>
              </table:table-cell>
              <table:table-cell office:value-type="float" office:value="0.0255860422921">
                <text:p>0.0255860422921</text:p>
              </table:table-cell>
            </table:table-row>
            <table:table-row>
              <table:table-cell office:value-type="string">
                <text:p>29</text:p>
                <draw:g>
                  <svg:desc>'1 à 20'.A30:'1 à 20'.A30</svg:desc>
                </draw:g>
              </table:table-cell>
              <table:table-cell office:value-type="float" office:value="0">
                <text:p>0</text:p>
                <draw:g>
                  <svg:desc>'1 à 20'.B30:'1 à 20'.U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  <table:table-cell office:value-type="float" office:value="0.0247430171947">
                <text:p>0.0247430171947</text:p>
              </table:table-cell>
              <table:table-cell office:value-type="float" office:value="0.0144818511274">
                <text:p>0.0144818511274</text:p>
              </table:table-cell>
              <table:table-cell office:value-type="float" office:value="0.0146398125723">
                <text:p>0.0146398125723</text:p>
              </table:table-cell>
              <table:table-cell office:value-type="float" office:value="0.0227885483367">
                <text:p>0.0227885483367</text:p>
              </table:table-cell>
              <table:table-cell office:value-type="float" office:value="0.0305919047321">
                <text:p>0.0305919047321</text:p>
              </table:table-cell>
              <table:table-cell office:value-type="float" office:value="0.0294502607922">
                <text:p>0.0294502607922</text:p>
              </table:table-cell>
              <table:table-cell office:value-type="float" office:value="0.0225725122609">
                <text:p>0.0225725122609</text:p>
              </table:table-cell>
              <table:table-cell office:value-type="float" office:value="0.0182947565887">
                <text:p>0.0182947565887</text:p>
              </table:table-cell>
              <table:table-cell office:value-type="float" office:value="0.0198248784981">
                <text:p>0.0198248784981</text:p>
              </table:table-cell>
              <table:table-cell office:value-type="float" office:value="0.0245619149581">
                <text:p>0.0245619149581</text:p>
              </table:table-cell>
            </table:table-row>
            <table:table-row>
              <table:table-cell office:value-type="string">
                <text:p>30</text:p>
                <draw:g>
                  <svg:desc>'1 à 20'.A31:'1 à 20'.A31</svg:desc>
                </draw:g>
              </table:table-cell>
              <table:table-cell office:value-type="float" office:value="0">
                <text:p>0</text:p>
                <draw:g>
                  <svg:desc>'1 à 20'.B31:'1 à 20'.U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  <table:table-cell office:value-type="float" office:value="0.0267284927401">
                <text:p>0.0267284927401</text:p>
              </table:table-cell>
              <table:table-cell office:value-type="float" office:value="0.0153375619954">
                <text:p>0.0153375619954</text:p>
              </table:table-cell>
              <table:table-cell office:value-type="float" office:value="0.0140372164841">
                <text:p>0.0140372164841</text:p>
              </table:table-cell>
              <table:table-cell office:value-type="float" office:value="0.0211114993497">
                <text:p>0.0211114993497</text:p>
              </table:table-cell>
              <table:table-cell office:value-type="float" office:value="0.029400825958">
                <text:p>0.029400825958</text:p>
              </table:table-cell>
              <table:table-cell office:value-type="float" office:value="0.0297318139326">
                <text:p>0.0297318139326</text:p>
              </table:table-cell>
              <table:table-cell office:value-type="float" office:value="0.0233610377981">
                <text:p>0.0233610377981</text:p>
              </table:table-cell>
              <table:table-cell office:value-type="float" office:value="0.0184670703825">
                <text:p>0.0184670703825</text:p>
              </table:table-cell>
              <table:table-cell office:value-type="float" office:value="0.0191460373336">
                <text:p>0.0191460373336</text:p>
              </table:table-cell>
              <table:table-cell office:value-type="float" office:value="0.0235750944539">
                <text:p>0.0235750944539</text:p>
              </table:table-cell>
            </table:table-row>
            <table:table-row>
              <table:table-cell office:value-type="string">
                <text:p>31</text:p>
                <draw:g>
                  <svg:desc>'1 à 20'.A32:'1 à 20'.A32</svg:desc>
                </draw:g>
              </table:table-cell>
              <table:table-cell office:value-type="float" office:value="0">
                <text:p>0</text:p>
                <draw:g>
                  <svg:desc>'1 à 20'.B32:'1 à 20'.U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  <table:table-cell office:value-type="float" office:value="0.0292857872007">
                <text:p>0.0292857872007</text:p>
              </table:table-cell>
              <table:table-cell office:value-type="float" office:value="0.0167116936057">
                <text:p>0.0167116936057</text:p>
              </table:table-cell>
              <table:table-cell office:value-type="float" office:value="0.0138977412317">
                <text:p>0.0138977412317</text:p>
              </table:table-cell>
              <table:table-cell office:value-type="float" office:value="0.0199688908008">
                <text:p>0.0199688908008</text:p>
              </table:table-cell>
              <table:table-cell office:value-type="float" office:value="0.0287350764904">
                <text:p>0.0287350764904</text:p>
              </table:table-cell>
              <table:table-cell office:value-type="float" office:value="0.0305236398993">
                <text:p>0.0305236398993</text:p>
              </table:table-cell>
              <table:table-cell office:value-type="float" office:value="0.0246734563753">
                <text:p>0.0246734563753</text:p>
              </table:table-cell>
              <table:table-cell office:value-type="float" office:value="0.0191452969557">
                <text:p>0.0191452969557</text:p>
              </table:table-cell>
              <table:table-cell office:value-type="float" office:value="0.0189721882616">
                <text:p>0.0189721882616</text:p>
              </table:table-cell>
              <table:table-cell office:value-type="float" office:value="0.0231073273643">
                <text:p>0.0231073273643</text:p>
              </table:table-cell>
            </table:table-row>
            <table:table-row>
              <table:table-cell office:value-type="string">
                <text:p>32</text:p>
                <draw:g>
                  <svg:desc>'1 à 20'.A33:'1 à 20'.A33</svg:desc>
                </draw:g>
              </table:table-cell>
              <table:table-cell office:value-type="float" office:value="0">
                <text:p>0</text:p>
                <draw:g>
                  <svg:desc>'1 à 20'.B33:'1 à 20'.U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  <table:table-cell office:value-type="float" office:value="0.0316390098875">
                <text:p>0.0316390098875</text:p>
              </table:table-cell>
              <table:table-cell office:value-type="float" office:value="0.0182035305507">
                <text:p>0.0182035305507</text:p>
              </table:table-cell>
              <table:table-cell office:value-type="float" office:value="0.0138640476827">
                <text:p>0.0138640476827</text:p>
              </table:table-cell>
              <table:table-cell office:value-type="float" office:value="0.0188176329641">
                <text:p>0.0188176329641</text:p>
              </table:table-cell>
              <table:table-cell office:value-type="float" office:value="0.0278173350462">
                <text:p>0.0278173350462</text:p>
              </table:table-cell>
              <table:table-cell office:value-type="float" office:value="0.0310073302921">
                <text:p>0.0310073302921</text:p>
              </table:table-cell>
              <table:table-cell office:value-type="float" office:value="0.0258657648114">
                <text:p>0.0258657648114</text:p>
              </table:table-cell>
              <table:table-cell office:value-type="float" office:value="0.0198381433024">
                <text:p>0.0198381433024</text:p>
              </table:table-cell>
              <table:table-cell office:value-type="float" office:value="0.0188036609372">
                <text:p>0.0188036609372</text:p>
              </table:table-cell>
              <table:table-cell office:value-type="float" office:value="0.0225385107209">
                <text:p>0.0225385107209</text:p>
              </table:table-cell>
            </table:table-row>
            <table:table-row>
              <table:table-cell office:value-type="string">
                <text:p>33</text:p>
                <draw:g>
                  <svg:desc>'1 à 20'.A34:'1 à 20'.A34</svg:desc>
                </draw:g>
              </table:table-cell>
              <table:table-cell office:value-type="float" office:value="0">
                <text:p>0</text:p>
                <draw:g>
                  <svg:desc>'1 à 20'.B34:'1 à 20'.U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  <table:table-cell office:value-type="float" office:value="0.0324973577306">
                <text:p>0.0324973577306</text:p>
              </table:table-cell>
              <table:table-cell office:value-type="float" office:value="0.0188988116327">
                <text:p>0.0188988116327</text:p>
              </table:table-cell>
              <table:table-cell office:value-type="float" office:value="0.0134170619058">
                <text:p>0.0134170619058</text:p>
              </table:table-cell>
              <table:table-cell office:value-type="float" office:value="0.0172707668428">
                <text:p>0.0172707668428</text:p>
              </table:table-cell>
              <table:table-cell office:value-type="float" office:value="0.0260882988509">
                <text:p>0.0260882988509</text:p>
              </table:table-cell>
              <table:table-cell office:value-type="float" office:value="0.0303002708904">
                <text:p>0.0303002708904</text:p>
              </table:table-cell>
              <table:table-cell office:value-type="float" office:value="0.0259782730476">
                <text:p>0.0259782730476</text:p>
              </table:table-cell>
              <table:table-cell office:value-type="float" office:value="0.0197781459914">
                <text:p>0.0197781459914</text:p>
              </table:table-cell>
              <table:table-cell office:value-type="float" office:value="0.0180637438183">
                <text:p>0.0180637438183</text:p>
              </table:table-cell>
              <table:table-cell office:value-type="float" office:value="0.0213156981975">
                <text:p>0.0213156981975</text:p>
              </table:table-cell>
            </table:table-row>
            <table:table-row>
              <table:table-cell office:value-type="string">
                <text:p>34</text:p>
                <draw:g>
                  <svg:desc>'1 à 20'.A35:'1 à 20'.A35</svg:desc>
                </draw:g>
              </table:table-cell>
              <table:table-cell office:value-type="float" office:value="0">
                <text:p>0</text:p>
                <draw:g>
                  <svg:desc>'1 à 20'.B35:'1 à 20'.U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  <table:table-cell office:value-type="float" office:value="0.034847212285">
                <text:p>0.034847212285</text:p>
              </table:table-cell>
              <table:table-cell office:value-type="float" office:value="0.0217849306988">
                <text:p>0.0217849306988</text:p>
              </table:table-cell>
              <table:table-cell office:value-type="float" office:value="0.0145945148989">
                <text:p>0.0145945148989</text:p>
              </table:table-cell>
              <table:table-cell office:value-type="float" office:value="0.0167557782675">
                <text:p>0.0167557782675</text:p>
              </table:table-cell>
              <table:table-cell office:value-type="float" office:value="0.0251352819702">
                <text:p>0.0251352819702</text:p>
              </table:table-cell>
              <table:table-cell office:value-type="float" office:value="0.030595620994">
                <text:p>0.030595620994</text:p>
              </table:table-cell>
              <table:table-cell office:value-type="float" office:value="0.0276174153568">
                <text:p>0.0276174153568</text:p>
              </table:table-cell>
              <table:table-cell office:value-type="float" office:value="0.0213927760418">
                <text:p>0.0213927760418</text:p>
              </table:table-cell>
              <table:table-cell office:value-type="float" office:value="0.0187158309724">
                <text:p>0.0187158309724</text:p>
              </table:table-cell>
              <table:table-cell office:value-type="float" office:value="0.0211818764519">
                <text:p>0.0211818764519</text:p>
              </table:table-cell>
            </table:table-row>
            <table:table-row>
              <table:table-cell office:value-type="string">
                <text:p>35</text:p>
                <draw:g>
                  <svg:desc>'1 à 20'.A36:'1 à 20'.A36</svg:desc>
                </draw:g>
              </table:table-cell>
              <table:table-cell office:value-type="float" office:value="0">
                <text:p>0</text:p>
                <draw:g>
                  <svg:desc>'1 à 20'.B36:'1 à 20'.U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  <table:table-cell office:value-type="float" office:value="0.033505517863">
                <text:p>0.033505517863</text:p>
              </table:table-cell>
              <table:table-cell office:value-type="float" office:value="0.0208252478056">
                <text:p>0.0208252478056</text:p>
              </table:table-cell>
              <table:table-cell office:value-type="float" office:value="0.0132401167331">
                <text:p>0.0132401167331</text:p>
              </table:table-cell>
              <table:table-cell office:value-type="float" office:value="0.0147889796098">
                <text:p>0.0147889796098</text:p>
              </table:table-cell>
              <table:table-cell office:value-type="float" office:value="0.0226187350434">
                <text:p>0.0226187350434</text:p>
              </table:table-cell>
              <table:table-cell office:value-type="float" office:value="0.028398113714">
                <text:p>0.028398113714</text:p>
              </table:table-cell>
              <table:table-cell office:value-type="float" office:value="0.0260704930462">
                <text:p>0.0260704930462</text:p>
              </table:table-cell>
              <table:table-cell office:value-type="float" office:value="0.0200072181266">
                <text:p>0.0200072181266</text:p>
              </table:table-cell>
              <table:table-cell office:value-type="float" office:value="0.0170649151603">
                <text:p>0.0170649151603</text:p>
              </table:table-cell>
              <table:table-cell office:value-type="float" office:value="0.019152736109">
                <text:p>0.019152736109</text:p>
              </table:table-cell>
            </table:table-row>
            <table:table-row>
              <table:table-cell office:value-type="string">
                <text:p>36</text:p>
                <draw:g>
                  <svg:desc>'1 à 20'.A37:'1 à 20'.A37</svg:desc>
                </draw:g>
              </table:table-cell>
              <table:table-cell office:value-type="float" office:value="0">
                <text:p>0</text:p>
                <draw:g>
                  <svg:desc>'1 à 20'.B37:'1 à 20'.U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  <table:table-cell office:value-type="float" office:value="0.0332531282098">
                <text:p>0.0332531282098</text:p>
              </table:table-cell>
              <table:table-cell office:value-type="float" office:value="0.0217317568251">
                <text:p>0.0217317568251</text:p>
              </table:table-cell>
              <table:table-cell office:value-type="float" office:value="0.0133666143587">
                <text:p>0.0133666143587</text:p>
              </table:table-cell>
              <table:table-cell office:value-type="float" office:value="0.0137625478005">
                <text:p>0.0137625478005</text:p>
              </table:table-cell>
              <table:table-cell office:value-type="float" office:value="0.0207961264806">
                <text:p>0.0207961264806</text:p>
              </table:table-cell>
              <table:table-cell office:value-type="float" office:value="0.0270193931994">
                <text:p>0.0270193931994</text:p>
              </table:table-cell>
              <table:table-cell office:value-type="float" office:value="0.0257747847684">
                <text:p>0.0257747847684</text:p>
              </table:table-cell>
              <table:table-cell office:value-type="float" office:value="0.0200639959942">
                <text:p>0.0200639959942</text:p>
              </table:table-cell>
              <table:table-cell office:value-type="float" office:value="0.016650597038">
                <text:p>0.016650597038</text:p>
              </table:table-cell>
              <table:table-cell office:value-type="float" office:value="0.0180912740307">
                <text:p>0.0180912740307</text:p>
              </table:table-cell>
            </table:table-row>
            <table:table-row>
              <table:table-cell office:value-type="string">
                <text:p>37</text:p>
                <draw:g>
                  <svg:desc>'1 à 20'.A38:'1 à 20'.A38</svg:desc>
                </draw:g>
              </table:table-cell>
              <table:table-cell office:value-type="float" office:value="0">
                <text:p>0</text:p>
                <draw:g>
                  <svg:desc>'1 à 20'.B38:'1 à 20'.U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  <table:table-cell office:value-type="float" office:value="0.0322834355508">
                <text:p>0.0322834355508</text:p>
              </table:table-cell>
              <table:table-cell office:value-type="float" office:value="0.0225069306278">
                <text:p>0.0225069306278</text:p>
              </table:table-cell>
              <table:table-cell office:value-type="float" office:value="0.0135471727723">
                <text:p>0.0135471727723</text:p>
              </table:table-cell>
              <table:table-cell office:value-type="float" office:value="0.0126781904206">
                <text:p>0.0126781904206</text:p>
              </table:table-cell>
              <table:table-cell office:value-type="float" office:value="0.0186462767721">
                <text:p>0.0186462767721</text:p>
              </table:table-cell>
              <table:table-cell office:value-type="float" office:value="0.0251107359435">
                <text:p>0.0251107359435</text:p>
              </table:table-cell>
              <table:table-cell office:value-type="float" office:value="0.0250723011475">
                <text:p>0.0250723011475</text:p>
              </table:table-cell>
              <table:table-cell office:value-type="float" office:value="0.0199484566093">
                <text:p>0.0199484566093</text:p>
              </table:table-cell>
              <table:table-cell office:value-type="float" office:value="0.0161384801204">
                <text:p>0.0161384801204</text:p>
              </table:table-cell>
              <table:table-cell office:value-type="float" office:value="0.0168356401095">
                <text:p>0.0168356401095</text:p>
              </table:table-cell>
            </table:table-row>
            <table:table-row>
              <table:table-cell office:value-type="string">
                <text:p>38</text:p>
                <draw:g>
                  <svg:desc>'1 à 20'.A39:'1 à 20'.A39</svg:desc>
                </draw:g>
              </table:table-cell>
              <table:table-cell office:value-type="float" office:value="0">
                <text:p>0</text:p>
                <draw:g>
                  <svg:desc>'1 à 20'.B39:'1 à 20'.U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  <table:table-cell office:value-type="float" office:value="0.0308111650135">
                <text:p>0.0308111650135</text:p>
              </table:table-cell>
              <table:table-cell office:value-type="float" office:value="0.0231128979171">
                <text:p>0.0231128979171</text:p>
              </table:table-cell>
              <table:table-cell office:value-type="float" office:value="0.0138039766845">
                <text:p>0.0138039766845</text:p>
              </table:table-cell>
              <table:table-cell office:value-type="float" office:value="0.0117115848527">
                <text:p>0.0117115848527</text:p>
              </table:table-cell>
              <table:table-cell office:value-type="float" office:value="0.0165228700533">
                <text:p>0.0165228700533</text:p>
              </table:table-cell>
              <table:table-cell office:value-type="float" office:value="0.0230175877787">
                <text:p>0.0230175877787</text:p>
              </table:table-cell>
              <table:table-cell office:value-type="float" office:value="0.0241346996759">
                <text:p>0.0241346996759</text:p>
              </table:table-cell>
              <table:table-cell office:value-type="float" office:value="0.0197373855945">
                <text:p>0.0197373855945</text:p>
              </table:table-cell>
              <table:table-cell office:value-type="float" office:value="0.0156463396885">
                <text:p>0.0156463396885</text:p>
              </table:table-cell>
              <table:table-cell office:value-type="float" office:value="0.0156069614807">
                <text:p>0.0156069614807</text:p>
              </table:table-cell>
            </table:table-row>
            <table:table-row>
              <table:table-cell office:value-type="string">
                <text:p>39</text:p>
                <draw:g>
                  <svg:desc>'1 à 20'.A40:'1 à 20'.A40</svg:desc>
                </draw:g>
              </table:table-cell>
              <table:table-cell office:value-type="float" office:value="0">
                <text:p>0</text:p>
                <draw:g>
                  <svg:desc>'1 à 20'.B40:'1 à 20'.U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  <table:table-cell office:value-type="float" office:value="0.0308516070369">
                <text:p>0.0308516070369</text:p>
              </table:table-cell>
              <table:table-cell office:value-type="float" office:value="0.0248945705406">
                <text:p>0.0248945705406</text:p>
              </table:table-cell>
              <table:table-cell office:value-type="float" office:value="0.0149328943156">
                <text:p>0.0149328943156</text:p>
              </table:table-cell>
              <table:table-cell office:value-type="float" office:value="0.0116042998335">
                <text:p>0.0116042998335</text:p>
              </table:table-cell>
              <table:table-cell office:value-type="float" office:value="0.01552147911">
                <text:p>0.01552147911</text:p>
              </table:table-cell>
              <table:table-cell office:value-type="float" office:value="0.0222581943885">
                <text:p>0.0222581943885</text:p>
              </table:table-cell>
              <table:table-cell office:value-type="float" office:value="0.0244866877005">
                <text:p>0.0244866877005</text:p>
              </table:table-cell>
              <table:table-cell office:value-type="float" office:value="0.0206270708717">
                <text:p>0.0206270708717</text:p>
              </table:table-cell>
              <table:table-cell office:value-type="float" office:value="0.0161304190816">
                <text:p>0.0161304190816</text:p>
              </table:table-cell>
              <table:table-cell office:value-type="float" office:value="0.0154006050073">
                <text:p>0.0154006050073</text:p>
              </table:table-cell>
            </table:table-row>
            <table:table-row>
              <table:table-cell office:value-type="string">
                <text:p>40</text:p>
                <draw:g>
                  <svg:desc>'1 à 20'.A41:'1 à 20'.A41</svg:desc>
                </draw:g>
              </table:table-cell>
              <table:table-cell office:value-type="float" office:value="0">
                <text:p>0</text:p>
                <draw:g>
                  <svg:desc>'1 à 20'.B41:'1 à 20'.U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  <table:table-cell office:value-type="float" office:value="0.0344059197336">
                <text:p>0.0344059197336</text:p>
              </table:table-cell>
              <table:table-cell office:value-type="float" office:value="0.0304866835933">
                <text:p>0.0304866835933</text:p>
              </table:table-cell>
              <table:table-cell office:value-type="float" office:value="0.0202640324955">
                <text:p>0.0202640324955</text:p>
              </table:table-cell>
              <table:table-cell office:value-type="float" office:value="0.0156651162114">
                <text:p>0.0156651162114</text:p>
              </table:table-cell>
              <table:table-cell office:value-type="float" office:value="0.0186142101079">
                <text:p>0.0186142101079</text:p>
              </table:table-cell>
              <table:table-cell office:value-type="float" office:value="0.0254149189454">
                <text:p>0.0254149189454</text:p>
              </table:table-cell>
              <table:table-cell office:value-type="float" office:value="0.0286497551122">
                <text:p>0.0286497551122</text:p>
              </table:table-cell>
              <table:table-cell office:value-type="float" office:value="0.0254741792567">
                <text:p>0.0254741792567</text:p>
              </table:table-cell>
              <table:table-cell office:value-type="float" office:value="0.0207069187756">
                <text:p>0.0207069187756</text:p>
              </table:table-cell>
              <table:table-cell office:value-type="float" office:value="0.0192887768459">
                <text:p>0.0192887768459</text:p>
              </table:table-cell>
            </table:table-row>
            <table:table-row>
              <table:table-cell office:value-type="string">
                <text:p>41</text:p>
                <draw:g>
                  <svg:desc>'1 à 20'.A42:'1 à 20'.A42</svg:desc>
                </draw:g>
              </table:table-cell>
              <table:table-cell office:value-type="float" office:value="0">
                <text:p>0</text:p>
                <draw:g>
                  <svg:desc>'1 à 20'.B42:'1 à 20'.U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  <table:table-cell office:value-type="float" office:value="0.051163375088">
                <text:p>0.051163375088</text:p>
              </table:table-cell>
              <table:table-cell office:value-type="float" office:value="0.0410901480487">
                <text:p>0.0410901480487</text:p>
              </table:table-cell>
              <table:table-cell office:value-type="float" office:value="0.0281356560074">
                <text:p>0.0281356560074</text:p>
              </table:table-cell>
              <table:table-cell office:value-type="float" office:value="0.0249087184342">
                <text:p>0.0249087184342</text:p>
              </table:table-cell>
              <table:table-cell office:value-type="float" office:value="0.0309988461445">
                <text:p>0.0309988461445</text:p>
              </table:table-cell>
              <table:table-cell office:value-type="float" office:value="0.0399641827434">
                <text:p>0.0399641827434</text:p>
              </table:table-cell>
              <table:table-cell office:value-type="float" office:value="0.0419870455298">
                <text:p>0.0419870455298</text:p>
              </table:table-cell>
              <table:table-cell office:value-type="float" office:value="0.0361692221991">
                <text:p>0.0361692221991</text:p>
              </table:table-cell>
              <table:table-cell office:value-type="float" office:value="0.0304394230577">
                <text:p>0.0304394230577</text:p>
              </table:table-cell>
              <table:table-cell office:value-type="float" office:value="0.0301134436066">
                <text:p>0.0301134436066</text:p>
              </table:table-cell>
            </table:table-row>
            <table:table-row>
              <table:table-cell office:value-type="string">
                <text:p>42</text:p>
                <draw:g>
                  <svg:desc>'1 à 20'.A43:'1 à 20'.A43</svg:desc>
                </draw:g>
              </table:table-cell>
              <table:table-cell office:value-type="float" office:value="0">
                <text:p>0</text:p>
                <draw:g>
                  <svg:desc>'1 à 20'.B43:'1 à 20'.U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  <table:table-cell office:value-type="float" office:value="0.0331963701517">
                <text:p>0.0331963701517</text:p>
              </table:table-cell>
              <table:table-cell office:value-type="float" office:value="0.0426361459067">
                <text:p>0.0426361459067</text:p>
              </table:table-cell>
              <table:table-cell office:value-type="float" office:value="0.0342417900406">
                <text:p>0.0342417900406</text:p>
              </table:table-cell>
              <table:table-cell office:value-type="float" office:value="0.0234463800062">
                <text:p>0.0234463800062</text:p>
              </table:table-cell>
              <table:table-cell office:value-type="float" office:value="0.0207572653618">
                <text:p>0.0207572653618</text:p>
              </table:table-cell>
              <table:table-cell office:value-type="float" office:value="0.0258323717871">
                <text:p>0.0258323717871</text:p>
              </table:table-cell>
              <table:table-cell office:value-type="float" office:value="0.0333034856195">
                <text:p>0.0333034856195</text:p>
              </table:table-cell>
              <table:table-cell office:value-type="float" office:value="0.0349892046081">
                <text:p>0.0349892046081</text:p>
              </table:table-cell>
              <table:table-cell office:value-type="float" office:value="0.0301410184993">
                <text:p>0.0301410184993</text:p>
              </table:table-cell>
              <table:table-cell office:value-type="float" office:value="0.0253661858814">
                <text:p>0.0253661858814</text:p>
              </table:table-cell>
            </table:table-row>
            <table:table-row>
              <table:table-cell office:value-type="string">
                <text:p>43</text:p>
                <draw:g>
                  <svg:desc>'1 à 20'.A44:'1 à 20'.A44</svg:desc>
                </draw:g>
              </table:table-cell>
              <table:table-cell office:value-type="float" office:value="0">
                <text:p>0</text:p>
                <draw:g>
                  <svg:desc>'1 à 20'.B44:'1 à 20'.U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  <table:table-cell office:value-type="float" office:value="0.0155556321083">
                <text:p>0.0155556321083</text:p>
              </table:table-cell>
              <table:table-cell office:value-type="float" office:value="0.0276636417931">
                <text:p>0.0276636417931</text:p>
              </table:table-cell>
              <table:table-cell office:value-type="float" office:value="0.0355301215889">
                <text:p>0.0355301215889</text:p>
              </table:table-cell>
              <table:table-cell office:value-type="float" office:value="0.0285348250338">
                <text:p>0.0285348250338</text:p>
              </table:table-cell>
              <table:table-cell office:value-type="float" office:value="0.0195386500052">
                <text:p>0.0195386500052</text:p>
              </table:table-cell>
              <table:table-cell office:value-type="float" office:value="0.0172977211349">
                <text:p>0.0172977211349</text:p>
              </table:table-cell>
              <table:table-cell office:value-type="float" office:value="0.0215269764892">
                <text:p>0.0215269764892</text:p>
              </table:table-cell>
              <table:table-cell office:value-type="float" office:value="0.0277529046829">
                <text:p>0.0277529046829</text:p>
              </table:table-cell>
              <table:table-cell office:value-type="float" office:value="0.0291576705068">
                <text:p>0.0291576705068</text:p>
              </table:table-cell>
              <table:table-cell office:value-type="float" office:value="0.0251175154161">
                <text:p>0.0251175154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